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宋兆理   |  2018.04.30 19:15   |   <text:a xlink:type="simple" xlink:href="http://palinfo.habago.org/Entry?Command=Information_PrintForum&amp;iPage=77#FORUM36701"><text:span text:style-name="T1">#</text:span></text:a></text:p>
      <text:p text:style-name="P2">其實我覺得管爺被拔表面上他被打壓處於弱勢，但他漂亮的贏得很多人心，以前OO黨不管做什麼事都一堆文妖護航，現在這些人有些不太敢講，或是反過來批評OO黨。 <text:line-break/><text:line-break/>我想起以前嵇康的最後一段時光，嵇康一直在史籍上重複提起的除了他的哲學觀外，另一個就是他彈唱完「廣陵散」說道「廣陵散成絕響」這一幕，嵇康因遭受到誣陷入獄其後判死，三千太學生替他請命，並請他到太學執教，我每次看到拔管案都想到這個故事。</text:p>
      <text:p text:style-name="P1">陳真   |  2018.04.30 10:39   |   <text:a xlink:type="simple" xlink:href="http://palinfo.habago.org/Entry?Command=Information_PrintForum&amp;iPage=77#FORUM36700"><text:span text:style-name="T1">#</text:span></text:a></text:p>
      <text:p text:style-name="P3">這兒有連署書： <text:line-break/><text:line-break/>https://sites.google.com/view/university-autonomy-tw/ <text:line-break/><text:line-break/>這些年，我一般不太會去連署，這回就破個例。 <text:line-break/><text:line-break/>按左下角 "回應"，就能看到完整名單，目前一萬多人。約略看了一下，看到一些認識的人，很意外，因為這些友人平常很低調，不太會在政治議題上表態。其中包括龍應台的弟弟龍佛衛，一位我尊敬的醫界前輩，跟我一樣都是精神科。</text:p>
      <text:p text:style-name="P4"/>
      <text:p text:style-name="P1">陳真   |  2018.04.30 10:13   |   <text:a xlink:type="simple" xlink:href="http://palinfo.habago.org/Entry?Command=Information_PrintForum&amp;iPage=78#FORUM36699"><text:span text:style-name="T1">#</text:span></text:a></text:p>
      <text:p text:style-name="P3">剛給管中閔寫了一信如下： <text:line-break/><text:line-break/>寄件者： emir chen &lt;emirchen@gmail.com&gt; <text:line-break/>日期： 2018年4月30日 上午10:10 <text:line-break/>主旨： 陳真來函 <text:line-break/>收件者： ckuan@ntu.edu.tw <text:line-break/><text:line-break/>管老師好， <text:line-break/><text:line-break/>時間可以治療很多東西。拔管一事眼前是個折騰，日後會是一頂榮耀的桂冠。人與事，往往如此。 <text:line-break/><text:line-break/>謹送上祝福。 <text:line-break/><text:line-break/>陳真</text:p>
      <text:p text:style-name="P1">陳真   |  2018.04.30 09:43   |   <text:a xlink:type="simple" xlink:href="http://palinfo.habago.org/Entry?Command=Information_PrintForum&amp;iPage=78#FORUM36698"><text:span text:style-name="T1">#</text:span></text:a></text:p>
      <text:p text:style-name="P2">底下是三個月前的中時社論，請各位不妨仔細讀一讀。 <text:line-break/><text:line-break/>當一個黨醜陋下流貪婪到這種地步，我真不知道那些滿口民主法治的親綠走狗文人們，到底是要眛著良心到何種程度，才能依舊以民主法治勤政清廉等等那樣一些謊言來捍衛效忠他們的黨？然後卻反而能夠把一個乾乾淨淨正正直直的馬英九給抹黑成過街老鼠與惡貫滿盈的全民公敵。 <text:line-break/><text:line-break/>台灣幾十年來就是一直在玩這一套純粹依靠造謠與抹黑的所謂民主遊戲，人渣黨更是空前絕後的此中高手，純粹就是一個詐騙犯罪集團，藉以奪權，從中獲取私人及自身一家人的巨大暴利。這個詐騙犯罪集團，之所以沒被繩之以法，是因為這個社會已無法治可言，所謂讀書人全沒了骨頭，只要顏色正確，作奸犯科保證沒事；只要顏色不正確，白白布都能把你染到黑。 <text:line-break/><text:line-break/>常有人喜歡說：別讓政治立場之不同影響私人關係，這話表面上沒錯，問題是：問題並不在於立場之異同，而是在於是非善惡之徹底顛倒。 <text:line-break/><text:line-break/>今天倘若你真是個台獨，那麼，你應該比任何人都還要痛恨這個詐騙人渣黨才對，因為他們把一種原本可以大方訴說的台獨政治主張給拿來當成斂財奪權的詐騙工具，把台獨等同於美日走狗的殖民地位之進一步實質化，把台獨等同於美日傷害中國的人肉盾牌與炮灰。難道這就是你要的所謂台獨？這就如同今天假設有個黨以反美反戰之名，專搞些詐騙斂財奪權的齷齪勾當，那麼，我們一定會先打擊這樣一個黨，而不會僅僅因為他以反美反戰之名做為詐騙工具就把他視為同志。 <text:line-break/><text:line-break/>對綠營支持者喊話，常讓我感覺好像在教一群幼兒園的小朋友，實在找不出比ABC更淺顯的基本說法了。真有這麼腦殘嗎？都已經貪婪到完全不顧吃相、無法無天的地步了，你還看不出來？還在講那一套老掉牙的民主謊言？ <text:line-break/><text:line-break/>陳真 2018. 04. 30. <text:line-break/><text:line-break/>=============== <text:line-break/>中時社論》馬英九 笨哪！ <text:line-break/><text:line-break/>2018年01月17日 <text:line-break/><text:line-break/>主筆室 <text:line-break/><text:line-break/>國民黨失去政權後，前總統馬英九廣受稱譽的「溫良恭儉讓」特質，卻成為「無能」的同義詞，並飽受批評。政黨輪替近20個月，兩岸關係急凍、內政不修，民進黨交出民怨漫天的成績單，蔡英文民調崩盤，好感度還輸給被民進黨不斷醜化的習近平。 <text:line-break/><text:line-break/>但是，有一件事情，民進黨卻做得卓越超群、無可匹敵。那就是，對權力滴水不漏、不顧觀瞻的抓奪攫取，實是嘆為觀止，大開國人眼界。相對於民進黨上台後鋪天蓋地、虎狼式地膨脹權力，事事講究「溫良恭檢讓」，口不離要建立制度、尊重制度的馬英九，真的只有一個「笨」字可以形容。 <text:line-break/><text:line-break/>首先，民進黨上台後，就對搞大搞肥「派官肉桶」興致勃勃，為了把派官肉桶做大做滿，不惜動搖台灣長久建立的文官體制，把三級機關首長擴大政務任用，並增加駐外使節的派用比例；又不惜違背政府精簡的效能主流，疊床架屋廣建諸如黨產會、促轉會等新機關，讓政府走回肥大化的老路；連屬於民間團體的農田水利會，也不惜打破長年運作傳統，違憲侵犯人民團體的財產權，透過立法的多數優勢，把水利會也「官派」。 <text:line-break/><text:line-break/>任誰都看得出，這種種乖張荒謬的舉措，就是要把國家的公職「爵位化」，當成分派酬酢、拉攏朋夥的籌碼。這襯托了馬英九的第一個笨。 <text:line-break/><text:line-break/>2008年馬英九勝選時，國民黨拿下了近3/4的國會席次，聲勢遠勝於今日民進黨，但馬英九執政8年所做所為，與民進黨這20個月的作風完全不同。馬英九不但沒有擴大官派職位，還把「政務官當事務官用」，其任內的行政院閣員首長，除了學者，最多的就是技術官僚，鮮少選舉民代或政治幕僚出身者能被任用為首長。馬英九還大規模精簡中央政府，一口氣將37個部會調整為29個，馬上少了8個「官派部長」，更不要說，把腦筋動到農田水利會，馬英九大概連做夢都夢不到。 <text:line-break/><text:line-break/>其次，民進黨對於清算對手政黨、打擊異己、搜括民間資源也情有獨鍾，上台後，看不見拚經濟、拚建設的心力，心心念念的是如何整肅國民黨，給不合己意的民間團體戴上「國民黨附隨組織」大帽子，即行「管收充公」，連推動兒童教育的《國語日報》都不放過。權力劍鋒所到，國民黨連黨工薪水都發不出，婦聯會近300多億資產得繳庫，連和黨產搭不上半點關係的紅十字會，也被廢了專法，募款時效性大受影響，不復見海外重大天災，紅十字會奔抵現場救援，傳播台灣大愛的景象。又襯托了馬英九的第二個笨。 <text:line-break/><text:line-break/>8年任內，一心想當全民總統的馬英九，不要說不敢動「清算民進黨」的念頭，國民黨掌握多數的立法院，直把居於少數的民進黨當皇太爺供奉，民進黨想過的案子一個都擋不了，民進黨想擋的案子一個都過不了。全民總統不但當得窩囊，下台後，還被綠營人士告了100多個案子，成為台灣有史以來跑法院跑得最勤的卸任總統。 <text:line-break/><text:line-break/>馬英九更笨的是他的「薄臉皮」。就以日前陳師孟通過監察委員同意權審查為例，陳師孟公然恫嚇判決結果對綠不利、對藍有利的法官，狂言要動用監察權查辦這些判決於己意不合的法官，是赤裸裸踐踏司法獨立，如此囂張離譜，民進黨多數主導的立法院卻「照過不誤」，此等「笑罵由人，我自厚顏蠻幹」的功夫，豈是馬英九所能望其項背？若換成馬英九執政，有此等公然踐踏司法獨立的監委被提名人，不等立法院進行同意權審查，依馬英九的慣性，早就撤提名加道歉，豈敢如此囂張。 <text:line-break/><text:line-break/>當然，馬英九的笨還遠不只如此，綠營一喊，他就真乖乖的落實黨政軍退出媒體校園，然後讓綠營人士大舉進入；陳水扁執政時改過的課綱，馬英九也笨笨的維持；陳水扁執政後留在公廣集團、眾公營事業的綠營人士，馬英九也沒有「斬草除根」。民進黨重新執政後卻立刻掄起大刀，毫不留情四處揮舞。(餘略) </text:p>
      <text:p text:style-name="P1">懷軒   |  2018.04.30 03:43   |   <text:a xlink:type="simple" xlink:href="http://palinfo.habago.org/Entry?Command=Information_PrintForum&amp;iPage=78#FORUM36697"><text:span text:style-name="T1">#</text:span></text:a></text:p>
      <text:p text:style-name="P3">昨天（應該是前天）我在新聞畫面上看到文在寅問金正恩＂那我何時可以過去到北韓啊？＂，金正恩牽著他的手說＂現在啊，我們一起過去。＂。接下來兩韓領導人手牽手再度跨過38度線⋯。那一刻我就哭了⋯⋯。 <text:line-break/>我不是韓國人，也一點不哈韓，我腦子裡想到的是什麼時候兩岸我們會發生這樣子的事情？真正的回家，合為一家。 <text:line-break/>我經歷過豐遠所說的那個年代，但我並不像他所說的這麼悲觀認為所有的仇中情緒都是在那個時代所被建立下來，我反倒認為真正的仇中時代還是李登輝主政的後期。我從來就不仇中，只是經過那樣的年代後我有些疑惑。但是後來發生的一切就如豐遠所講的那樣，我在英國的一年多，反而開了我的眼，透過我的眼、我的感受，了解到兩岸關係事實上不是這麼樣的。再到我因為工作關係上去了中國，即便當時中國各地甚至是先進城市仍舊比台灣落後，但是我怎麼樣都沒有辦法把他們當成外人，而且我確信他們在許多事務上肯定會比台灣更加進步的飛快，因為相對而言，高等人才的素質實在是差異太大。他們飛快的往前進，台灣不但停滯不前甚至還飛快後退。（快睡著了，先寫到這⋯） <text:line-break/><text:line-break/>懷軒 </text:p>
      <text:p text:style-name="P1">陳真   |  2018.04.30 02:00   |   <text:a xlink:type="simple" xlink:href="http://palinfo.habago.org/Entry?Command=Information_PrintForum&amp;iPage=78#FORUM36696"><text:span text:style-name="T1">#</text:span></text:a></text:p>
      <text:p text:style-name="P2">(續卡管啟示錄) <text:line-break/><text:line-break/>十二，順我者昌，逆我者亡 <text:line-break/><text:line-break/>2008年，馬英九和國民黨以超高選票在總統大選和國會選舉中大獲全勝，聲勢之大，可謂摧枯拉朽，人渣黨的席次幾乎連國民黨的零頭都不到。憑著近乎一面倒的民氣，那時候的馬英九和國民黨輕易就能和對岸展開政治談判，讓台灣以更好的談判籌碼，走向兩岸和平統一的新局。但是，馬英九一上台的種種政策與人事安排，卻把我給嚇到了，他真的是腦袋進水了。在那時候，我差不多就能預見國民黨將走向滅亡以及兩岸持續紛擾不安的下場。我的 "預見" 憑的當然不是超能力，而是憑我對台灣人、台灣社會政治屬性與文化習性以及人渣黨及其文人走狗的長久深厚理解。 <text:line-break/><text:line-break/>理解之一是這樣： <text:line-break/><text:line-break/>馬英九說，權力越大，就越是應該自我節制，越應收斂，並且更應該盡量尊重少數人的想法；還說要建立健全的國家體制，要讓軍隊國家化，要讓兩岸和平發展，去除戰爭風險，要讓政治黑手退出校園，要讓黨政軍退出媒體，要斷絕黑金體制，不讓財團左右政策，杜絕貪瀆與循私舞弊，要去除政治酬庸之陋習，建立廉潔公務體系，簡化政府體制與人事，減少冗員，要力行專家政治，讓專業起作用，而不是讓政客來管理專業事務，要讓司法公正與獨立運作，絕不允許政治干涉司法，要徹底檢討過去濫開支票的各種不當福利措施等等等，要力行環保減碳，減少污染等等等，要唯才是問，不分藍綠，要嚴守法令，絕不逾越分毫等等等；要對228與白色恐怖做出更多的實質檢討與道歉賠償，要進一步確保人權，要修正各種具有侵害人權疑慮的措施與制度，包括司法與獄政的改革等等等。 <text:line-break/><text:line-break/>馬英九講的全部都對，一百分！而這些也恰恰是當年黨外的基本主張，但問題卻出在： <text:line-break/><text:line-break/>1，所謂尊重少數，並不意味著你應該被少數人所綁架或百般迎合之。 <text:line-break/><text:line-break/>2，在台灣這樣一種反淘汰的社會文化中，所謂 "水清無魚" (貪污老賊李登輝的名言之一)，越是改革就會越衰微，支持度會越少。反之，你越是扯濫污，越是胡搞瞎搞，只要雨露均霑，就地分贓，老少都有份，勢力就會越來越迅速壯大。所謂順我者昌，逆我者亡，人渣黨所真心信奉的就是這一套，而絕對不是什麼建立廉潔體制與民主自由，那是騙小孩的，更不是什麼照顧弱勢者或建立什麼福利國。 <text:line-break/><text:line-break/>黨外那些主張，跟人渣黨是絲毫扯不上半點邊的；那些美好理想，只是人渣黨藉以攻擊國民黨的武器。人渣黨不但絕對從來沒有一絲方面的改革念頭 ，而且朝思暮想的恰恰是所有這一切理想的反面。這個黨，從上到下，每個人腦子裏想的就是我如何撈錢，如何奪權，如何吃到飽，吃到撐，吃到死，如何讓我的小孩也能擁有享用不盡取之不竭的權力與財富。 <text:line-break/><text:line-break/>至於對付異己，種種手段則是完全沒有道德底線可言的，完全就是不擇手段。我太了解這些人渣的品性了。這跟溫良恭儉讓的馬英九和改革後的新國民黨，恰好是兩種極端。比方說，改革的一方，黨政軍馬上退出校園，退出媒體，人渣那一方卻是黨政軍與財團拼命滲透教育，拼命掌控媒體；改革這一方，重用專家，力行廉潔，人渣那一方卻就地分贓，國庫通黨庫，黨庫通內褲，甚至肆無忌憚地破壞文官體系，把國家職位拿來任意酬庸自己人甚至家人，建立家族世襲政治，好康一代傳一代，甚至成立各種黑機關，全然無法無天，與歹徒無異。哪怕你明明是阿貓阿狗甚至地方無賴惡棍，照樣讓你當大官，掌重權，只要你聽話，只要你效忠黨，保證讓你吃香喝辣，前途輝煌。反之，誰敢不敬，就想辦法整你，傷害你，讓你生不如死。 <text:line-break/><text:line-break/>你覺得，在台灣這樣一種淺薄短視的社會文化中，哪一方會贏？長期而言不好說，但就中短期而言，人渣這一方必然大勝無疑。具體作法就四個字：順我者昌，逆我者亡。 <text:line-break/><text:line-break/>我相信大家都很聰明，特別是讀書人，這點小常識肯定比誰都懂，知道甜頭之所在，知道禍患之所在，知道如何趨吉避凶，而這也正是人渣黨之所以能迅速崛起、壯大成妖的一個基本因素。 <text:line-break/><text:line-break/>當然，這一切醜劇的背後，都有美、日主子在操盤。在台灣，不管藍綠，若過不了美日這一關，政權基本上是不存在的。因此，殖民體制絕無可能形成一種良好的政治體質與社會文化 (這句話應該畫重點)，因為那對維繫殖民體制的長久運作是有害的，絕對沒有人會想養一條具有獨立思考能力與自主決策能力的狗。主人操縱狗的方式之一就是賞與罰，誘之嚇之，一手棍子，一手骨頭。 <text:line-break/><text:line-break/>只不過一個大學的校長，有那麼多油水嗎？當然不是，之所以寧可醜態百出也要蠻幹到底，硬要拔管，因為它恰恰涉及了操控的核心機制與某種殖民思維，一來殺雞儆猴，二來牢牢抓住操控權柄。這有著一種示範與宣示作用，藉以警告各界人士務必認清南北，認清禍福之所在，認清現實上誰才是老大。 <text:line-break/><text:line-break/>(未完待續)</text:p>
      <text:p text:style-name="P1">陳真   |  2018.04.29 21:49   |   <text:a xlink:type="simple" xlink:href="http://palinfo.habago.org/Entry?Command=Information_PrintForum&amp;iPage=78#FORUM36695"><text:span text:style-name="T1">#</text:span></text:a></text:p>
      <text:p text:style-name="P3">(續卡管啟示錄) <text:line-break/><text:line-break/>現在不是卡管，而是拔管了。 <text:line-break/><text:line-break/>九，拔誰的管？ <text:line-break/><text:line-break/>依我看，拔掉的是人渣黨自己的氧氣管。 <text:line-break/><text:line-break/>所謂人心厭惡不義，一些歷史經驗告訴我們，基本是非善惡還是很重要。在各種小是小非面前，顏色往往起了主導作用，但一旦跨過某一條紅線，顏色的力量就會減弱。人渣黨的惡行罄竹難書，但仍橫行無阻，並非其惡行不夠巨大，而是因為惡行被主流媒體刻意掩蓋、淡化、粉飾，人們也因之喪失應有的道德敏感度。但是，管中閔當選台大校長一事卻完全是個意外，並且引起眾人矚目。這時候，人渣黨只有兩種選擇：要嘛，接受難以接受的 "苦果"，要不就是橫柴入灶，兩者只能二選一。 <text:line-break/><text:line-break/>毫無疑問，人渣黨及其主子美國，必然不可能放棄高等教育這一塊強而有力的管控思想途徑，因此拔管其實就只是時間問題與手段問題。當人渣黨使出各種抹黑手段仍無法改變輿論時 (畢竟管中閔正直乾淨而且學有專長)，就只好橫柴入灶，霸王硬上弓，於是趕走前一任較為膽小的教育部長，派來一個賊，一個小偷，一個無恥貪婪之徒擔任教育部長，目的當然就是要強力拔管。 <text:line-break/><text:line-break/>你找來這樣一個貪婪無恥之徒擔任教育部長，透過虛構造謠與栽贓等卑劣齷齪手段，竟然反而把一個人格清白正直的管中閔以貪婪之罪名，公然以違法的手段，阻止其擔任台大校長，這樣一個不可思議的善惡巨大對比，公然在人們眼前上演，無異於跨過一條是非善惡的基本紅線。這其實並不是意味著當權者的為惡能力之巨大，而是意味你的作惡能力其實也差不多快要到了一個顛峰，接下來就得走下坡，因為基本是非紅線一旦公然跨過，顏色的力量就會逐漸消減。 <text:line-break/><text:line-break/>十，寒蟬效應 <text:line-break/><text:line-break/>人渣黨又不是白痴，他怎麼可能不知道這位吳什麼昆的違法濫權的黑資料一大堆，卻還故意找這樣一個無恥貪婪之徒，公然以違法及造謠抹黑之恐怖手段來拔掉一個清白正直的人，肆無忌憚地傾整個政權之力毀滅一個人的人格，圖的是什麼？其實很簡單，擺明就是要學界的人聽著： <text:line-break/><text:line-break/>"誰敢對人渣黨不敬，誰就會遭受懲罰與報復。" <text:line-break/><text:line-break/>老實說，這樣一種殺雞儆猴，對學界的人是非常有效的。 <text:line-break/><text:line-break/>十一，仗義半從屠狗輩，負心多是讀書人 <text:line-break/><text:line-break/>在台灣，學界或醫界與文化界等等所謂菁英世界裏頭，大約只有兩種人，一種積極向主流顏色表態，例如市面上所有親綠學者或親綠文人，毫無例外，全部是那樣的人，至少我沒見過一個例外。所有我認識的無數學界醫界或文化界人士，凡是那些喊綠喊反中喊得特別大聲的，統統是見錢眼開、一心嚮往權勢的投機份子。 <text:line-break/><text:line-break/>另一種人則是沉默的羔羊，特別乖，體制要他往東，他就往東，主流要他往西，他就往西，很乖巧，很聽話。面對這樣一種殺雞儆羊，他們就更是乖得不像話了。你看，過去美麗島事件發生時，請你告訴我，有幾個人敢拒絕簽署所謂 "千名教授譴責美麗島暴徒" 的公開聲明？非常罕見，幾乎是零；至於絕大多數人，主子要他幹啥，他就幹啥。尤其是島內所謂讀書人，更是軟骨頭到難以想像的地步。過去如此，現在更是嚴重。 <text:line-break/><text:line-break/>講個小例子： <text:line-break/><text:line-break/>黨外十年，我總是特別喜歡跟基層志工及一般群眾相處，日日夜夜在一起工作，總感覺他們的人性特別美好，善良，單純，熱情，相信是非善惡，不計利害。我以為這就是人性之大宗，以為絕大部份人就是這樣，後來才知人性並非如此。一直到十幾年後出國留學，接觸許許多多台灣學界的老師與學生，我才總算 "長大成人"，總算明白了人性之普遍趨吉避凶，而非趨善棄惡。 <text:line-break/><text:line-break/>對此一發現，感覺非常震驚，造成 "非典型社交恐懼症"，從此很害怕接觸人類，特別是台灣人，特別是台灣菁英界，更是讓我感到恐懼害怕，人心人性太複雜，而且充滿功利評價，一點都不單純，更不用說什麼善良與熱情。 <text:line-break/><text:line-break/>過去認識我的人應該知道，我原本很好客，口才一流，能言善道，門庭若市，來者不拘，竟然瞬間得了非典型社交恐懼症合併失語畏光症，很怕光，光鮮亮麗的光，怕講話 (因為當我意識到人心之複雜以及彼此之間難以理解時，我就無言了)，怕菁英，怕思想交流，什麼都怕，感覺就只有像蝙蝠那樣躲在山洞裏或夜裏遨翔天際是最愉快的時光。 <text:line-break/><text:line-break/>我是 1997年7月1日香港回歸祖國那天搭機前往英國，但我其實1995年就考上教育部公費留學，這項資格只保留兩年。我因為有叛亂案在身，曾被限制出境，當時還不確定自己是否能夠拿公費出國念書，加上積蓄不多，所以就留在台灣工作了兩年之後，當公費身份快要過期前夕才匆匆出國。 <text:line-break/><text:line-break/>考上公費留學後，規定必須有個所謂訓練課程，一連三天，上一些毫無意義的低能課，比方說什麼面對外國人應如何如何，西餐禮儀應如何如何以及刀叉如何使用等等。我在英國住十年，至今還不明白西餐給一大堆刀叉湯匙該怎麼使用，我基本上一支叉子加一根湯匙就夠用，其它全屬多餘，但是教育部的出國留學研習營就是專門講這些毫無意義的東西，好像把我們當幼兒園學生看待。幼兒園快畢業時，不是都會有才藝表演嗎？公費留學研習營也是這樣。 <text:line-break/><text:line-break/>那一年，剛好是台灣第一次總統大選，連戰和李登輝聯手競選所謂總統副總統。我記得，研習營快結束的前一天晚上，官方宣布說有 "好消息" 哦，說連戰 (當時好像是行政院長) 明晚會來和大家同歡，觀賞大家的才藝表演！並且還安排了一些準留學生上台表演。我跟教育部人員說，我不會出席這樣一個聯歡晚會。他們威脅說，我若不出席，就要取消我的公費留學資格。但我最後還是一樣拒絕出席，並且還發表一篇文章在報紙上說：讀書人應該要像樣，怎麼會去 "恭請" 一個大官來勉勵自己、給自己訓話？甚至還表演什麼才藝讓大官欣賞呢？這樣會不會太沒出息了點？ <text:line-break/><text:line-break/>事後，幾次聽到一些朋友問說，我為什麼拒絕和連戰握手？我說我沒有拒絕和他握手啊。朋友說，報紙上是這麼寫的。但這報導是錯的，我那天根本就沒有出現在所謂聯歡晚會上，哪來拒絕和連戰握手的機會？ <text:line-break/><text:line-break/>我想說的是，當我前一晚跟教育部主辦人員說我不願意出席什麼聯歡晚會時，很多在場的同學和老師聽聞這件事，有些人就跑來指責我，說我偏激，說我不顧大局，說我破壞大家的興致，說我滿腦子政治等等，其實我一個人不出席，礙著他們什麼了？但是，這些所謂讀書人就是這麼乖。那一天，我還看見大家西裝畢挺、洋裝禮服，很興奮很緊張地趕往會場，有一位我認識的留學生還匆匆忙忙帶著樂器小跑步，趕往會場，跟我說他等一下要演奏給連戰聽，很興奮。 <text:line-break/><text:line-break/>別人要怎麼做，我管不著，但我想說的是：在那留英前後十幾二十年所認識的學界人士，幾乎全部變得綠油油，幾乎沒有例外。讓我更訝異的是，當年那些只要你稍微批評一下國民黨，對方甚至就會馬上不高興甚至翻臉的人，竟然現在也一個個都變成什麼親綠學者或當起綠營的大官小官，甚至整天聲嘶力竭地在各種漂亮場合或學術場域、校園課堂或電視台上發表各種仇中反華的台獨言論，甚至還紀念起他們當年所唾棄與攻擊的黨外人士 (比方說鄭南榕)，甚至還把自己說成自古以來就反國民黨云云，並且拼命給現在不願親綠的人扣上所謂 "不愛台灣" 或 "親中賣台" 的大帽子。 <text:line-break/><text:line-break/>就如魯迅所說，所謂讀書人，基本上就是人品特別差特別窩囊的一群人，至少在台灣是這樣，你幾乎看不到一個有點脊樑的知識份子，反而爭先恐後交心表態效忠綠旗，並且幫忙打擊異己。我跟這些過去的學界友人幾乎都不往來了。也許你會以為，一旦在某個場合不小心碰了面，他們面對我，可能會很感羞愧，但其實不會，他們個個飛黃騰達，姿態十足，沒有蔑視我或敵視我，就已經算品性不錯的了。 <text:line-break/><text:line-break/>哪天祖國來到台灣，你信不信，菁英們表態表效忠會表得比誰都快。這是我想說的也許是卡管啟示錄的最後一個想法，簡單說就是：改朝換代之際，到底哪些人會被整肅？未完待續，且聽下回分曉。</text:p>
      <text:p text:style-name="P1">陳真   |  2018.04.29 21:20   |   <text:a xlink:type="simple" xlink:href="http://palinfo.habago.org/Entry?Command=Information_PrintForum&amp;iPage=78#FORUM36694"><text:span text:style-name="T1">#</text:span></text:a></text:p>
      <text:p text:style-name="P2">金正恩很聰明，從他的言談舉止可以明顯看得出來，智商很高，而且深謀遠慮，是大格局的人，而且具有相當的抽象思考能力，這意味著他能看穿事物表面，看見未發之事，聽見弦外之音。這是我對他的初步印象；判斷得對不對，仍有待更多觀察。 <text:line-break/><text:line-break/>西方主流媒體卻長期把金正恩給妖魔化，但是，真正的妖魔鬼怪邪門歪道卻是像希拉蕊、歐巴馬這一類無惡不作的恐怖血腥人渣。 <text:line-break/><text:line-break/>台灣也特別喜歡醜化金正恩，經常引用西方更為低能的八卦媒體，老是報導說什麼金正恩有千百個宮女，每年進口幾億元女生三角褲給宮女們穿，每天忙著性交、看A片等等。就連賓拉登也被醜化成這樣的人，說什麼賓拉登每天盯著裸女圖片打手槍，說什麼他整天坐在電視機前，把遙控器轉來轉去，想看看有沒有自己的新聞出現，有的話就很開心等等。台灣就是這樣，整天報導一堆低能傻話，把他們給妖魔化，淫蕩化，智障化。但你用肚臍想也知道，金正恩或賓拉登如果是如此無腦且沒出息之人，有可能在如此恐怖複雜的國際政局中存活超過一秒鐘嗎？ <text:line-break/><text:line-break/>這兩天，在電視機前 (我看半島電視台)，我幾次站起來給金正恩鼓掌，特別是當他講到南北韓同文同種、本是同根生相煎何太急時，我還蠻感動。他還提到，兩韓軍事分隔線並沒有想像中那麼高，那麼難以跨越。但他也感嘆，這麼一小步，距離上一次金大中的造訪，卻得花上十幾年之久。種種言談措詞，看得出來，這個人不管他獨裁手段如何嚴厲與殘酷，並非貪婪猥瑣之人。而且，在那麼恐怖的複雜國際情勢下，每天那麼多外來勢力想暗殺他，想搞軍事政變，他有可能不謹慎、不殘酷嗎？ <text:line-break/><text:line-break/>當然，我也不是天真的傻子，我知道，只要有美國因素在，南北韓想和平統一，畢竟不是那麼容易的事，但兩韓人民的努力，基本上贏得我全心的敬意。長年以來，南韓有著一種反美的左派傳統，許多人一直努力想擺脫美國干涉的痛苦，連軍事指揮權都不在自己手上。金大中就是這樣一種傳統的代表人。相較於台灣之急著想給人當狗而且還當狗當得很榮耀很自豪，然後說這就是台獨，我真是很無言。 <text:line-break/><text:line-break/>若真心想台獨，若真心想要當家作主，獨立自主，那麼，第一個應該剷除的殖民惡勢力就是美國和日本，而不是給血腥的美國、給不知羞恥為何物的日本鬼子當狗還當得好光榮，說這是台灣人的驕傲。這些冒牌台獨的一大堆支持者，自欺欺人之餘，而且還相當腦殘，似乎連自己在說什麼與主張什麼都搞不清楚。那是因為，主子只給他輸入仇中反華的指令以及台獨口號，但這些指令與口號究竟實質內涵是什麼，腦殘台獨支持者其實是從沒想過的；並不是因為他們沒能想清楚，而是因為不管你要想什麼，大前提是你總得先有個健全的腦子才行。在這個意義上，人工智慧 (AI) 不會思考，腦殘人士也一樣，無從思考起，因為缺乏一個健全的腦子，從小被洗腦，腦子給洗壞了。 <text:line-break/><text:line-break/>你看巴勒網的留言板，三天兩頭就遭到各種網路攻擊，但十幾年來，在這個版面上，你卻不曾見到一種稍微有點意義的思想攻擊，毫無半點說理能力，除了謾罵抹黑造謠之外，就只會像播放錄音機一樣，一直喊著什麼民主自由人權與獨立建國之類的腦殘口號。如果你真的相信民主自由與人權，那麼，你第一個應該打擊的對象就是美國才對，而不是把他當主人，把自己當狗，然後去咬給世界帶來和平穩定的祖國。</text:p>
      <text:p text:style-name="P1">鄭豐遠   |  2018.04.29 11:47   |   <text:a xlink:type="simple" xlink:href="http://palinfo.habago.org/Entry?Command=Information_PrintForum&amp;iPage=78#FORUM36693"><text:span text:style-name="T1">#</text:span></text:a></text:p>
      <text:p text:style-name="P3">看了南北韓會面的影片，真的非常感動，兄弟本是一家，不需外人插手。 <text:line-break/><text:line-break/>陳真說的卡管啟示錄的第七點，我這幾年，特別是最近這一年，有著類似的巨大的根本性的類似感覺，一種醒悟，一種大病初癒的巨大痛苦失落感。出國兩年，也許環境變了，雜音少了，各色人見多了，心智受到一種過去四十年不曾受過的刺激，對事物的理解特別是兩岸，有了一種清晰及痛心的認知。 <text:line-break/><text:line-break/>過去我也不能理解，為什麼一種仇恨教育能如此深植人心，從仇視外省人到仇中仇華，一代傳一代，固若金湯，毫無動搖或改變的可能? 我過去認為是華人的一種家庭文化的結構所致，父母從小教你愛什麼恨什麼，你便難以改變。但這也只解釋了結果，並沒解釋原因，為什麼我們的父母會教給我們這樣的東西? 為什麼我們又這麼自然而然地教給下一代和身邊所有的人，就像散播傳染病那樣，如此惡性又難以抵抗? 我現在當然清楚知道原因了。 <text:line-break/><text:line-break/>我是 1976 年在台灣出生，我的這一代漸漸由藍轉綠，下一代不到三十歲的一輩，基本上全是泡在綠色的教育藥水中長大。我這一代的(所謂)本省人及下一代的全部，幾乎全部仇視鄙視中國及中國人，少有例外。這一兩代的同質性相當高，對中華文化有強烈的認同障礙，即便當中有些人肯定中國的發展和進步和作為，甚至人都到大陸發展了，但我知道他們骨子裡仍然是十分排拒的，中華文化或中國社會再好再進步，他/她永遠沒法把自己納入其中並感到與有榮焉，你要叫他/她從口中說出”我是中國人”，簡直比要他/她吃屎喝尿還難。但若叫他/她融入哪怕任何一個西方社會或日本，他/她恐怕會迅速融化，甚至高興得意得不得了，進而以之為榮。 <text:line-break/><text:line-break/>對異國文化的嚮往，對比對同文同種的中國的排拒和憎惡，這一個心理上的巨大落差，究竟說明了什麼? <text:line-break/><text:line-break/>許多事息息相關，一並不只是一個一，一只是一千甚至一萬的一個整體下的一個一; 有那樣的養份才長出那樣的枝枝葉葉。我很不喜歡批評同胞，但台灣人的素質真的很差，懦弱、卑鄙、陰險、窩囊、虛偽、猥瑣、輕薄、自卑、自大、反智、善惡不分、缺乏熱情、投機取巧。我知道聽來很刺耳，但哪一個台灣人能說自己不是這樣呢? <text:line-break/><text:line-break/>在國外，一個華人只要從我身邊走過，有時候連話都不用說，我就能猜出他/她到底是大陸人還是台灣人，從一種眼神肢體動作就能看得出來。開口說話就更不用講了，我從過去十幾年來 (當時還在台灣) 一直有個隱隱感覺，如今更是明顯，那就是台灣人講話方式變了，現在我在各種生活場合或是演講或是網路，聽到台灣人講中文真的是有夠難受的。那種口音那種咬字，真的聽了都很想摀住耳朵，講起中文好像很心虛很丟臉很不甘願很自卑的一副窩囊模樣，連好好講話的意願都沒有，特別是男生，聽了就討厭。但講起英文日文法文德文韓文就完全是另一副嘴臉了，自信滿滿、容光煥發，咬字發音特別講究，特別是女生。 <text:line-break/><text:line-break/>我知道我這樣一寫好像把同胞全罵光了，但我說的這一切，只是要指出這背後一切一切的根源，如果你還是個人，如果你對世界有像我的這一番理解，你就會和我一樣痛苦難受，悲從中來。 <text:line-break/><text:line-break/>這一切痛苦根源，當然就是美日一手主導下的教育造成，什麼教育呢? 台灣人聽好了: 漢奸教育。 <text:line-break/><text:line-break/>我知道這樣講很得罪人很不留情，但我同樣也是這樣的教育下的一個受害者，並沒有比他人更幸運或更高貴。台灣人哪，我們從小所受的一切教育就是為了把我們培養成一個漢奸，你不知道嗎? <text:line-break/><text:line-break/>如果一個人還有腦，如果一個人還對事非美醜有所嚮往，那他應該自己仔細想想，做做功課，看看我說的究竟只是肆意謾罵、無的放矢(搞不好有人會說我在統戰)，還是真的指出一個基本事實。 <text:line-break/><text:line-break/>如果一個台灣人真的能清楚意識到這一點，決定改變一下思維和”整個”看待世界的方式，他才有可能在這個近乎確定的未來裡，抬頭挺胸的立足於這個世界。否則，我們終將為這個錯誤至極、如同毒瘤般的扭曲認同付出慘痛代價。</text:p>
      <text:p text:style-name="P1">陳真   |  2018.04.28 11:55   |   <text:a xlink:type="simple" xlink:href="http://palinfo.habago.org/Entry?Command=Information_PrintForum&amp;iPage=78#FORUM36692"><text:span text:style-name="T1">#</text:span></text:a></text:p>
      <text:p text:style-name="P2">插播3： <text:line-break/><text:line-break/>現在剛到台中，按原來的時刻表10點半就該到，足足慢了一小時。所以我到台北大約1點48分。再趕搭計程車過去約2點10分。原本為了省錢，現反而更虧。台鐵狀況多，有一回五點下班，從台中回到台南是隔天半夜兩點。 <text:line-break/><text:line-break/>真是很抱歉，以後決定提早搭半夜的統聯客運，提早12小時出發總會來得及了。 <text:line-break/><text:line-break/>原本剛剛打算在台中下車改搭高鐵，但時間算一算也只能比這火車早9分鐘到台北。</text:p>
      <text:p text:style-name="P1">陳真   |  2018.04.28 09:35   |   <text:a xlink:type="simple" xlink:href="http://palinfo.habago.org/Entry?Command=Information_PrintForum&amp;iPage=78#FORUM36691"><text:span text:style-name="T1">#</text:span></text:a></text:p>
      <text:p text:style-name="P3">插播2： <text:line-break/><text:line-break/>耽擱了40分鐘，現在車子開了。台南這鬼地方交通狀況特別多。希望能趕得及一點半。</text:p>
      <text:p text:style-name="P1">陳真   |  2018.04.28 09:06   |   <text:a xlink:type="simple" xlink:href="http://palinfo.habago.org/Entry?Command=Information_PrintForum&amp;iPage=78#FORUM36690"><text:span text:style-name="T1">#</text:span></text:a></text:p>
      <text:p text:style-name="P2">插播： <text:line-break/><text:line-break/>我搭的火車原本預計12點48分會到台北。但是現在在台南附近就突然緊急煞車，說發生交通事故，已經耽擱半小時，何時啟動不知道。因為所有牌子和傳單及椅子都在我這邊，我會進一步告知狀況。想在車上瞇一下也不行，目前車內幹聲連天，不知前方狀況。</text:p>
      <text:p text:style-name="P1">陳真   |  2018.04.28 04:05   |   <text:a xlink:type="simple" xlink:href="http://palinfo.habago.org/Entry?Command=Information_PrintForum&amp;iPage=78#FORUM36689"><text:span text:style-name="T1">#</text:span></text:a></text:p>
      <text:p text:style-name="P3">(續卡管啟示錄) <text:line-break/><text:line-break/>卡管啟示錄，啟示了我們一些什麼？ <text:line-break/><text:line-break/>二，親綠學者之齷齪。 <text:line-break/><text:line-break/>如前所說：這群綠營的走狗文人，長年以來，可謂好話說盡，壞事做絕。只要是非我族類，明明根本一點事也沒有，也能虛構出各種罪名扣在對方頭上，然後搬出一大堆漂亮理想講得天花亂墜。而且， 永遠都 "覺醒得剛剛好"，永遠都知道舉順風旗搭順風車，哪邊主流就往哪邊靠，名利雙收，左右逢源。 <text:line-break/><text:line-break/>今天要是管中閔是綠的，即便扯盡天下爛污，親綠學者們保證也會護航到底；要是誰敢拔掉他，保證早已鼓動成千上萬的腦殘學生罷課、佔領行政院或總統府了。 <text:line-break/><text:line-break/>三，藍的一方缺乏行動力。正確地說，應該說是癱瘓。 <text:line-break/><text:line-break/>藍綠支持者屬性真是淵壤有別。綠的一方，即便一點事也沒有，保證隨時都能搞得你天翻地覆人仰馬翻，極其凶無恥。但是，藍的支持者卻剛好相反，感覺好像是一群行動遲緩、留著長辮子、嘴裏唸著孔孟道統的皇朝遺老似的，不知道該說是斯文或溫吞，非常乖巧；對手即便再怎麼卑劣無恥齷齪下流的事，他也頂多只是說幾句不痛不癢的話，然後就沒事了。 <text:line-break/><text:line-break/>四，人渣黨及其走狗文人與爪牙之無所不用其極。 <text:line-break/><text:line-break/>由管中閔的事，你就能看出這個人渣黨及其走狗爪牙行事作風之不擇手段與無恥下流，完全沒有底線可言。只要有利可圖，什麼事都幹得出來，這就是這群人渣的基本屬性。如果你無法看清楚這一點，你就不可能理解台灣政治之真實運作。 <text:line-break/><text:line-break/>五，眾所矚目而且毫無基本是非可言的醜事都敢橫柴入灶，更不用說那些不具有普遍公眾性、不為人所知的事，就更是一切醜陋手段都敢使上了。由此你就能知道，一個一般人，當他被綠營視為非我族類時，他將會遭遇到什麼樣的報復與懲罰，那往往不是親身經歷者所能想像。在這島上，所謂什麼民主自由與開放，其實完全是一場騙局。主流媒體掩蓋了真實樣貌，塑造出一套假相。 <text:line-break/><text:line-break/>六，管中閔案是一面照妖鏡。 <text:line-break/><text:line-break/>照出所謂讀書人的三種眾生相： <text:line-break/><text:line-break/>1. 人渣，例如親綠學者。 <text:line-break/><text:line-break/>2. 裝聾作啞的窩囊廢，敢怒在心裏，怒在四下無人處，但卻根本不敢言，噤若寒蟬，乖得像龜孫子似的。 <text:line-break/><text:line-break/>3. 正直的人。鳳毛鱗角，這種人幾乎快不存在了，例如李敖、柏楊、殷海光、雷震與胡適等，為數極少。 <text:line-break/><text:line-break/>七，在台灣，每一所大學都是黨校。 <text:line-break/><text:line-break/>我沒法想像這種事會發生在西方社會的大學裏頭。萬一真的發生了這樣的天方夜譚，我能預見西方師生的反彈將會極其劇烈且具毀滅性，因為這侵犯了大學最基本的精神。但在台灣，大家的反應卻十分淡定。這意味著台灣社會的整體文化水平之低落，同時也意味著台灣年輕一代或讀書人事實上依然是 "忠黨愛國" 的一群人，缺乏獨立人格與精神。在台灣，每一所大學都是黨校，差別只是藍旗換綠旗。 <text:line-break/><text:line-break/>八，這是最重要的一個啟發：為何台灣半個多世紀來始終在同樣的痛苦上折磨而無絲毫進步？甚至在所謂民主制度下，更是醜陋不堪變本加厲？為何不管如何改朝換代，卑劣人渣永遠得勢？ <text:line-break/><text:line-break/>過去二十年來我常想著這問題。在過去，我認為這是所謂人民的素質太差所致，畢竟有什麼樣的人民，就會有什麼樣的政治。不過，這些年來，我終於很清楚地發現：這不是偶然，也不光是一種內因性的文化論所能解釋，而是人為政治控制，而且這個控制力量毫無疑問就是美國及其CIA，透過掌控幾乎所有媒體與教育 (例如蘋果日報幾年前之瞬間變綠)，特別是控制高等教育之人事屬性，企圖把仇中反華的基因，普遍植入年輕一代的血液中。 <text:line-break/><text:line-break/>不只台灣，香港近幾年也有很明顯的西方操弄與控制趨勢，差別在於台灣根本就是美日的殖民地，完全可以為所欲為。這幾年下來，你幾乎很難在島內找到幾個對祖國不懷敵意的年輕人。當然，這個趨勢已經過了最高點，現在是走下坡路。我相信台灣遲早還是會回歸正途；清醒的過程越快，傷害與折磨就越少。 <text:line-break/><text:line-break/>今天 (周六)是靜站日，再過三小時就得出門搭車了。這回沒搶到高鐵的六五折票，連八折也沒搶到，只好搭火車，得搭五小時才到台北。近幾個月來忙碌不堪到極點，體力有點不支，希望今天能撐住一整天。 <text:line-break/><text:line-break/>下午一點半到三點是統獨的部份，三點到五點是巴勒網原有的反戰站樁。統獨的牌子目前只有六、七塊，參與者不妨也可以自己寫標語牌。若是有台獨人士也要來站，我其實也不反對。這活動主要是希望人們應儘早面對統獨問題，看是要統或獨，儘早主動地做個了斷，別再被政客操弄，別再當美國走狗，別再虛耗光陰，世界都不知道已經走多遠了。 <text:line-break/><text:line-break/>台灣大概是全世界唯一僅剩、最效忠於美日的 "反共基地"。效忠程度之高，常讓西方有識之士感到驚訝不解。二十年前在英國，每周參加靜站，常有支持者過來詢問，問起話來結結巴巴不好意思明說，其實對方還沒開口我就知道他要問什麼了。西方人常問："為什麼台灣這麼效忠於美國？" <text:line-break/><text:line-break/>二十年前就這麼乖，樂於給美國人當狗當炮灰，更不用說全面綠油油的現在了。</text:p>
      <text:p text:style-name="P4"/>
      <text:p text:style-name="P1">王修亮   |  2018.04.27 21:32   |   <text:a xlink:type="simple" xlink:href="http://palinfo.habago.org/Entry?Command=Information_PrintForum&amp;iPage=79#FORUM36688"><text:span text:style-name="T1">#</text:span></text:a></text:p>
      <text:p text:style-name="P3">不知道為甚麼，看到這消息時已經沒辦法生氣了，只是嗓子裡好似塞滿爛泥，吐不出來，也吞不下去，說不出的噁心。 <text:line-break/>就是噁心，無恥不足以形容，沒字眼可以形容。 <text:line-break/>如同每月的靜站，知道自己只是想做一個動作，雖然甚麼也無法扭轉，至少知道還真正活著。 <text:line-break/>這連動作都沒得做。 <text:line-break/>台灣還能怎樣活著? <text:line-break/>.............................. <text:line-break/>https://udn.com/news/story/11744/3111717?from=udn-relatednews_ch2 <text:line-break/>教部強硬拔管...回顧卡管108天 台灣高教最黑暗的一天</text:p>
      <text:p text:style-name="P1">隆誌   |  2018.04.27 20:54   |   <text:a xlink:type="simple" xlink:href="http://palinfo.habago.org/Entry?Command=Information_PrintForum&amp;iPage=79#FORUM36687"><text:span text:style-name="T1">#</text:span></text:a></text:p>
      <text:p text:style-name="P2">若是兩韓簽署和平協議，代表老美放棄對全球局勢的控制。（至於是否為真，就靜待發展，或許我太天真了。）接下來就是台海問題，只是按現在台灣內部的愚蠢程度，以及大陸的實力變化，大概就剩真槍實彈的包圍與斷絕。明明有機會成為特殊國際政治下的受益者，卻被自己的愚昧搞砸。 <text:line-break/><text:line-break/>田中芳樹的銀河英雄傳說，簡直描寫台海問題的小說。 </text:p>
      <text:p text:style-name="P1">陳真   |  2018.04.27 10:50   |   <text:a xlink:type="simple" xlink:href="http://palinfo.habago.org/Entry?Command=Information_PrintForum&amp;iPage=79#FORUM36685"><text:span text:style-name="T1">#</text:span></text:a></text:p>
      <text:p text:style-name="P3">金正恩前進和平之家 親筆留言「和平歷史的開始」 <text:line-break/><text:line-break/>新頭殼newtalk &amp;;#124;洪翠蓮 綜合報導 <text:line-break/><text:line-break/>2018年4月27日 <text:line-break/><text:line-break/>兩韓世紀峰會27日上午正式展開，朝鮮領導人金正恩攜韓國總統文在寅進入板門店和平之家，親筆簽下留言簿，還說新的歷史就是「和平歷史的開始」，而他的妹妹、現任朝鮮勞動黨中央政治局候補委員、中央委員會宣傳部副部長的金與正則一同參加文金正式會談前的3對3小會談。 <text:line-break/><text:line-break/>金正恩成為跨過北緯38度線、踏上韓國領土的第1位朝鮮元首，他在當地時間上午8時29分，獨自跨越分界線與文在寅進行歷史性會面，在檢視韓國的儀隊、又接受古禮歡迎儀式後，2人一同前往板門店的和平之家。 <text:line-break/><text:line-break/>金正恩大約於9時50上午進入和平之家，在留言簿上親筆寫下「從現在開始，新的歷史就是和平歷史的開始」，而文在寅則守候一旁微笑等待。</text:p>
      <text:p text:style-name="P1">陳真   |  2018.04.27 10:12   |   <text:a xlink:type="simple" xlink:href="http://palinfo.habago.org/Entry?Command=Information_PrintForum&amp;iPage=79#FORUM36684"><text:span text:style-name="T1">#</text:span></text:a></text:p>
      <text:p text:style-name="P2">有很多照片。請看： <text:line-break/><text:line-break/>https://udn.com/news/story/11737/3110251 <text:line-break/><text:line-break/>希望台灣早日脫離美日殖民，兩岸早日統一；永遠別再當漢奸當炮灰當凱子，更別再當人家的狗去咬自己的同胞。 <text:line-break/><text:line-break/>陳真2018. 04. 27. <text:line-break/><text:line-break/>============= <text:line-break/>不斷更新／南北韓歷史峰會 北韓領導人首度跨越38度線 <text:line-break/><text:line-break/>2018-04-27 <text:line-break/><text:line-break/>聯合報 記者馮克芸、林宸誼、季晶晶、郭宣含、許祖菱、蔡佩芳╱即時報導 <text:line-break/><text:line-break/>09:33 <text:line-break/><text:line-break/>開放的兩分鐘對話由金正恩先開始，他表示，自己很緊張，兩韓關係不能再像上次一樣，要看著未來、向前看。他說，自己來之前聽到晚餐的菜單，包括平壤的冷麵，他特別準備了非常好吃的冷麵。 <text:line-break/><text:line-break/>接著文在寅表示，今天天氣很好，似乎在祝賀他們的相逢，也可以說是朝鮮半島的春天，全世界都注目。他說，南北韓國民同胞有很大的期待，他們兩個人的肩膀上壓力很大。 <text:line-break/><text:line-break/>文在寅表示，金正恩願意過來南韓，是種和平的象徵，代表分裂的過去已經過去，全世界都有很大的期待。他很謝謝金正恩的來臨，兩人大方一點，希望能從金正恩手中拿到大方的禮物，今天兩人有很多時間可以好好聊一聊。</text:p>
      <text:p text:style-name="P1">陳真   |  2018.04.26 03:34   |   <text:a xlink:type="simple" xlink:href="http://palinfo.habago.org/Entry?Command=Information_PrintForum&amp;iPage=79#FORUM36683"><text:span text:style-name="T1">#</text:span></text:a></text:p>
      <text:p text:style-name="P3">卡管啟示錄，啟示了我們一些什麼？ <text:line-break/><text:line-break/>(一)寫來滿紙污穢 <text:line-break/><text:line-break/>首先，你可以輕易看出，那些十幾二十年來藉著效忠顏色吃香喝辣、滿口進步理念與漂亮理想的親綠學者們之齷齪嘴臉。 <text:line-break/><text:line-break/>管中閔，不管你喜不喜歡他，都不能否認他是一個乾乾淨淨正正直直的人。但是，因為他不小心選上台大校長，人渣黨便傾全力抹黑他。一個學校校長職位，比起各種暗無天日伸手不見五指的撈錢基金會與黑機關及國營事業以及各種政務職位等等，油水相對比較少，但大學校長一職，意義不在於油水多少，而在於思想洗腦與高教人事控制，因此，必然得由 "自己人" 擔任。依人渣黨的作風習性，絕無可能輕易拱手讓人之理。 <text:line-break/><text:line-break/>抹黑管中閔的手法，非常難看，毫無半點羞恥心，連學生引用老師的研究，竟然也能說成是老師抄襲學生。反而是那些不學無術的指控者，那些人渣黨的立委們自己的所謂學位，才是剪貼抄襲而來。 <text:line-break/><text:line-break/>荒唐透頂的抄襲指控還不夠，接著又開始說一些根本子虛烏有的什麼利益輸送與貪污等等，種種不可思議的抹黑，真的是非常卑鄙齷齪。最後，當然就是抹紅，說管中閔到大陸講學乃是通敵或不忠等等，長久以來就是每天搞這一套指控。幾時連去大陸講學也變成非法了？而且還動員司法系統偵辦！X它媽這個人渣黨之齷齪真是完全沒有底線可言。 <text:line-break/><text:line-break/>但是，他們自己卻反而可以去大陸做生意，兼課，講課，違法撈各種錢，然後說這是一種台灣實力的展現，說這是什麼台灣民主經驗的輸出，說這是一種榮耀，總之就是很棒很偉大！我真不知道還能找到什麼樣更難聽的齷齪辭彙來形容這個人渣黨及其底下一大票更為無恥的文人走狗與什麼親綠學者。 <text:line-break/><text:line-break/>另一方面，你看，新上任的所謂教育部長，太陽花學者吳什麼昆的，近幾年突然變得綠油油，十分勇猛，滿口台獨建國。但他另一方面不但長期在大陸講學兼課，甚至還是大陸具有軍方色彩之研究機構的科技顧問。依人渣黨的邏輯，這應該立即以叛國罪抓去槍斃才對。 <text:line-break/><text:line-break/>不只這樣，這位吳什麼昆的所謂教育部長，各種違法濫權騙錢撈錢的事一籮筐，講得完嗎？品性非常糟糕，行不由徑的一個人，監守自盜，濫用職權，假公濟私，真是膽大包天。這樣的人，不但不會被繩之以法，反而左右逢源，一路吃香喝辣。換成是一般人，老早抓去坐牢了不是嗎？這十多年來，在台灣，效忠綠色變成一種謀財工具，一種護身符、晉身階與敲門磚，一種升官發財的捷徑，文人知識圈更是個個爭相表態，請你告訴我讀書人裏頭有幾個例外？有幾個具有一點點為人的基本正直？ <text:line-break/><text:line-break/>這位吳什麼昆的所謂教育部長，不但違法兼職開公司，而且在他擔任東華大學校長任內，監守自盜，竊取學校專利，轉移到自己名下，竟然在美國開起公司來，而且還跑去他所唾棄的中國大陸申請專利，甚至還在文件上自稱 "中國台灣地區"。這些人長年以來整天處心積慮扣別人親中賣台的大帽子，但在四下無人處，只要有利可圖，馬上又是另一種嘴臉；在台灣囂張跋扈地不許別人親中，但是一到大陸，只要有錢可撈，馬上又變成是 "中國台灣地區" 的老百姓。這樣的人，這樣的行徑，請問人渣黨上上下下，有幾個人不是這樣？ <text:line-break/><text:line-break/>這其實也是大陸非常令人堵爛的地方，為了收編這些人渣，於是誘之以利，任其兩手作為，在台高喊台獨，整天指控別人親中賣台，其實自己的整個利益中心卻在大陸，而大陸官方顯然也想要藉此來綁住這些人，免得作亂。題外話。 <text:line-break/><text:line-break/>我想說的是：請你把人物調換一下，假設今天是管中閔不斷撈錢騙錢，違法亂紀罄竹難書，竊取各種暴利，然後還擔任大陸軍方機構的高科技顧問；另一方面，假設今天是一位乾乾淨淨正正直直術德兼備的綠營人才當選台大校長，然後卻遭到藍營無數荒謬透頂的抹黑與造謠，進行徹底人格謀殺，假設人物如此調換一下，那麼，請你告訴我，那些什麼太陽花學者，什麼野白合學者們，會如何反應？會像現在這樣安靜無聲嗎？會反而甚至還倒過來抹黑綠營的當選人嗎？當然不會。不但不會裝聾做啞，肯定早已透過綠色媒體，動員一大堆腦殘學生，起來為偉大的民主理想或什麼大學自主精神進行革命暴動了，總統府早就被包圍了。 <text:line-break/><text:line-break/>這意味著一個很重要的道德問題，在我看來，這問題之道德惡質性無比重大，因為這意味著，這群走狗文人，長年以來，無非就是擺明藉著所謂理想來行騙，藉以榨取一己之利與一黨之私。 <text:line-break/><text:line-break/>我更想說的是： 被這些貪婪無度的下三濫綠色人渣騙一回，那叫老實，騙兩次算單純，騙上無數次那就是腦殘了。腦殘的後果，傷害的其實也就是你自己及眾人乃至下一代的長遠未來。 <text:line-break/><text:line-break/>我一直很不解的是：在這小島上，為何群眾 (特別是年輕一代) 如此容易被欺瞞被動員被洗腦？難道如此明明白白的基本是非善惡黑白真有那麼難以辨別？當詐騙集團不管怎麼騙都能成功時，我們是不是應該問：到底是什麼原因，讓這島上的人變得如此腦殘？ <text:line-break/><text:line-break/>底下是隨手就能找到的一堆報導，滿紙污穢，但我建議各位不妨仔細讀，也許你才能體會台灣政治是怎麼一回事，幾乎所有參與者，特別是綠色一方，所思所想，所作所為，全是私人利益與權力。這位吳什麼昆的，根本不是特例。而且，你應該倒過來問才對：到底綠營及其文人走狗裏頭，有幾個人是言行一致，乾淨正直的？鳳毛麟角，少之又少。 <text:line-break/><text:line-break/>所謂什麼台獨建國，什麼民主自由，什麼弱勢優先，什麼反核減碳，什麼勞工權益，什麼這個社運那個社運，這個理想那個理想，全是放它媽的狗臭屁，一切其實都只關乎兩個字：權與錢。而這一切政治醜劇的真正操盤者，其實就是美國和日本，而這些人只是美日豢養的一群狗，丟些小骨頭讓狗兒們搶，藉以完全控制這塊島嶼，榨取之，操控之，用來對付祖國。而且，這樣一種操弄兩岸衝突的態勢，近六、七年來幾乎已毫不掩飾，近乎瘋狂地加速進行。再怎麼遲鈍的人，理應也該看得出來這一點。 <text:line-break/><text:line-break/><text:line-break/>陳真 2018. 04. 27. <text:line-break/><text:line-break/>================= <text:line-break/>(影)新任教育部長 前東華校長吳茂昆 前科累累 被控多項違法圖利、打壓校內人事權、私設建設公司炒地 <text:line-break/><text:line-break/>來源：newtalk.tw <text:line-break/><text:line-break/>2018-04-16 <text:line-break/><text:line-break/>全國教師工會總聯合會與國立東華大學多位教師29日召開記者會，抗議校長吳茂昆假借職權溢領教師獎助金300萬，年薪更高達500萬之多，指控他與違法擔任中華映管公司獨立董事、也是東華大學前主任秘書蔡裕源是「哥倆好」，利用校內各個建設圖利私營的廠商，更以行政優勢打壓校內人事、掌控校內基金。 <text:line-break/><text:line-break/>東華爆多起弊端 教授怒控校長掌權似白色恐怖 <text:line-break/><text:line-break/>東華大學多位教授今(29)日在全國教師工會總聯合會陪同下召開記者會，控訴東華大學正經歷白色恐怖，校長吳茂昆所主導的「校務權貴」雖然涉及多項工程弊案，卻因為掌控校內各項人事權，教師只能噤若寒蟬。東華教授表示，吳茂昆甚至以彈性加薪委員會主席身分，幫自己每年加薪3百萬，同時以虧損為由，只給助理19K低薪，呼籲教育部正視。 <text:line-break/><text:line-break/><text:line-break/>=================== <text:line-break/>吳茂昆遭監委認定　溢領獎金、捲開發弊案 <text:line-break/><text:line-break/>TVBS 2018/04/17 <text:line-break/><text:line-break/>不僅被爆料曾赴大陸開講座，吳茂昆在2014年遭學校教職員踢爆溢領獎學金，當時還遭監察院認定應該要歸還170萬元；此外2016年再被爆出他曾購買東華大學旁的「教授村」，這塊開發案被踢爆，將原本一坪200元的地皮炒至1坪10萬，引發爭議，讓吳茂昆還沒上任就爭議不斷。 <text:line-break/><text:line-break/>全國教師工會總聯合會理事長張旭政：「對於他過去有這麼多的爭議事件，現在來擔任教育部長，坦白說我們不敢期待。」 <text:line-break/><text:line-break/>全國教師工會早在2014年3度開記者會，指控吳茂昆溢領補助金、教師獎勵金，還涉嫌包庇親信違法兼職。 <text:line-break/><text:line-break/>全國教師工會總聯合會理事長張旭政：「建設利益勾結，包括包庇親信違法兼職的問題，這些都有具體的事實。」 <text:line-break/><text:line-break/>2014年12月，監察院調查報告，認為吳茂昆擔任講座教授，每個月領取講座教授獎助金5萬元，但並未履行講座教授的授課義務，又支領學校頂尖人才獎勵，違反規定，要求吳茂昆繳回170萬元。 <text:line-break/><text:line-break/>爭議不只這一樁，2016年他跟東華前校長黃文樞再被爆料有利益糾結，尤其同仁安居計畫住宅、教授村爭議最大，前後任校長們疑似兼任建商董監事，將千坪別墅炒地皮，計畫前1坪原本200元變成10萬元，爆漲500倍，目前弊案由監察院調查當中。 <text:line-break/><text:line-break/>吳茂昆還沒上任，過去包括私設建設公司炒地或溢領教授費逐一被挖出，也讓外界對於這名教育部長的適任與否，抱持懷疑。 <text:line-break/>=============== <text:line-break/><text:line-break/>新教長吳茂昆再被爆 疑曾任具共軍色彩公司顧問 <text:line-break/><text:line-break/>新任教育部長吳茂昆疑似曾任大陸「西方超導」公司之技術顧問。（合成圖／中時資料照、羅智強臉書） <text:line-break/><text:line-break/>2018年04月17日 <text:line-break/><text:line-break/>中時電子報 王家禕 <text:line-break/><text:line-break/>前總統府副秘書長羅智強在臉書分享，，有位來自「台灣」的「吳茂昆院士」，在2004年擔任中國大陸「西部超導材料科技有限公司」的技術顧問。這間「西部超導」的母公司是「西北有色金屬研究院」，是大陸軍用稀有金屬科研生產基地。 <text:line-break/><text:line-break/>羅智強說，新教長吳茂昆在2004年是國科會主委，倘若這兩個「吳茂昆」是同一人，那麼，一個部長級的科技高官，在擔任國科會主委的同一年，跑到有中共軍方色彩的機關當技術顧問，難道不需要去查一下有無違法？有無涉及洩密？擔任「技術顧問」，有沒有收取報酬？無論是不是，新教長吳茂昆都必須出面說清楚、講明白！ <text:line-break/><text:line-break/>================= <text:line-break/>政商人脈亨通！吳茂昆、慶富交情深 <text:line-break/><text:line-break/>2018年4月25日 <text:line-break/><text:line-break/>中國時報【李侑珊、朱真楷、周毓翔╱台北報導】 <text:line-break/><text:line-break/>教育部長吳茂昆以物理學專才擔任東華大學校長，又跨足生技業，到美國開公司，赴大陸申請綬草萃取技術專利，而國民黨立委柯志恩日前踢爆，由涉嫌詐貸63億的慶富董事長陳慶男成立的「陳水來文教基金會」，吳還是基金會董事，外界這才得知，原來新教長與造船業也有淵源，三棲角色，亨通的人脈，令人咋舌！ <text:line-break/><text:line-break/>《公務員服務法》明文規定，公務員依法不得擔任營利事業公司的董事或負責人，即使要兼任非營利事業或團體職務，也應經服務機關許可。如今，柯志恩提出證據，指控吳茂昆不僅是美國生技公司師沛恩的成員，更是「陳水來文教基金會」的董事。 <text:line-break/><text:line-break/>經查，陳水來是陳慶男父親，而「陳水來文教基金會」是由陳水來、陳慶男、陳慶輝、陳偉郎等捐助成立，都是陳慶男家人；因此董監事要職，幾乎全由這批造船、水產業界人士擔任。其中董事長一職，就是由陳慶男親自擔任，而董事名單除了陳慶男長子陳偉郎、陳水來女婿周俊雄，最引人注意的就是日前才入閣的新教長吳茂昆。 <text:line-break/><text:line-break/>物理、生技、造船...通殺 <text:line-break/><text:line-break/>物理起家、長年投身學界的吳茂昆，卻能「一枝獨秀」突破專業藩籬，在「陳水來文教基金會」擔任董事。 <text:line-break/><text:line-break/>從扁朝時代一路風光的慶富，縱橫藍綠、政商通吃。當年扁政府主導的鐽震案，就打算將國軍飛機及船艦的維修案委託慶富負責；事後承攬獵雷艦案爆發聯貸弊案，今年2月遭檢方認定陳慶男等人涉向銀行詐貸63億3966萬元。 <text:line-break/><text:line-break/>數十年來，外界原以為慶富觸角只在造船、水產業，如今隨著慶富找來吳茂昆擔任「陳水來文教基金會」董事，甚至指名捐款給當年「吳校長」，才又讓外界進一步看見慶富複雜的政商人脈網絡早已伸向生技業。 <text:line-break/><text:line-break/>該基金會在慶富案爆發後，據慶富內部透露，慶富106年9月要被搜索前，將3筆土地等財產於當年7月轉給「陳水來文教基金會」，左手換右手，而無論是當時或現在，吳茂昆都擔任董事一職。 <text:line-break/><text:line-break/>============== <text:line-break/>教長吳茂昆再遭藍委爆料：在美國成立公司，拿東華大學技術申請中國專利 <text:line-break/><text:line-break/>風傳媒 <text:line-break/><text:line-break/>謝孟穎 2018-04-17 <text:line-break/><text:line-break/>藍委柯志恩質詢時爆料指出，吳茂昆在2015年東華校長任內，在美國成立師沛恩生技公司（Spiranthes Biotech, LLC），吳茂昆就是公司負責人之一，去年該公司到中國取得「綬草」萃取物製藥的發明專利。 <text:line-break/><text:line-break/>=================== <text:line-break/>吳茂昆用「中國台灣 地區 」拿專利 <text:line-break/><text:line-break/>獨派立場遭諷 吳：當部長只能接受挑戰 <text:line-break/><text:line-break/>蘋果日報 2018/04/25 <text:line-break/><text:line-break/>【綜合報導】教育部長吳茂昆遭爆料拿東華大學研究專利到美國成立師沛恩公司後，藍委柯志恩昨再指控吳用個人名義申請專利，但向中國大陸遞交的文件中卻寫著「中國台灣」地區，柯嘲諷吳鮮明的獨派立場，難道就能忍受自己是「中國台灣」？ <text:line-break/><text:line-break/>============== <text:line-break/><text:line-break/>吳茂昆申請專利惹議 李家同：學校買車可掛校長名下？ <text:line-break/><text:line-break/>2018-04-23 <text:line-break/><text:line-break/>聯合報 記者吳佩旻╱即時報導 <text:line-break/><text:line-break/>清大榮譽講座教授李家同。圖／聯合報系資料照片 <text:line-break/><text:line-break/>教育部長吳茂昆遭爆任東華大學校長期間在美國開公司，並申請大陸專利。他今天到立法院備質詢時，坦承有此事，強調「以我的認知，都是沒問題的」。對此清大榮譽講座教授李家同表示，專利屬於個人或學校，都有明確規定，不是可以開玩笑的事情；就像東華大學若買了一部汽車，可以授權登記在校長名下嗎？ <text:line-break/><text:line-break/>教育部長吳茂昆上任以來爭議不斷，日前才遭爆東華大學校長任內請假天數達6成，今天又被爆出校長任內在美國開公司，並申請到大陸專利。同樣的技術，在台灣專利屬於東華大學，到了大陸卻掛在個人名下，引發立委質疑。 <text:line-break/><text:line-break/>李家同說:「專利關乎財產權的問題，是很嚴重的事，不是能開玩笑的」，教育部必須搞清楚，東華大學是否有將專利授權給吳茂昆。試問，東華大學若買了一部汽車，要授權登記在校長個人名下，請問可以嗎？ <text:line-break/><text:line-break/>============ <text:line-break/>【Yahoo論壇／毛奇】昆伯是來卡管？還是來發聘書的？ <text:line-break/><text:line-break/>2018年4月23日 <text:line-break/><text:line-break/>一周以來，有關吳茂昆在東華大學校長任內各種倒行逆施、大小違失不斷被揭發，包括：疑似涉及建商炒地皮案件、捲入溢領獎助金案被監察院追討、上班日請假天數高達6成等，此外，還被東華大學教師指控濫用校長職權，黑箱操控教師升等，吳茂昆簡直是史上還沒有上任就爆出最多爭議的教育部長。 <text:line-break/><text:line-break/>更讓人傻眼的是，這位支持兩國論、獨派色彩鮮明的新部長，竟然也十分熱衷到對岸交流，接連又爆出早在2004年擔任國科會主委期間，吳茂昆即曾前往中國，不僅在對岸大學授課、擔任講座，也曾掛名中國大陸官方研究機構顧問，甚至被在野黨指控擔任具中國軍方色彩的科技公司顧問。 <text:line-break/><text:line-break/>============== <text:line-break/>細數東華教授與吳茂昆4年恩怨　在他治理下「如經歷白色恐怖」 <text:line-break/><text:line-break/>上報快訊／趙翊妏、洪翌恒 2018年04月20日 <text:line-break/><text:line-break/>早在2014年，王純娟（見圖，李昆翰攝）就曾與多名東華教授舉行記者會，控訴東華大學在吳治下如同經歷「白色恐怖」。 <text:line-break/><text:line-break/>東華大學諮商與臨床心理學教授王純娟19日上午至北檢告發教育部長、前東華大學校長吳茂昆涉觸犯《貪汙治罪條例》。事實上，王純娟非第一次登上媒體版面，2014年東華大學舉行校慶時，王純娟就曾拿著有「白色恐怖、黑箱治校」標語的箱子出現在台前表達抗議。 <text:line-break/><text:line-break/>東華大學2014年11月13日慶祝「20周年校慶」，當時校長吳茂昆正在學生活動中心茶會會現上致詞時，王純娟突然拿出「白色恐怖、黑箱治校」標語的箱子出現，而她的先生更在現場大喊抗議口號，讓與會來賓一陣錯愕。校方因此出動9名校警，將王純娟先生壓制在地，過程中還將點心、茶水撒落一地。 <text:line-break/><text:line-break/>吳茂昆當時說，對於王純娟教授夫妻倆採取鬧場的激烈手段感到很遺憾，不過尊重他們有發表意見的權益。 <text:line-break/><text:line-break/>王純娟當時則氣憤表示，6年前她提出教授升等案，卻因為學校黑箱作業，操控外審委員名單，使她2次升等都沒通過。直到她提出行政訴訟勝訴後，第3次提出升等申請才通過。 <text:line-break/><text:line-break/>多位教授控升等遭拒 <text:line-break/><text:line-break/>同年10月16日，東華大學多位教授出面舉行記者會，控訴個人升等遭拒的理由「光怪陸離」。王純娟當時在記者會中指出，她的專業是心理諮商，「卻因為佛學素養不夠遭拒絕升等。」她提到，前校長黃文樞伸手外審委員選任，其中不專業的外審委員竟建議她要「上佛學班」。 <text:line-break/><text:line-break/>王純娟更在「升等著作審查意見表」的升等論文評審意見中，發現有教授竟然是一字不漏地從其他審查報告中複製貼上，與她住著作內容完全無關，痛批教評會根本沒有認真審查。 <text:line-break/><text:line-break/>為此，教授們提起了行政訴訟，高等法院也宣判他們勝訴，但是升等案卻必須轉回學校教評會決定。 <text:line-break/><text:line-break/>王純娟痛心的形容，「這就像性侵的受害者勝訴後，卻被送回加害者手上繼續蹂躪。」而校方則回應，先前升等程序確實有瑕疵，部分升等案也重新再審，歡迎教育部成立調查小組介入調查。 <text:line-break/><text:line-break/>此外，東華大學多位教授更在同年12月29日再次舉行記者會，控訴東華大學正經歷「白色恐怖」，當時還有一位女教授下跪。王純娟在記者會上表示，吳茂昆除擔任校長外，又擔任校內彈性加薪委員會主席，可以自行任命委員選出加薪教師，而當選人卻與委員會成員「高度重疊」。 <text:line-break/><text:line-break/>王純娟還指出，因為吳茂昆是行政人員不符合領取資格，因此他加聘自己為專任教授，每年領走300萬元的教師獎勵金，甚至自行免授課義務。 <text:line-break/><text:line-break/>============= <text:line-break/>吳茂昆私授校方專利 東華大學發重話：不撤銷法院見！ <text:line-break/><text:line-break/>新任教長吳茂昆爭議不斷，現又傳出私授學校專利給公司 (圖／本報資料照) <text:line-break/><text:line-break/>2018年04月25日 <text:line-break/><text:line-break/>中國時報 林毅／綜合報導 <text:line-break/><text:line-break/>新任教育部長吳茂昆上任後爭議不斷，溢領獎助金、赴陸開講座外，又被爆在東華校長任內於美國設立師沛恩生技公司，甚至私自將校方的專利權拿去申請。對此東華大學也於今天晚上說出重話，如果公司未撤銷校方所有的專利字號，將會循法律路線保衛權益。</text:p>
      <text:p text:style-name="P1">陳真   |  2018.04.25 20:41   |   <text:a xlink:type="simple" xlink:href="http://palinfo.habago.org/Entry?Command=Information_PrintForum&amp;iPage=79#FORUM36682"><text:span text:style-name="T1">#</text:span></text:a></text:p>
      <text:p text:style-name="P2">如果有一天，可以把無惡不作的民進黨這個人渣黨及其一大票走狗文人爪牙統統繩之以法，該關的關，該槍斃的槍斃，我一定去買鞭炮來放，以示普天同慶。貪污到無法無天的一群人，卻處心積慮想傷害一個乾淨到簡直就是有道德潔癖的人，如果你看了不會生氣，我真懷疑你還像不像個人。 <text:line-break/><text:line-break/>陳真 2018.04. 26. <text:line-break/><text:line-break/>============== <text:line-break/>北檢傳喚 馬英九行使緘默權、痛批偵辦「礙難公平！」 <text:line-break/><text:line-break/>聯合新聞網 <text:line-break/>2018年4月25日 <text:line-break/><text:line-break/>台北地檢署偵辦「三中案」，今天上午傳訊前總統馬英九。面對北檢對馬英九今年初聲請的移轉偵辦置之不處理，馬英九大動作發表聲明，強烈質疑北檢偵辦此案的合法性及公正客觀性的疑慮，馬英九強調，他今天將行使法律賦予他的權利，對於今天檢察官所詢問的問題，行使緘默權。 <text:line-break/><text:line-break/>●馬英九聲明全文如下： <text:line-break/><text:line-break/>自我卸任公職二年以來，面對種種莫須有的指控，我一向全力配合台北地檢署的偵查，換來的卻是長達14.5個小時、被外界批評的「疲勞訊問」，以及鋪天蓋地對外散佈不實偵查資訊，企圖引導輿論，毀滅我的人格和名譽。 <text:line-break/><text:line-break/>我認為，台北地檢署已經違反刑事訴訟法第2條「客觀義務」，以及第245條「偵查不公開」的程序要求，由台北地檢署偵辦相關案件，恐怕已經難期公平。因此，我在去年親自告發台北地檢署檢察長邢泰釗、主任檢察官王鑫健涉嫌洩密，並向台灣高檢署聲請，將案件移轉到其他地方法院檢察署偵辦。 <text:line-break/><text:line-break/>對於我的聲請，台北地檢署今年1月19日回函答覆「礙難准許」，而且還是由偵辦三中交易案的黃檢察官自己審核決行。這種毫不避諱的球員兼裁判行為，使我深感台北地檢署在本案中對我的處置，恐怕也是「礙難公平」。 <text:line-break/><text:line-break/>而且，依據台北地檢署今年2月5日來函表示的法律見解，以及刑事訴訟法第11條的規定，和最高法院34年聲字第11號判例意旨，對於我移轉偵辦的聲請，程序上應該由台灣高檢署處理才合法，怎麼會由已經被質疑難期公平的台北地檢署，自己審核自己是否應該被移轉偵辦呢？ <text:line-break/><text:line-break/>更不要說，對於我告發邢檢察長和王主任檢察官涉嫌洩密的案件，台北地檢署在我告發的12月13日當晚，在還沒有分案偵查之前，就召開記者會否認洩密，還把責任推給媒體。如此輕率的處置，如何讓人相信台北地檢署的偵辦會對我公平？ <text:line-break/><text:line-break/>因此，雖然台北地檢署傳訊我，我必須要到，但是，在本案偵查程序合法性的疑慮還沒有釐清之前，在台北地檢署偵辦本案難期公正客觀的疑慮還沒有消除之際，我決定行使法律賦予我的權利，對於今天檢察官所詢問的問題，行使緘默權。 <text:line-break/><text:line-break/>最後，我要再強調一次，我從政卅多年以來，一向奉公守法、清廉自持，絕對禁得起檢驗。我相信，只要台北地檢署沒有奉命一定要起訴我，能夠公正、客觀、完整、詳實的檢視所有事證，就會知道我沒有犯罪。當然，如果台北地檢署另有考量，我雖不好戰，但也從不畏戰。 <text:line-break/><text:line-break/>大家辛苦了，謝謝大家。</text:p>
      <text:p text:style-name="P1">陳真   |  2018.04.25 10:06   |   <text:a xlink:type="simple" xlink:href="http://palinfo.habago.org/Entry?Command=Information_PrintForum&amp;iPage=79#FORUM36681"><text:span text:style-name="T1">#</text:span></text:a></text:p>
      <text:p text:style-name="P3">巴勒網首頁多了一個 "台灣與世界" 的欄位。弄這欄位有一大一小兩個原因，小的是因為除了巴勒網原有的反戰站樁之外，我個人從上個月(2018年3月)開始，也發起一個統獨靜站。因為我沒有個人網站或臉書或微博之類，所以想藉巴勒網一角偶而做個公告。但是，為了避免混淆兩個不同的靜站，所以基本上我也不打算在首頁發公告，也許頂多偶而為之，主要應該還是會在留言板上公告提醒而已。 <text:line-break/><text:line-break/>至於大的原因是這樣：台灣人當然會比較關注兩岸事務，行有餘力，才有可能進一步關注以巴或中東問題。我沒法想像一個人對遠在千里外的以巴問題或葉門戰火充滿熱情，但是對於島內兩岸事務卻又一無所知或不屑一顧。這就好像一個人不可能不先愛自己周遭的親友卻只愛遠在一萬公里外的陌生人一樣。我若不愛我家的阿憨，我當然也不可能愛路邊千千萬萬無家可歸的小狗。道理是一樣的。 <text:line-break/><text:line-break/>但是，另一方面，我又怕巴勒網被曲解為一種彷彿只為統獨 "本身" 而來的組織，這當然不是事實。所以，做出某種區隔應該還是必要的，只是我同樣也不認為這樣一種曲解可以完全避免，概念上或實務上也不可能完全區隔，畢竟很難想像如何可能一方面反戰，反侵略，反謊言，反殖民，一方面卻又不去談論美國等等一票同路人在整個政治現實上的作為、角色與盤算。 <text:line-break/><text:line-break/>統獨靜站必然會和巴勒網的反戰站樁屬同一天，但不同時段。統獨靜站是1點30分到3點，巴勒網站樁是3點到5點。地點一樣。這個月訂於這個星期六，也就是4月28號。 </text:p>
      <text:p text:style-name="P1">陳真   |  2018.04.24 17:47   |   <text:a xlink:type="simple" xlink:href="http://palinfo.habago.org/Entry?Command=Information_PrintForum&amp;iPage=79#FORUM36680"><text:span text:style-name="T1">#</text:span></text:a></text:p>
      <text:p text:style-name="P2">(再續) <text:line-break/><text:line-break/>如果蘇格拉底復活，悠悠醒來，我看他肯定會馬上否認尼采對他最後遺言的解讀。這不難想像，畢竟他平常語不驚人死不休，喜歡搞笑。依我看。他的最後遺言很可能也可以這樣解讀： <text:line-break/><text:line-break/>各位知道具有起死回生能力的醫神是怎麼死的嗎？他是被天神宙斯叫雷公給打死的。為什麼宙斯要殺他呢？因為他把一個被誣陷 "強姦繼母" 罪名的可憐蟲 Hippolytus 從陰間拉回人世，死裏復活。宙斯很不爽，於是就把醫神給打死。 <text:line-break/><text:line-break/>Hippolytus 又是誰呢？他是希臘悲劇詩人作家Euripides 的同名名著主角，是個怪胎，不喜歡愛情，不喜歡女人，愛神對他之清高很不爽，於是就施展魔法讓 Hippolytus 的繼母愛上他，並且向他大膽表白。Hippolytus 當場拒絕繼母的求愛，繼母很羞愧，於是就自殺了，臨死前向老公誣賴說是他的小孩 Hippolytus 想強姦她。Hippolytus 的爸爸很生氣，於是派一頭笨牛去撞擊自己兒子的飛馬車，Hippolytus 就死了。 <text:line-break/><text:line-break/>醫神不忍其悲劇，於是施用神藥，讓他起死回生。但是，問題來了，救一個無辜的好人不好嗎？宙斯這混蛋究竟不爽些什麼呢？其實我也不清楚，我對這些希臘神明的品性真的很難恭維，可能是因為醫神在讓 Hippolytus 復活之後，收了一袋金子做為謝禮。 <text:line-break/><text:line-break/>其實，希臘神話中，醫神看病救人時，病人或家屬原本就會送他一些雞啊鴨的做為醫療費用，沒聽過送一袋金子的，可能禮品過於昂貴，違反了醫學倫理，所以被天神宙斯叫雷公打死。 <text:line-break/><text:line-break/>我猜，蘇格拉底臨死斷氣之際，可能很想再活一回，於是就開玩笑說，拜託好朋友 Crito 幫個忙，幫他送隻雞給醫神，看能不能讓他起死回生，再度青春燦爛一回。 <text:line-break/><text:line-break/>我的這個解釋雖然意境不高，有點沒水準，不過其實挺合理，而且也挺符合蘇格拉底喜歡搞笑的個性。 <text:line-break/><text:line-break/>我最喜歡講的蘇格拉底笑話就是：他有個很可怕的老婆，懂一點獅吼功，十分兇悍，對於蘇格拉底平常正事不做，既不努力賺錢，也不發表論文，光只會在菜市場找人抬槓一些虛無飄渺的事，十分堵爛。 <text:line-break/><text:line-break/>有一天，蘇格拉底穿好衣服，又準備前往菜市場全民開講，他太太粉生氣，大吼一聲 "給我站住"！像打雷一樣大聲。但蘇格拉底畢竟是男子漢大丈夫，不為所動，依舊往門外走去。沒想到，剛出大門，他太太就從二樓灑下一盆洗腳水在蘇格拉底頭上。蘇摸摸頭，看看天空說："我就知道，打雷之後通常會下大雨"。 <text:line-break/><text:line-break/>蘇格拉底被判死刑後，朋友和敵人以及一些喜歡聽他抬槓的 "學生" (即粉絲) 全跑來看他。敵人是來看笑話，朋友與學生則是前來道別。有個學生哭哭啼啼，未語淚先流，蘇問他說："同學啊，你在哭什麼呀？" 學生說："我在哭你啊"！蘇說："哭我什麼呢?" 學生鼻涕四溢地說："他們誣賴你的罪名全是假的啊"！蘇說："傻孩子，就因為是假的，所以你應該感到高興啊，難道你希望是真的?" <text:line-break/><text:line-break/>死到臨頭都還不忘耍嘴皮，依我看，蘇當時的心境應該不會太沉重才對，因此，也許我的解讀才是對的。當然，尼采的解讀比較美，比較悲劇性，人們總是喜歡美麗的東西，喜歡給平淡事物故事化，加上一點美感。其實，真實狀況如何，我看連當事人都不一定能說得清楚；就如 J. D. Salinger 所說："有些話連我自己也說不明白，就算說得明白，我也不一定想說"。 <text:line-break/><text:line-break/>我已經給自己寫了幾十個墓誌銘，到時候究竟會用哪一個，或是一句話也不留，連我自己也不明白。人心起伏，往往說不準，一下想毀滅世界，每天夜裏看天空，渴望慧星撞地球，但是一下子卻又想拯救世界。哪天我若只剩一口氣，說不定我會說： <text:line-break/><text:line-break/>"阿憨啊，平常如果有好料的，像雞腿或香腸之類，記得也給 '笑笑' 妹妹留一些啊，笑笑快不行了。順便也幫我買一塊純白蛋糕。" <text:line-break/><text:line-break/>後人看到這樣一些相當有深度的 "遺言"，恐怕一頭霧水，得費點思量。但是，有些人曾聽過故事，也許一聽就能明白。再不明白，那不妨就聽聽歌，看看影片，也許就能明白。 <text:line-break/><text:line-break/>看過"大國民" (Citizen Kane) 的人，當電影最後揭開謎底時，肯定要大哭一場。大國民事業有成，大權在握，呼風喚雨，當他死時，嘴裏卻嘟嚷著 "rose bud"、"rose bud" (玫瑰花蕾)，眾人以為，權勢人物至死仍念念不忘的東西，一定是一個很驚人很重要的祕密，要不就是很貴重的寶藏，於是展開調查。各方調查許久都找不到答案。 <text:line-break/><text:line-break/>後來，在整理大國民的遺物時，工人把一個廢棄的雪橇隨手丟進火爐中燒毀。即將燒毀的雪橇上頭卻浮現一行字：rose bud。原來，這是大國民童年時和他媽媽被迫即將分離時僅有的一小段美好時光，媽媽陪他在雪地上玩雪橇。 <text:line-break/><text:line-break/>故事其實無須代言，因為故事自己會說話，故事總是能以不同的方式進入人們心中。究竟蘇格拉底臨死之際在想些什麼，究竟他和醫神之間有何恩怨，也許就也只能任人說長短了。主角一一死去，但故事是不會死的。 <text:line-break/><text:line-break/>(看診中，未完待續。另外，我講的希臘悲劇全憑記憶，若情節略微有誤，各位別太當真。)</text:p>
      <text:p text:style-name="P1">陳真   |  2018.04.24 11:58   |   <text:a xlink:type="simple" xlink:href="http://palinfo.habago.org/Entry?Command=Information_PrintForum&amp;iPage=79#FORUM36679"><text:span text:style-name="T1">#</text:span></text:a></text:p>
      <text:p text:style-name="P3">(續) <text:line-break/><text:line-break/>就如同沈從文所說："凡是我用過的東西，我對它總發生一種不可言說的友誼，我不知道這是什麼原因。" <text:line-break/><text:line-break/>我隨時都可以迎接死亡的來臨，但卻經常苦惱那些理當不死的東西將何去何從？包括我六歲時給我媽買的生日小禮物，十塊錢買的一個心形塑膠項鍊；透過它，迎著光線看，可以看到一個五彩繽紛的美麗世界。直到我媽過世時，我在她每天的隨身皮包中竟然發現這小東西，原來她幾十年來一直帶在身邊。還有我爸給我刻的印章，上面有他恭整如畫的筆跡。還有我在某個廣島原爆紀念日活動於劍橋康河上撈回來的幾隻意味著和平的紙鶴，我把牠們串成一圈，掛在書桌前，窗戶一打開，牠們就迎風飛舞，陪伴我十年寒窗。數不清的東西，當我死後，這一切不會說話的小玩意，怕就沒有容身之處了，難道我該把它們全丟棄？能賣的東西自然可以賣錢，總會有人要，但這些對我無價之物，在旁人眼裏，卻只是一堆無用的垃圾。 <text:line-break/><text:line-break/>我還有一大堆、幾乎可以說是堆積如山的 "廢紙"，包括衛生紙，上面有我匆匆隨手寫的各種筆記，以及一大堆當年黨外時期自己寫自己做的傳單。其中有一張泛黃 "廢紙"，我曾提過，搬家整理東西找到它，不知該丟不丟？到底它是垃圾？還是無價之寶？每當我感到痛苦不堪而難以承受時，就常會想起它，上面寫著一段我翻譯的 "詩"，原作者不詳： <text:line-break/><text:line-break/>"假如我們的目光，能超越今天，具有像神那樣的慧眼，我們決不會介意眼前的痛苦。 <text:line-break/><text:line-break/>假如我們能看到今天以後的事，具有像神那樣的見識，我們就會知道： <text:line-break/><text:line-break/>為什麼必須流淚 <text:line-break/><text:line-break/>為什麼珍愛的東西會逝去 <text:line-break/><text:line-break/>為什麼黑暗將導向光明 <text:line-break/><text:line-break/>為什麼坎坷的道路終必平坦。" <text:line-break/><text:line-break/>幾十年來，這段話始終縈繞胸懷，不曾離去，就好像有個會說話的小精靈住在我心裏頭似的。 <text:line-break/><text:line-break/>往事杳杳，如煙如塵，不過一張張薄薄爛爛發黃的廢紙，無足輕重；就如同生命一般，一個個艱難的日子，就這樣輕飄飄地過去了。然而，往事如煙，往事並不如煙。如煙消散的是一己悲歡，不如煙的究竟又是一些什麼？其實我也惘然了。</text:p>
      <text:p text:style-name="P1">蔡亦鸣   |  2018.04.24 06:00   |   <text:a xlink:type="simple" xlink:href="http://palinfo.habago.org/Entry?Command=Information_PrintForum&amp;iPage=79#FORUM36678"><text:span text:style-name="T1">#</text:span></text:a></text:p>
      <text:p text:style-name="P2">昨天大陆发生了两件和学生相关的事。 <text:line-break/>一者是下文作者岳昕 <text:line-break/>另一者是厦门大学的田佳良，发表辱华言论也就罢了，还被人揭露期刊论文抄袭，复制粘贴成分高达80%，厦大昨日终于发了份通告，校内党内察看不上报厦门市党组织，换言之就是罚酒两杯当没发生过。 <text:line-break/>心中萦绕着的感觉说不出，似悲似愤，却又忍不住冒出一股滑稽之感，最后从喉咙里发出了笑声。 <text:line-break/>———————————————————————— <text:line-break/>2018年4月23日 <text:line-break/>致北京大学师生的一封公开信 <text:line-break/><text:line-break/>北京大学的老师和同学： <text:line-break/><text:line-break/>你们好！ <text:line-break/><text:line-break/>我是2014级外国语学院的岳昕，是4月9日早上向北京大学递交《信息公开申请表》的八位到场同学之一。我拖着极疲惫的身躯写下这段文字，说明近来发生在我身上的一些事情。 <text:line-break/><text:line-break/>一 <text:line-break/><text:line-break/>4月9日之后，我不断被学院学工老师、领导约谈，并两次持续到凌晨一点甚至两点。在谈话中，学工老师多次提到“能否顺利毕业”、“做这个你母亲和姥姥怎么看”、“学工老师有权不经过你直接联系你的家长”。而我近期正在准备毕业论文，频繁的打扰和后续的心理压力严重影响了我的论文写作。 <text:line-break/><text:line-break/>二 <text:line-break/><text:line-break/>4月20日中午，我收到了校方的回复。外国语学院党委书记、学工老师、班主任在场，党委书记向我宣读了学校对于本次信息公开申请的答复： <text:line-break/><text:line-break/>1、讨论沈阳师德的会议级别不够记录 <text:line-break/><text:line-break/>2、公安局调查结果不在学校的管理范围里 <text:line-break/><text:line-break/>3、沈阳公开检讨的内容因中文系工作失误也没有找到 <text:line-break/><text:line-break/>这样的回复结果令我失望。但毕业论文提交即将截止，我只能先将心思放在论文写作上。 <text:line-break/><text:line-break/>三 <text:line-break/><text:line-break/>4月22日晚上十一点左右，辅导员突然给我打来电话，但因为时间已晚，我并没有接到。凌晨一点，辅导员和母亲突然来到我的宿舍，强行将我叫醒，要求我删除手机、电脑中所有与信息公开事件相关的资料，并于天亮后到学工老师处作出书面保证不再介入此事。有同楼层的同学可以作证。随后，我被家长带回家中，目前无法返校。 <text:line-break/><text:line-break/>我和母亲都彻夜未眠。学校在联系母亲时歪曲事实，导致母亲受到过度惊吓、情绪崩溃。因为学校强行无理的介入，我和母亲关系几乎破裂。学院目前的行动已突破底线，我感到恐惧而震怒。 <text:line-break/><text:line-break/>申请信息公开何罪之有？我没有做错任何事，也不会后悔曾经提交《信息公开申请表》，行使我作为北大学生的光荣权利。 <text:line-break/><text:line-break/>二十年孺慕情深，我爱我的母亲。面对她的嚎啕痛哭、自扇耳光、下跪请求、以自杀相胁，我的内心在滴血。在她的哀求下我只能暂时回到家中，但原则面前退无可退，妥协不能解决任何问题，我别无他法，只有写下这篇声明，陈述原委。 <text:line-break/><text:line-break/>情绪激动，请大家原谅我的语无伦次。 <text:line-break/><text:line-break/>四 <text:line-break/><text:line-break/>在此，我正式向北京大学外国语学院提出以下诉求： <text:line-break/><text:line-break/>1、北京大学外国语学院应公开书面说明越过我向家长施压、凌晨到宿舍强行约谈我、要求我删除申请信息公开一事的相关资料所依据的规章制度，对此过程中违法违规操作予以明确，并采取措施避免此类事件再次发生。 <text:line-break/><text:line-break/>2、北京大学外国语学院应立即停止一切对我家人的施压行为，向我已经遭受惊吓的母亲正式道歉并澄清事实，帮助修复因此事导致的家庭紧张关系。 <text:line-break/><text:line-break/>3、北京大学外国语学院必须公开书面保证此事不会对本人毕业一事产生影响，并不会再就此事继续干扰我的论文写作进程。 <text:line-break/><text:line-break/>4、北京大学外国语学院负责消除此事对本人学业、未来就业和家人的其他一切不良影响。 <text:line-break/><text:line-break/>5、北京大学外国语学院应明确就以上诉求进行公开书面回复，给关注此事的大家一个交代。 <text:line-break/><text:line-break/>我将保留通过法律手段进一步追究相关个人和单位责任的一切权利，包括但不限于向北京大学和上级主管部门举报外国语学院严重违反校纪的行为。 <text:line-break/><text:line-break/>北京大学外国语学院14级本科生岳昕 <text:line-break/>———————————————————————— <text:line-break/>自我审视&amp;;#124;一个北大既得利益者的自述 <text:line-break/>作者：岳昕 2017年1月26日 <text:line-break/>　我生于一个标准意义上的北京中产阶层家庭，有北京户口，家人在北京有房。敲出这行字时我感到十分愧疚与不安，因为这行字里包含了绝大多数中国人奋斗一生都未必能得到的东西，而我居然一出生就拥有。 <text:line-break/>　　我妈有事业单位编制，不过主要收入来源是搞物流;我爸退休前是机关公务员;家里的钱大多数是我妈挣的。说中产阶层是因为，一方面我的未成年生活里完全没有为物质问题操过心，另一方面我的童年伙伴里也有那种真正来自富裕家庭的，我从小就知道有些东西不值得像他们那样花那么多钱，而且我这辈子大概也不会为那些东西花那么多钱。有意思的是，我六岁上小学一年级时就知道「中产阶层」(当时叫「中产阶级」)这个词了，而正在写这段文字的我今年二十岁，依然认为这个词能够形容我原生家庭的经济状况。 <text:line-break/>　　虽然也经历过大家在公众号爆文里读到过的「北京小升初」、「奥数班」、「周末课外班赶场」，但现在回忆起来，我童年时期所处的教育氛围依然是比较宽松的。父母给我报了那些课外班，但不会特别要求我的学习成绩;甚至在我小学三年级时听说「北京小升初与奥数脱钩」这一流言，他们的第一反应就是把我的奥数班退掉。相比于我自己有要求的学习成绩，父母更关注的是我的心理健康，毕竟我那时情商太低，会因为一点点因为「马虎」而导致的成绩波动而强烈地自责甚至自虐。当然，这一相对宽松的教育氛围跟北京市内的具体地域也有关，我小学在东城，初中在西城，高中才到海淀区。 <text:line-break/>　　可能是部分由于那一代人的历史经历，我父母都比较政治冷感，他们不鼓励我过于关心政治，也不鼓励在家庭日常讨论中经常出现社会议题。他们对我的最大期望就是做一个「接地气的」快乐的人，最大担忧就是我因为过于关心政治又难以把控局势而陷入麻烦。这样说吧，我妈是一位会多次鼓励自己的女儿多看电视连续剧的母亲，她的理由是，多追剧才能多「接地气」，多懂点人情世故，少为那些社会问题花太多心思。后来不少人很好奇我父母的职业背景，以为是他们培养了我对社会政治问题的热情，其实那完全是学校教育与课外阅读的结果。 <text:line-break/>　　我十分感激我的父母能给予我无忧的物质条件与相对宽松的教育环境，当然也能比较清醒地发现他们的思想认识与我的不同。比如，他们完全不能理解同性恋，也完全不能理解非宗教出于伦理考虑的素食主义者。我上中学时针对类似这样的问题和父母争论过，有一次搞得十分不愉快，到后来我主动去找了学校的心理咨询师(所以我再次强调，大家有心理压力与困惑一定要寻求专业帮助，千万不要自己扛着)。后来我和家里人在这方面争论得很少了，但如果他们在微信上转发明显的科技谣言，我还是会马上给他们指出来，不管有没有用。 <text:line-break/>　　关于宗教信仰，我父母符合中国大多数人的情况，不信教，但也不算严格意义上的无神论者;毕竟真正的无神论者不会在自己孩子高考前在卧佛寺花钱敲钟，孩子考上了北大还专程去「还愿」。不过不管怎样，我和大多数中国孩子一样，成长在一个世俗的环境里;直到来到印尼，通过访谈了解到虔诚信徒家庭子女所经受的挣扎与压迫，我才真切地感到生长在世俗国家与世俗家庭的可贵。 <text:line-break/>　　可以说，在我截至目前的短短二十年人生里，人生的每一大跨步都充满了极端的幸运。小升初，提前通过面试从优质小学升入优质初中;中考，擦着分数线的边被人大附中录取;高考，再次擦着分数线的边考上了北京大学;大二升大三时，在最后关头拿到了公派名额与国外高校方面的录取，成为了整个语系唯一一名大三公派出国的学生。面对这些幸运，我无意感谢上天，一是因为我不信神，二是因为社会学的学术训练告诉我，这一切都是社会结构性不公的结果，如果我感谢上天、自得其乐，那简直是又蠢又坏。 <text:line-break/>　　明明都是自己考上的，为什么还是不公呢?不如我讲一讲自己上高三时的几个细节。高三一年我有用功学习是真的，但我的「用功」和衡水等名校学生的「用功」完全不在一个量级：离高考不到一个月，我还有闲工夫读《南方周末》(后来的高考作文用上了那时读到的案例，关于安庆殡葬改革事件);离高考不到三天，我还有闲工夫看香港电视台关于某敏感事件25周年维园晚会的报道。这是一个怎样的高三？而我竟然考上了北大。而那些千千百百饱受非人类学习压力折磨的同在一个国家的同龄人，很可能连本科都考不上。 <text:line-break/>　　不公不仅关乎户籍与地域;甚至关乎考题与评价标准本身。我高考的数学成绩并不理想，文综分数也比以往的模拟考试低很多;可以说，最后能擦边上北大，几乎完全是高考作文得满分起了作用。而认识我或者读过我其它稿子的朋友应该都清楚，我的文笔并不够优美，至少也没有高于同龄才子才女的水平;如果说作文分数能比同龄人的高一些，很大程度上都是因为我在文字中流露出的所谓「社会责任感」。当然，我流露出的社会责任感是真情实感，我甚至没办法不在作文中流露这样的真情实感。然而，如果我能有一点点对社会问题的理性思考、对社会不公的批判精神，都是学校教育与课外阅读的结果；而我之所以能享受到如此优质的教育资源与课外阅读机会而多数人享受不到，说到底依然是社会不公的结果。 <text:line-break/>　　从小到大，我没有经历过很多明显的人生挫折或打击;唯一一次可以算上的，是我十七岁正准备上高三那个暑假发生的家庭变故。关于那场变故我不想多谈，因为我不需要大家因此可怜我，毕竟相比这一个不幸，我拥有的幸运要太多太多。除非我发现有朋友也遭遇了和我类似的家庭变故，我才会告诉他们具体的细节，因为我也希望自己和家庭从变故中一步步走出来的经历能够真实地帮到一些人。 <text:line-break/>　　如果非要总结我的原生家庭与成长经历，那么我不得不说，这是一条很残酷的因果链：我生来享受了北京户口和很好的家庭条件，然后是优质初等教育、中等教育，让我没有受什么非人类的折磨就考上了北大，考上了北大就又享受了北大光环带给我的名声甚至是物质利益——如果我没上北大，就不会因为仅仅给乡下孩子上了堂普通的性教育课而获得一些小名气;如果我没上北大，我每周写给《南方周末》的稿子即使仍承蒙编辑老师赏识，也未必能长期厕身于报纸的重要版面，我也就不可能身为全职学生还获得相对稳定的收入(一篇评论1200-1400字左右，稿费800元，如果每周都发稿，一个月能获得稿费收入3200元)。而在可以预知的将来，这一光环还将带给我更多;虽然光环之所以成为光环，大部分都是因为北大前辈的创造，而非我的个人努力。 <text:line-break/>　　如果说「穷则独善其身，达则兼善天下」，我就属于那「达」的人;如果说「车厢内的人，有责任尽量前行」，我就属于那「车厢内」的人。我不敢想象，一路走来，按照鲁迅的话讲，我已经「吃」了多少人。虽然身为无神论者，我引用基督教的概念时很可能会犯错，但作为一个希望能被大家理解的比喻，我不得不承认，我时常感到自己是负有原罪的人。这里的「原罪」不是来自神的国，它恰恰来自人的国；我背负的是整个社会结构不公的原罪。 <text:line-break/>　　我能力有限，也还有很多很多缺点。然而我清楚地知道，如果我每一天都能用力地生活，尽力地完善自己，努力地为这个社会变得好一些而做一点点事情，很大一部分动力都是来源于这种深重的不安与愧疚。 <text:line-break/>　　我实在没有理由不向前走；我实在没有理由仅为自己而向前走。</text:p>
      <text:p text:style-name="P1">陳真   |  2018.04.23 17:56   |   <text:a xlink:type="simple" xlink:href="http://palinfo.habago.org/Entry?Command=Information_PrintForum&amp;iPage=79#FORUM36677"><text:span text:style-name="T1">#</text:span></text:a></text:p>
      <text:p text:style-name="P3">娜塔莉波曼就是 "哥雅畫作下的女孩"(Goya's Ghosts) 的女主角。不過，導演米洛斯佛曼 (Miloš Forman) 卻於數天前(4月13日)過世了。 <text:line-break/><text:line-break/>米洛斯佛曼是Emir Kusturica在 FAMU (捷克的一所電影與藝術大學) 的學長，兩人是好朋友，但米洛斯佛曼比較親美，Kusturica 強烈反美。南斯拉夫內戰時，Kusturica 一家淪為難民，在米洛斯佛曼的協助下，前往美國哥倫比亞大學任教，當時米洛斯佛曼就已經是該所大學的教授 (1977年便已歸化為美國籍)。幾年後，美國持續發動各種侵略戰爭，包括柯索沃戰爭，Kustturica 旋即又離開美國，他說他不願意繳稅給美國來殺害自己的同胞。 <text:line-break/><text:line-break/>米洛斯佛曼就是阿瑪迪斯、飛越杜鵑窩、毛髮 (Hair)、1997情色風暴 (The People vs. Larry Flynt)、哥雅畫作下的女孩等傳世作品的導演。捷克人。人們常說他的父母於二戰時雙雙死於納粹集中營，父親是反納粹地下組織成員，散發傳單時遭到蓋世太保的逮捕，遭到酷刑，母親不久後亦死於集中營。當時米洛斯佛曼才十歲出頭，由幾位叔叔及父母友人輪流扶養長大。 <text:line-break/><text:line-break/>直到青少年時期，米洛斯佛曼才發現，原來生父另有其人，是一位建築師，亦曾經被送入集中營，但存活下來。 <text:line-break/><text:line-break/>米洛斯佛曼從年輕時拍片就屢屢被查禁，1968年，蘇聯等國五十萬大軍入侵捷克，米洛斯佛曼當時任職於捷克一家電影公司，不知道為什麼，可能是思想不正確，突然遭到開除，於是便逃往美國，幾年後取得美國公民身份，並長久在哥倫比亞大學任教。 <text:line-break/><text:line-break/>我記得，進入八零年代，東歐電影逐漸解禁，並且來到西方世界時，有人曾經這麼說："當西方電影導演看到東歐電影藝術的偉大時，至少會有三分之二的西方導演很可能會自卑得想要上吊自殺。" 米洛斯佛曼的 "阿瑪迪斯" 及 "飛越杜鵑窩" 帶來相當大的震撼，Kusturica也是同樣在那個年代以 "爸爸出差時" 及 "還記得桃莉貝爾嗎？" 等片，震驚全球影壇。 <text:line-break/><text:line-break/>米洛斯佛曼是我崇拜的一位偉大藝術家。我能理解他在政治傾向上為何會對美國採取比較寬容的態度，畢竟他和他的家人都曾經飽受共黨及納粹法西斯這兩種政治勢力的殘酷迫害，是美國給了他一個穩定無憂的生活及創作環境。不過，不管他政治意向為何，基本上並不影響其作品內涵。 <text:line-break/><text:line-break/>米洛斯佛曼顯然相信一種解放不羈的自由精神，就這一點來說，世上任何一種政權或主義或意識形態，其實統統不合格。我也嚮往這樣一種世界，但是，這個自由夢，畢竟只存在遙遠的未來。我渴望看到那一天，但我明白，任何理想都是一步一血淚慢慢慢慢走出來；你得先解決眼前一個個、瑣瑣碎碎的現實問題，然後才有可能走向天邊彩虹。一萬年也許太長，我僅僅給自己一千年的時間，或許那樣一個美好的自由夢終將實現。 <text:line-break/><text:line-break/>我是抱著這樣一種千年夢在過活。當我感到難以承受的孤獨、誤解乃至羞辱與挫折時，我就告訴自己：何事憂傷？一千年還長著呢。 <text:line-break/><text:line-break/>蘇格拉底誕生於兩千五百年前，一生不立文字，全靠一張嘴，當他得罪當道，被判死罪，喝下毒酒之際說的那段話，始終在我腦海迴響。他說："永別了！我的朋友們，但究竟誰才能奔向那美好的世界，還不一定呢"。 <text:line-break/><text:line-break/>不過，更能引起我共鳴的是另外一句話，根據柏拉圖的記載，那句話才是滔滔雄辯的蘇格拉底在這世界上的最後一句話；其實也因為這句話，讓我對蘇格拉底其人其思有了一些比較深刻的認同，而非僅僅只是一個在理性層次上打轉、耍嘴皮的智者，更是一個彷彿包裹著一層幽默外衣的厭世者。那句話不好理解，蘇格拉底嚥下最後一口氣時是這麼說的： <text:line-break/><text:line-break/>"Oh Crito, I owe a rooster to Asclepius; will you remember to pay the debt?" (克里托啊，我欠 Asklēpiós 一隻雞，你能幫我償還嗎？) <text:line-break/><text:line-break/>Crito 是蘇格拉底的知己好友，曾企圖說服並願協助蘇格拉底逃亡，但蘇拒絕。蘇格拉底受死前，Crito 經常陪伴身邊。至於Asklēpiós 則是古希臘神話中的醫神，可是，蘇格拉底怎麼會跟 Asklēpiós 借了一隻雞幹啥呢？ <text:line-break/><text:line-break/>很多人認為，這只是向來言語無狀的老頑童蘇格拉底的一句玩笑話，脫口而出、沒什麼意義的一句 "最後遺言"，但我不認為一個人在斷氣之際還會慎重其事地講一句沒有意義的怪話。尼采顯然也不這麼認為。尼采說，這話的意思顯然是說："生命是一種病"，唯有死亡帶來救贖與解脫。 <text:line-break/><text:line-break/>尼采說，像蘇格拉底這樣一個幽默有趣的人，這樣一個思想戰士，這樣一個全身上下充滿人類一切優點的人，活得如此精采而愉悅，怎麼可能會是一個如此悲觀的厭世主義者？尼采說，事實上卻正是如此。他說，蘇格拉底的愉悅與幽默底下，潛藏著對於生命的悲觀終極態度，於是用最後一口氣對生命開了個玩笑，說要託友人送筆錢去感謝醫神，感謝他沒有辦法讓他起死回生，從而擺脫現世，奔向永恆。尼采說，他對於蘇格拉底的勇氣與智慧及其一切作為，由是感到無限景仰，而我亦如是。 <text:line-break/><text:line-break/>陳真2018.04.22. <text:line-break/><text:line-break/>(看診中，未完待續) <text:line-break/><text:line-break/>===================== <text:line-break/><text:line-break/>不支持以國總理 娜塔莉波曼拒領猶太諾貝爾獎 <text:line-break/><text:line-break/>中央社 <text:line-break/><text:line-break/>The Central News Agency 中央通訊社 <text:line-break/>2018年4月21日 <text:line-break/><text:line-break/>（中央社耶路撒冷21日綜合外電報導）奧斯卡影后娜塔莉波曼表示，她決定不出席獎金高達100萬美元的以色列「創世紀獎」頒獎儀式，因為以國總理尼坦雅胡預定要出席致詞，而她不希望外界認為她支持尼坦雅胡。 <text:line-break/><text:line-break/>英國「電訊報」（The Telegraph）報導，負有盛名的以色列「創世紀獎」（Genesis Prize）享有「猶太諾貝爾獎」美稱。 <text:line-break/><text:line-break/>路透社報導，主辦單位昨天宣布取消頒獎典禮後，娜塔莉波曼（Natalie Portman）的決定在以色列引起輕微反彈。但2011年曾以「黑天鵝」（Black Swan）一片勇奪奧斯卡影后的她也說，她的舉動「被他人曲解」。 <text:line-break/><text:line-break/>根據主辦單位，娜塔莉波曼的代理人表示，以色列最近發生了「令人不安」的事件，使她決定打退堂鼓。 <text:line-break/><text:line-break/>許多人因此認為，她的決定與近來的國際批評聲浪息息相關。巴勒斯坦人過去數週在加薩－以色列邊界示威，引發以色列軍事回應，共有35名巴人罹難。 <text:line-break/><text:line-break/>以色列則表示，他們做的是保衛邊界該做的事。 <text:line-break/><text:line-break/>尼坦雅胡（Benjamin Netanyahu）右翼政府的某些閣員表示，娜塔莉波曼似乎是遭巴勒斯坦人領導的國際抵制以色列行動影響。 <text:line-break/><text:line-break/>娜塔莉波曼稍後在Instagram發表聲明說：「讓我為自己發言。我決定不出席，是因為我不希望自己看似支持尼坦雅胡。他預定要在典禮上致詞。」 <text:line-break/><text:line-break/>娜塔莉波曼表示，她並不支持「抵制、撤資和制裁運動」（Boycott, Divestment and Sanctions, BDS）。這項運動的宗旨是基於巴勒斯坦人所受待遇，孤立以色列。 <text:line-break/><text:line-break/>她說：「與世界上許多以色列人和猶太人一樣，我可以在不抵制整個國家的情況下，批評以色列領導人。」 <text:line-break/><text:line-break/>「就是在70年前，以色列以猶太大屠殺難民的避風港之姿建國。」 <text:line-break/><text:line-break/>「但那些遭受現今暴行的人所受的待遇，根本不符合我的猶太價值觀。就是因為我在乎以色列，我必須堅決反對暴力、腐敗、不平等和濫權。」 <text:line-break/><text:line-break/>「創世紀獎」在2014年設立，頒給在專業領域成就卓越、且「透過自己對猶太社群與猶太價值的貢獻激發他人」的人。（譯者：陳乃瑜/核稿：張佑之）1070421</text:p>
      <text:p text:style-name="P4"/>
      <text:p text:style-name="P1">孫從輔   |  2018.04.23 01:19   |   <text:a xlink:type="simple" xlink:href="http://palinfo.habago.org/Entry?Command=Information_PrintForum&amp;iPage=80#FORUM36676"><text:span text:style-name="T1">#</text:span></text:a></text:p>
      <text:p text:style-name="P3">經濟學中有一個理論，認為投票制度無法徹底改善貧窮與弱勢人群的生活。假設社會中有許多窮人，許多中產階級，和少數的富人，那麼主張以剝奪窮人而利於中產階級的政策，就容易得到多數的選票。其原因是中產階級人數多又有投票的能力與意願，富人少但有資源與影響力，只有窮人，雖然人數不少但參與政治的能力弱，因此投票的結果大概率是中產階級得大利，富人得小利(但因人數少而每個人的得利其實很大)，而窮人損失大。這是多數決系統的運行規律，和人性無關。而且這還是假設了理性人的結果，考慮到窮人容易被其它階級的話語誤導而誤判了己身的利益所在，投票的結果就更不利窮人了。 歷屆美國總統選舉中，降低貧困率從來不是主要政見，並不是美國窮人少，而是沒有選票利益，或是說並不得“選民”的民心。中共政府把消除貧困當成重要政策，的確令人欽佩。</text:p>
      <text:p text:style-name="P1">王修亮   |  2018.04.22 20:17   |   <text:a xlink:type="simple" xlink:href="http://palinfo.habago.org/Entry?Command=Information_PrintForum&amp;iPage=80#FORUM36675"><text:span text:style-name="T1">#</text:span></text:a></text:p>
      <text:p text:style-name="P2">當年的師專學生是不學英文的，因為政府認為教小學的教師不必懂英文，畢業後埋首教學研究，也沒給自己學新語言的機會，各種訊息只能仰賴中文，孤陋寡聞難免。 <text:line-break/>網路運用這兩年我會了點，繼續努力。 <text:line-break/>謝謝!</text:p>
      <text:p text:style-name="P1">阿海   |  2018.04.22 13:25   |   <text:a xlink:type="simple" xlink:href="http://palinfo.habago.org/Entry?Command=Information_PrintForum&amp;iPage=80#FORUM36674"><text:span text:style-name="T1">#</text:span></text:a></text:p>
      <text:p text:style-name="P3">"妳知道妳最大的問題是什麼嗎？妳愛這個世界！" <text:line-break/>沙林傑這句話好得很，非常喜愛。謝謝陳醫生。收下!</text:p>
      <text:p text:style-name="P1">鄭豐遠   |  2018.04.22 05:54   |   <text:a xlink:type="simple" xlink:href="http://palinfo.habago.org/Entry?Command=Information_PrintForum&amp;iPage=80#FORUM36673"><text:span text:style-name="T1">#</text:span></text:a></text:p>
      <text:p text:style-name="P2">陳真說的這個報告，好像應該是這個連結才對: <text:line-break/>http://researchbriefings.files.parliament.uk/documents/SN07096/SN07096.pdf</text:p>
      <text:p text:style-name="P1">陳真   |  2018.04.22 02:45   |   <text:a xlink:type="simple" xlink:href="http://palinfo.habago.org/Entry?Command=Information_PrintForum&amp;iPage=80#FORUM36672"><text:span text:style-name="T1">#</text:span></text:a></text:p>
      <text:p text:style-name="P3">這很容易查證啊。底下是今年 (2018年) 2月針對貧窮問題的英國國會調查報告： <text:line-break/><text:line-break/>http://researchbriefings.files.parliament.uk/documents/SN07096/SN07096.pdf <text:line-break/><text:line-break/>先說妳貼的英文部份，這樣一些數據 (所謂14萬人缺電缺糧食) 的確相當 "草率不實"，不過卻是嚴重低估，而非高估。英國有六千五百多萬人口，怎麼可能只有14萬個窮人？真實的情況是：後面還要再加上兩個零。沒有錯，就是 1千4百萬。也就是說，五個英國人之中就有一個是窮人，而且其中16歲以下的兒童就佔了四百多萬人。 <text:line-break/><text:line-break/>窮分兩種，一種是相對貧窮，一種是絕對貧窮，不管採用哪一種，數字相去不遠。這裏有個簡單摘要： <text:line-break/><text:line-break/>How many people are in poverty? <text:line-break/><text:line-break/>In 2016/17: <text:line-break/><text:line-break/>10.4 million people were in relative low income BHC (16% of the population), about the same as the year before. <text:line-break/>8.9 million were in absolute low income BHC (14%), down 500,000 from the year before. <text:line-break/>14.3 million were in relative low income AHC (22%), up 300,000 from the year before. <text:line-break/>12.4 million were in absolute low income AHC (19%), down 400,000 from the year before. <text:line-break/>Looking specifically at children: <text:line-break/><text:line-break/>2.7 million children were in relative low income BHC (19% of children), about the same as the year before. <text:line-break/>2.2 million were in absolute low income BHC (16%), down 200,000 from the year before. <text:line-break/>4.1 million were in relative low income AHC (30%), up 100,000 from the year before. <text:line-break/>3.5 million were in absolute low income AHC (26%), down 200,000 from the year before. <text:line-break/><text:line-break/>AHC 指的是扣掉居住支出後，BHC則是尚未扣除房屋支出。 <text:line-break/><text:line-break/>至於妳貼的中文部份，那就根本是存心胡扯了。香港有7百多萬人口，官方最新公布的貧窮人數是135萬，也是大約五分之一的貧窮人口，哪有可能連1千4百個人都不到？ <text:line-break/><text:line-break/>每個國家或社會的物價與開支狀況落差太大，因此一般都會根據內部實際購買力來定義貧窮。在大陸許多鄉鎮，也許一個月300人民幣就勉強夠用，但若在英國恐怕活不了三天。 <text:line-break/><text:line-break/>如果根據聯合國的赤貧 (極端貧窮) 標準，則是一天花1.9美元以下。依此定義，全世界約有將近八億的赤貧人口，其中三分之一在印度，其中大約一成二在中國，也就是說，中國大約還有一億人生活在國際定義的赤貧線底下。 <text:line-break/><text:line-break/>根據世界銀行的統計，從1981年到2012年這30年間，全球赤貧人口大幅減少了11億。在這段期間內，中國的赤貧人口減少7.9億，佔了全球脫貧人口的 72%。中國曾經是全世界最窮的國家之一，將近九成 (88%) 的人赤貧，短短30年，如今只剩2%。中國官方把目標訂在2020年，要讓所有中國人全部脫貧。你不得不承認這是人類史上一個前所未見的偉大成就。 <text:line-break/><text:line-break/>也許是因為我自己曾經度過長達大約12年的極端貧窮，因此對於貧窮問題特別關注。沒窮過沒餓過的人，根本不可能懂得什麼叫貧窮。 <text:line-break/><text:line-break/>從念國中二年級起，一直到當上醫師為止，扣掉高中三年的衣食無憂，另外那12年之中，一年三百六十五天能吃一頓飽飯的日子不會超過五天，餓成皮包骨，只剩四十幾公斤；將近十年沒有熱水洗澡，買不起肥皂，衛生紙到處偷，搭火車永遠都是躲在廁所逃票；念大學時，有幾個月時間甚至窮到根本租不起房子，於是就乾脆睡在高雄火車站，半夜常被警察驅趕；一兩星期沒洗澡是常事，因為冬天洗冷水太痛苦；外形狼狽醜陋滿身異味，經常四處遭人嘲笑羞辱。 <text:line-break/><text:line-break/>當時曾撿了兩三隻流浪狗，與我一同睡在地上。我每天會四處去自助餐店找餿食給牠們吃。有一年大過年，放長假天數特別長，所有店都關門，一連餓了五天，其中有一隻比較老的叫 "來來"，於是就餓死了。當我找到食物回到家時，"來來" 的肚子，已經被另外一隻給吃掉了，整個內臟都吃光。 <text:line-break/><text:line-break/>一直到當上醫師的第二年，甚至第三年，才終於脫貧。因為，當醫師的頭一年，母親因我而過世，我的薪水全拿去繳學貸以及買了一塊二十多萬元的墓地。學姊高二被退學後，輟學兩年，根本買不起衣服，只好穿我破破爛爛的舊衣，穿得男不男女不女的，因此常遭林口長庚精神科的某位醫師之羞辱，經常故意要把學姊說成是個連話都不會講的智障，說她穿得怪里怪氣，頭腦阿達阿達。 <text:line-break/><text:line-break/>有一天，開病例討論會，那天由我負責報告住院個案，學姊剛好有急事打電話來護理站，我當時在台上講話，沒法接。那位醫師就興沖沖跑去接，然後回來之後就故意當場告訴大家說： <text:line-break/><text:line-break/>"打電話找你的那個女朋友啊，她是不是...嘿嘿嘿... (阿達阿達之意)，我問她要不要留話，她就嚇得趕緊掛掉電話。" <text:line-break/><text:line-break/>一邊講，一邊比手畫腳，唱作俱佳，惹得大家哄堂大笑，認定我交了一個智能不足穿著怪異的女朋友。 <text:line-break/><text:line-break/>這就是貧窮。貧窮並不僅僅只是饑餓。 <text:line-break/><text:line-break/>當然，餓還是最大的痛苦之一。有一段時間，實在餓到受不了，於是就跑去賣血，一西西五塊錢。賣血還不夠，異想天開在報上登廣告說我要賣一顆腎臟，引來一位律師的來信警告違法，幾位楠梓加工出口區的女工還因此經常特地騎機車來載我去吃麵。三十多年過去了，我依然忘不了那些善待我的人，包括那幾位工廠女工，包括那位說我太瘦而不願幫我抽血而且還塞了一堆餅乾給我的護士。 <text:line-break/><text:line-break/>貧窮日子已過，但是，即使到現在，想起前後長達十多年的貧窮日子，仍然難免悲從中來。 <text:line-break/><text:line-break/>當路子幾乎走到盡頭，彷彿一切希望都得揚棄，日子反而單純，每天看雲看牛看風看星星看螢火蟲看牛背上的白鷺鷥。 Pierre-Auguste Renoir 說得沒錯，"痛苦會過去，美麗會留下"。" 我知道，(至少對我而言)，在某個意義上，這不是災難，而是一種美麗的祝福，我特別懷念人生中這段痛苦歲月，特別是最慘烈、走投無路近乎絕望的1989-1990年，尤其美麗，也許那是我一生中最幸福最美好的一段時光。</text:p>
      <text:p text:style-name="P1">王修亮   |  2018.04.21 16:22   |   <text:a xlink:type="simple" xlink:href="http://palinfo.habago.org/Entry?Command=Information_PrintForum&amp;iPage=80#FORUM36671"><text:span text:style-name="T1">#</text:span></text:a></text:p>
      <text:p text:style-name="P2">剛才一位遠嫁英國多年的老友提出自己的所見所聞，認為引起我許多感觸的這篇「MJS 快速反應組 」的貼文與數據，有草率不實之嫌。 <text:line-break/>這也只能依靠多聞多見一點一滴地去瞭解。 <text:line-break/><text:line-break/>而我感觸地的重點並不在於這篇文章有多少真實，而是真實在生命中為何如此難以呈現? <text:line-break/>我自己又以怎樣的態度面對迷霧中的世界? </text:p>
      <text:p text:style-name="P1">王修亮   |  2018.04.21 14:59   |   <text:a xlink:type="simple" xlink:href="http://palinfo.habago.org/Entry?Command=Information_PrintForum&amp;iPage=80#FORUM36670"><text:span text:style-name="T1">#</text:span></text:a></text:p>
      <text:p text:style-name="P3">看完之後，有一些感觸，，可能是集合了近年諸多事務的總結性感觸。 <text:line-break/>我並不善長言辭與評論，以前我不太有能力將教育以外的想法轉化為言詞，現在似乎清澈了一些。 <text:line-break/>這一篇報導僅僅是世界裡的某一個面向。 <text:line-break/>但是，做為一個人，作為一個希望自己是「人」的人，對世事上的每一個面向，都需要有所接觸，並有系統的質疑，透過交叉對比來盡力釐清可能的真實。例如英國的貧窮人口數據是否正確等等。 <text:line-break/><text:line-break/>政治是集人類之惡大成的事物，它的基層確實是熱血、理想、公益、行動，乃至於改革，但在群體運作的複雜過程中，大體來說成就更多的是人性之惡→貪婪、謊言與霸凌。 <text:line-break/>正如白頭盔組織，從正義使者被揭發，證實，原來只是個拿人錢財演假戲的說謊者。詐欺著世界人基層的熱血、理想、公益、行動，乃至於改革。 <text:line-break/>又如民進黨的轉型正義，穿戴著基層的熱血、理想、公益、行動，乃至於改革的外衣，行使貪婪、謊言與霸凌的行動。 <text:line-break/><text:line-break/>我不信任人類，也不信任自己。 <text:line-break/>肉身與靈魂無可如何的並存著，在失去本能，追逐群體流行的人工社會裡，彼此殺伐吞噬，想做到自我融合均衡極為困難。 <text:line-break/>「我欲仁，仁斯至矣」對常人終究遙不可及，頓悟之後的日常磨練處處陷阱，不知不覺就坎入黑洞。 <text:line-break/>所以我得努力探索自己所能所用，以求深知自己的弱點與貪婪，以便做我目前可以繼續做下去的事務。 <text:line-break/>自知自覺。 <text:line-break/><text:line-break/>這不一定能做好，即使年至耳順，我仍不信任自己的思考與判斷。 <text:line-break/>所以我只敢做個有所不為的狷者，沒能力，我不做，免得越做越傷害了人我環境。 <text:line-break/>但並不表示我「甚麼也不要去做免得多做多錯」。 <text:line-break/>我終究在驚滔駭浪中做了一輩子的國小教育改革，即使錯誤很多，即使深知自己的無知與環境的貧乏，我在此位，我理所當然應該做。 <text:line-break/><text:line-break/>繼續在國小教育上努力於熱血、理想、公益、行動，乃至於改革，直至我死亡為止。不為甚麼，我只是想做一個人。 <text:line-break/><text:line-break/>我也很清楚這一切行動不過是及身而止，女兒有她獨立的天命，不會也不該繼承我，學生一樣各自擁有獨立的天命，會走往自己的價值方向，生命不會留下任何痕跡，而生命的意義也不在於留下任何痕跡，這一生僅僅是我自己的選擇與努力。 <text:line-break/><text:line-break/>生命只是過程。 <text:line-break/><text:line-break/>生命不在於希望別人記住甚麼。 <text:line-break/><text:line-break/>「千秋萬歲名，寂寞身後事」? <text:line-break/>沒有千秋萬歲，也沒有寂寞，我只是我。 <text:line-break/><text:line-break/>我不懂如何連結臉書的版面，只好把這篇文章整個複製過來。 <text:line-break/>............................................... <text:line-break/>MJS 快速反應組 <text:line-break/>1 小時 · <text:line-break/>英國貧困家庭真相：家中沒有電和食物 <text:line-break/><text:line-break/>很多英國家庭沒有電供應，和沒有食物，因真的負擔不起。兩個調查，殘酷地反應生活在貧窮線下的事實，一個英國政府要面對的問題。 <text:line-break/><text:line-break/>根據一個英國組織調查，英國有大約十四萬戶家庭沒有電力供應，因為負擔不起電費。 <text:line-break/><text:line-break/>組織指不能忍受有這麼多家庭，生活欠决熱力，欠决照明下生活。有些人能克服這種環境，但也有其他人因此帶來心理，生身的損害。 <text:line-break/><text:line-break/>調查指這些家庭，有43%不能資付家居日常開支。29% 不能付樓宇供款，或交租金。39% 要靠借貸或信用卡透支來應負生活需要。有50%人向親戚或朋友借貸。有30%人需要行路回到工作崗位，因負擔不起交通費。 <text:line-break/>..................... <text:line-break/><text:line-break/>——————————————————- <text:line-break/><text:line-break/>香港如果有，不要說14萬個家庭，有一千四百個家庭這樣生活，政府要人頭落地了。香港政府又綜援，又山果金，又交通津貼，又傷殘津貼，又書簿費津貼，又活動津貼，又三糧，又跪低等，仍然被泛民政棍日駡夜駡，派極香港人也不滿意。 <text:line-break/><text:line-break/>＂恨死英國人＂。 <text:line-break/><text:line-break/>當年我有個英國朋友，在英國做警察pc守白金漢宮門口，後來申請來港當警察，一來到香港便做督察，後升至警司。娶了中國老婆生了仔，拿一大筆錢退休回英國老家，月月繼續有長俸。相對他在英國的朋友，真是天淵之別。 <text:line-break/><text:line-break/>怪不得英國留戀這一塊殖民地，因為可以巧立名目抽水，如所有政府車輛，郵筒，水渠蓋要用英國貨，招標時總是為英國提供的服務，度身訂造標書，例如英國標準的防火設備，顧問合約等。 <text:line-break/><text:line-break/>現在英國又脫歐，日子過得特別困難，當然想起香港這隻肥羊，想盡辦法，延續其影響力。另一方面，為了搵錢，更加不理道德人道責任，為沙地阿拉伯提供軍火，來攻擊也門平民目標，做成近五千名兒童喪生，也門全國所有兒童需要援助，不用說老人婦女了。 <text:line-break/><text:line-break/>但奇怪地，英國可以和美國，法國，拿出接近十四億五千萬港元的飛彈，空襲敘利亞，為救助當地兒童，更真金白銀去資助，敍利亞非政府組織，白頭盔在敘利亞的＂工作＂。 <text:line-break/><text:line-break/>其實英國在想什麼呢？聰明的你，一定可以幫助我解答問題。 <text:line-break/><text:line-break/>為何香港傳媒不報呢。 <text:line-break/><text:line-break/>所以英國需要有錢的中國人，不需要又冇錢，又不懂英文的拿龍獅旗的港獨份子，英國自己也有不小懂英語的白皮膚窮人，英國只需要這些港獨份子的血就夠了。 <text:line-break/><text:line-break/>最後這一點，你一定明白的。 <text:line-break/><text:line-break/>Bleak reality of UK’s poorest families revealed: Households without power &amp;; food <text:line-break/><text:line-break/>Many British families have no electricity and some are going without meals – purely 全because they can’t afford it. Two surveys have revealed the harsh truth of living below the poverty line, raising questions for the government. <text:line-break/><text:line-break/>Citizens Advice and the Living Wage Foundation have revealed just how hard it is for those struggling across the UK. According to Citizens Advice, as many as 140,000 households are without power because they can’t afford to top up their prepay meters. <text:line-break/><text:line-break/>Citizens Advice Chief Executive Gillian Guy said it’s “unacceptable that so many vulnerable households are being left without heat and light.” She added that “for some people self-disconnection is easily managed, but for many others it is an extremely stressful experience that can have harmful physical and emotional effects.” <text:line-break/><text:line-break/>The investigation also found that 43 percent of those struggling had fallen behind on household bills, 29 percent had fallen behind on mortgage or rent payments, and 37 percent had topped up their monthly income with a credit card or loan. Over than 50 percent had borrowed money from a friend or relative to keep them going, while 30 percent had walked to work as they couldn’t afford to catch transport. <text:line-break/><text:line-break/>Shadow Work and Pensions Secretary Margaret Greenwood said: “These shocking findings lay bare the reality of life on low pay for working families in the UK. Parents are skipping meals, falling behind on basic household bills and walking to work because they cannot afford fares. <text:line-break/><text:line-break/>“Nearly half of part-time jobs are paid below the Living Wage and over two-thirds of those are done by women. People are working hard for their families, but the Tories are failing them by leaving them at risk of debt and hunger.” <text:line-break/><text:line-break/>https://www.facebook.com/RTUKnews/posts/1932574113699129</text:p>
      <text:p text:style-name="P1">陳真   |  2018.04.20 13:21   |   <text:a xlink:type="simple" xlink:href="http://palinfo.habago.org/Entry?Command=Information_PrintForum&amp;iPage=80#FORUM36669"><text:span text:style-name="T1">#</text:span></text:a></text:p>
      <text:p text:style-name="P2">M， 記得找一個跟你取笑同樣事物的人當伴侶 <text:line-break/><text:line-break/>Make sure you marry someone who laughs at the same things you do. (記得找一個跟你一起取笑同樣事物的人當伴侶。) --J. D. Salinger <text:line-break/><text:line-break/>其實何止伴侶，知己亦如是。 <text:line-break/><text:line-break/>很多人寫文章，引用 J.D Salinger的這段話，說是引自他的 "麥田捕手"，其實不對，麥田捕手裏應該沒有這句話，這話應該出自他女兒寫的回憶錄 "Dream Catcher: A Memoir" 的第226頁。Salinger女兒說，她爸爸似乎在婚姻中感到極度痛苦，於是經常藉著電影或各種故事，告誡她這些話。女兒說，她爸爸對於那些他所認同的祈禱文或觀念或名言等等，經常不斷反覆對小孩提起，有時平均一個月就會提起一兩次。Salinger 認為，即便是看同樣一場電影，彼此的評價是否一致，其實事關重大。 <text:line-break/><text:line-break/>Salinger的這段話其實還有下半段，他說："互補是很吸引人的，但不會長久" (Opposites may attract, but not for long.) <text:line-break/><text:line-break/>Salinger有個前女友，熱愛名聲，看重成就，嚮往繁華世界，甚至因此出賣Salinger 的一些個資給媒體。在記錄片中，該女友回憶道，Salinger氣得對她破口大罵，罵些什麼呢？真是罵得有夠大快人心，於我心有戚戚焉。Salinger罵她說："妳知道妳最大的問題是什麼嗎？妳愛這個世界！" <text:line-break/><text:line-break/>沈從文說；"我存心要把讀者給拋棄了"。臨終有人問他，有沒有什麼話要說，沈從文回答："我對這世界無話可說"。<text:line-break/><text:line-break/>據說賓拉登說過一句話，非常深得我心。他說："我們跟美國人的最大差別在於：他們喜歡生命，但我們卻熱愛死亡。" <text:line-break/><text:line-break/>我很不想用庸俗語言來解釋或破壞諸如上述這樣一些話的深刻意涵。當然，如果你要把它做字面解，我也只能啞口無言。 <text:line-break/><text:line-break/>今天，我們之所以會喜歡這個人、討厭那個人，或是仰慕這個人、輕視那個人，並非偶然，而是氣味使然。哪怕是乍看無關緊要的一些事，其實都隱隱而堅定地指向一種深沉的內在。 <text:line-break/><text:line-break/>在我念哲學之前，根本不知道維根斯坦是誰。1997年的7月3號，抵達英國的第三天深夜，我隨手拿起維根斯坦的 "Philosophical Investigations"，先看序言，看到他寫的一句話，我的整個人生從此翻轉，走上一條不知是福是禍的不歸路。維根斯坦這句話是這麼說的，我已經引用過幾千次，不在乎再多說一次。他說： <text:line-break/><text:line-break/>"我想寫一本好書，但這樣的時光早已流逝"。 <text:line-break/><text:line-break/>我也說不上來，為什麼這樣一句簡單話語，竟讓我感受到一種前所未有的感動，從而對我的生命起了決定性的作用。從那一刻起，我就決定一輩子要跟定此人。 <text:line-break/><text:line-break/>不過，話語是這樣一種東西：它是有著某種無可替代的 "所有權" 的，該是誰家的孩子就是誰家的孩子，而不是說你把某人的話語給重新覆述一遍就會成為你自己的話語；字眼是無法偽裝與剽竊的。不是那樣的人，就說不出來那樣的話。 <text:line-break/><text:line-break/>曾經有讀者含情默默地對我說，她很喜歡龍應台，也很喜歡我 (的文字)。我當場啞口無言，那就好像說，我好喜歡馬文才的文采，也很喜歡唐伯虎。這應該是不可能發生的事，你只能二選一，你勢必得取笑其中一個，不可能兩個都愛。龍應台若是那光，我就是那黑暗，一明一暗，一好一壞，在某個極其重要的氣味上，恰好各趨極端，不可能同時存在。 <text:line-break/><text:line-break/>Salinger講得沒錯，不管是婚或友，務必找一個會跟你一起嘲笑同樣人事物的人。建議婚友聯誼社應該把這句話奉為圭臬，寫入媒合規章。難道你能想像，你的伴侶崇拜一個你所鄙視的人渣或腦殘？難道你能想像，你的伴侶看不起你所仰慕的人事物？難道你能想像，你的伴侶熱衷於或看重那些你所輕視的人事物？ <text:line-break/><text:line-break/>好像不管寫什麼，寫到最後都會變成婚友指南。這跟判斷任何人事物的價值其實是一樣的，你怎麼看人看事物，意味著你怎麼看待世界。這項本事，主流人士似乎難以體會，因為他們的思維品味位居主流，嘲笑的都是絕大多數人的共同嘲笑對象，恐怕很難理解居於極少數一方異類的眼光與氣味。 <text:line-break/><text:line-break/>我並不認為氣味會改變，但仍執意散發某種氣味，其實就像一種尋親，尋找同類，看能不能減少一些孤獨。但願別像布蘭詩歌所唱的：我努力想尋找同類，結果卻吸引了一堆敗類。 <text:line-break/><text:line-break/>(未完待續)</text:p>
      <text:p text:style-name="P1">陳真   |  2018.04.20 01:46   |   <text:a xlink:type="simple" xlink:href="http://palinfo.habago.org/Entry?Command=Information_PrintForum&amp;iPage=80#FORUM36668"><text:span text:style-name="T1">#</text:span></text:a></text:p>
      <text:p text:style-name="P3">L，在我的字典裏.... <text:line-break/><text:line-break/>維根斯坦有句話給我很深的印象，於我心有戚戚焉。他大約是這麼說的：從我們對隱喻的不同偏好，看得出彼此內在世界的根本差異。 <text:line-break/><text:line-break/>如果用我的話來說就是：哪怕只是一句乍看無甚意義的話，都很可能指向彼此內在世界的根本差異。 <text:line-break/><text:line-break/>為什麼呢？因為概念是一種家族 (FAMILY)，你要說它是一種 "字典" 也未嘗不可。我們常這麼說："在我的字典裏如何如何"，比方說， "在我的字典裏沒有窩囊兩個字"。在別人的 "字典" 中存在的 "字"，很可能不存在我的 "字典" 裏，也就是說，我從不以那樣一種眼光看事情。因此，當某個乍看無甚意義的 "字" 出現時，我就能馬上清楚而強烈地意識到你的 "字典" 跟我的不一樣；我們或許在某些表面事物上類似，但骨子裏卻是兩種截然不同的物種。 <text:line-break/><text:line-break/>對此我可以舉出無數的例子，但怕舉了會有影射效果，怕會因此把我和幾乎所有人給區隔成兩個世界，所以就不敢舉一些太深刻的，姑且就只能說些比較淺白無害的例子。比方說，有一回去找房子，屋主一直跟我介紹如何規畫房間。她說，某一間房很適合拿來放一架鋼琴，有空就可以彈一彈，身心舒暢。我聽了，馬上知道此人絕對是我的天敵，彼此世界必然誓不兩立。表面上，你跟屋主說不定都很喜歡音樂，但如果你夠敏銳，你就能察覺到對方的辭彙或隱喻，根本不存在你的 "字典" 裏。 <text:line-break/><text:line-break/>再舉個例，有一回，兩個台灣留英學生來我家，其中一個說有事要跟我借電話打給同學。當她用英文和她同學講電話的時候，另一個留學生悄悄拉我到一旁，壓低音量，很驚訝說："天啊，她是在講英文嗎？" 我沒答腔，但瞬間失去跟她繼續進行社交的熱情，心裏立即明白此人必然也是我的天敵，彼此世界必然誓不兩立。只要不是聾子，只要懂一點英文，當然知道那位學生正在用英文跟同學講電話。另一名學生之所以有此驚嘆，真正的意思是說："天啊！她的英文發音好爛哦"。 <text:line-break/><text:line-break/>某種語言的發音，當然有個大概標準。重點是，你怎麼會以那樣一種方式看待它？重點不是"它"，不是某件事，重點是你和它之間的關係。如果你夠敏銳，你就能察覺到對方的某種辭彙或隱喻，根本不存在你的 "字典" 裏，也就是說，哪怕只是一句乍看無甚意義的話，其實都能看出某種內在世界，因為概念是一種家族，一群類似的概念就像家人一樣住在一起，構成一種世界。一旦出現某個 "家人" 時，你就能馬上清楚而強烈地意識到彼此內在世界的根本差異。 <text:line-break/><text:line-break/>再舉個例，有一回，一位也是劍橋的台灣留學生來找我。我那時還不像現在這樣害怕接觸人類，口才仍然一級棒，就算一個人接待一萬人也無絲毫不自在，英國的家裏 (宿舍) 經常有各路訪客，門庭若市。跟這位留學生原本相談甚歡，但他突然冒出一句說，跟我 "對談" 很充實，說他 "向來不屑跟非名校的人講話"。我一聽，幾乎立刻變成啞巴，一句話也說不出來，因為我知道我又遇到天敵了。 <text:line-break/><text:line-break/>我現在工作的醫院和鄉鎮非常偏僻，物質條件落後，是我這輩子工作過最基層的一個地方，算是窮鄉僻壤；即便長年住在高雄的人，想要找到這家小醫院都很難，非常偏僻而遙遠，每天上下班開車來回跑一趟高速公路就得花上兩小時。但是，偶而還是會有極少數病人慕名而來。究竟慕些什麼名，實在很令人納悶。但我經常感受到一種痛苦之處，也就是每當有病人或家屬根據一些外在的學經歷條件稱讚我醫術如何高明時，我就知道我大概很難治好他們的病了。為什麼呢？因為根據他們的 "字典"，他們必然很快就會發現我根本不是他們心目中所謂名醫應有的形象與態度。 <text:line-break/><text:line-break/>維根斯坦的主要思想之一，基本上可以用他的一句名言來概括，他說："To understand a sentence means to understand a language." 了解一個句子，就是了解一種語言。差不多就是我要說的這個意思。 <text:line-break/><text:line-break/>結論是：字典很重要，決定了人與人之間的距離。我們從自己的字典中，挑出一定的字眼，就像使用一種隱喻那樣，就像個詩人一般，藉以描述自己和這世界的關係。 <text:line-break/><text:line-break/>(未完待續)</text:p>
      <text:p text:style-name="P1">陳真   |  2018.04.20 00:06   |   <text:a xlink:type="simple" xlink:href="http://palinfo.habago.org/Entry?Command=Information_PrintForum&amp;iPage=80#FORUM36667"><text:span text:style-name="T1">#</text:span></text:a></text:p>
      <text:p text:style-name="P2">底下這個阿伯很有智慧。要打，叫人渣黨及底下那一大堆尾巴黨自己去打。不過，我跟你保證：這些混蛋會溜得或投降得比誰都快。 <text:line-break/><text:line-break/>陳真 <text:line-break/>============ <text:line-break/>共軍要是打金門的話…　阿伯：不用打，直接投降！ <text:line-break/><text:line-break/>2018/04/18 <text:line-break/><text:line-break/>政治中心／綜合報導 <text:line-break/><text:line-break/>中國大陸今（18）日在距離金門僅有60公里的泉州灣實施實彈射擊，引起國內關注。不過反觀金門當地居民，似乎是老神在在，而金門防衛指揮部則表示， 防區內部隊仍舊維持正常運作。 <text:line-break/><text:line-break/>據《聯合報》報導，金城最熱鬧的東門菜市場，今日仍舊有不少的買菜人潮，有阿伯被問到對於中國大陸軍演的看法時，則笑說「沒感覺」，還說要是解放軍真的攻打金門，「不用打，直接投降」。</text:p>
      <text:p text:style-name="P1">陳真   |  2018.04.19 23:57   |   <text:a xlink:type="simple" xlink:href="http://palinfo.habago.org/Entry?Command=Information_PrintForum&amp;iPage=80#FORUM36666"><text:span text:style-name="T1">#</text:span></text:a></text:p>
      <text:p text:style-name="P3">根據本周日即 4月 15日英國 "獨立報" (The Independent) 的報導，長年駐守中東的英國著名記者 Robert Fisk，案發當時正好人在杜馬 (Douma)，也就是所謂化武攻擊影片的拍攝地。他訪問影片中所拍攝的那所醫院的醫生Dr. Assim Rahaibani，有這麼一段談話： <text:line-break/><text:line-break/>"那天晚上，我在家中的地下室，距離醫院約三百公尺。醫院裏的所有醫生都知道，杜馬夜裏常有政府軍的砲彈或轟炸，但是那天晚上卻只有風和巨大的煙塵，逐漸往地下室蔓延開來。不久，有些人就跑進來，說是感到缺氧。就在當下，有個白頭盔的成員站在大門口，開始大叫 "有毒氣！"，於是大家就開始驚慌亂成一團，接著就彼此潑水。影片就是這樣拍攝的，確有此一幕，不過不是毒氣，而是有些人缺氧不適。" <text:line-break/><text:line-break/>WSWS在4月18日的一篇報導指出：該名醫生的這段陳述，跟俄羅斯的指控吻合，俄國指控白頭盔在英國特務機構的指令下，安排這齣假戲，藉以做為英美法等國攻擊敘利亞的藉口。Robert Fisk 的採訪證詞，顯然徹底拆穿英美法的謊言。WSWS 進一步指出，白頭盔是由英國情治單位所資助的一個反阿塞德反叛勢力，並指出白頭盔在拍攝了這段影片後便夥同伊斯蘭極端組織之反叛軍 Jaysh-al Islam 迅速逃離現場。 <text:line-break/><text:line-break/>以上是我的摘譯。其實，用肚臍想也知道，若是化武攻擊，旁邊救助的人一樣得翹辮子，哪有可能在毫無防護措施的狀況下施救，而且還能灑灑水就沒事。而且，這也不是頭一次了，每次都剛好政府軍快要贏了的時候，政府軍就會開始拿出化武絕招，這不是發神經嗎？每次都等敵人都跑光了，你才施絕招。而且，每次都是偏偏鎖定攻擊小孩或老人與婦女，而不是攻擊反叛軍，政府軍是腦袋進水嗎？更不可思議的是，每次都剛好被白頭盔給拍到。 <text:line-break/><text:line-break/>這個白頭盔如此賣力演出，真的揪感心ㄟ，估計遲早會獲得諾貝爾和平獎。記得兩年前好像還榮獲奧斯卡不知道什麼獎，記錄片還是什麼我不清楚；其實應該榮獲最佳劇情片才對，最佳導演包括英美法日澳洲等等，族繁不及備載。巴勒網必須在此隆重建議：為了提升台灣國際能見度，為了早日重返國際社會，為了捍衛民主自由與人權，不妨由人渣黨及一堆尾巴黨例如屎袋力量還有什麼社民黨與綠黨等等，一同辦個金鳥影展，敦請蔡啥小或賴啥小當評審團主席，獎勵一些鳥人鳥事什麼的。</text:p>
      <text:p text:style-name="P4"/>
      <text:p text:style-name="P1">Ethan   |  2018.04.19 14:05   |   <text:a xlink:type="simple" xlink:href="http://palinfo.habago.org/Entry?Command=Information_PrintForum&amp;iPage=81#FORUM36665"><text:span text:style-name="T1">#</text:span></text:a></text:p>
      <text:p text:style-name="P3">白頭盔拍的影片，影片中的人物出來說明當天的情況。 原來有給食物找來小孩擺拍。 主流媒體應該多報導一下這些揭露的訊息。 <text:line-break/>http://m.guancha.cn/global-news/2018_04_19_454258.shtml</text:p>
      <text:p text:style-name="P1">鄭豐遠   |  2018.04.19 09:54   |   <text:a xlink:type="simple" xlink:href="http://palinfo.habago.org/Entry?Command=Information_PrintForum&amp;iPage=81#FORUM36664"><text:span text:style-name="T1">#</text:span></text:a></text:p>
      <text:p text:style-name="P2">《海峡两岸》 20180417 称大陆军演为“例行性” 台当局被呛 | CCTV中文国际 <text:line-break/>https://youtu.be/58qW-70HyOY <text:line-break/><text:line-break/>《今日关注》 20180418 震慑“台独”！解放军台湾海峡实弹演 | CCTV中文国际 <text:line-break/>https://youtu.be/rLNpnSifBvs <text:line-break/><text:line-break/>連大陸自己說挑明說這次軍演就是針對台獨言論，台灣當局竟然還在那邊故作輕鬆，一副安啦安啦沒事啦的模樣，到底是在欺誰騙誰呢? 這些其實就是不折不扣美日走狗的投機政客，完全不會在乎你我一般人的死活，哪怕絕大部份的台灣人民都不可能有那樣的意願和能力去承受戰爭。 <text:line-break/><text:line-break/>台灣人再不回頭，再不醒悟，再不徹底從美日的險毒煽動和邪惡盤算裡跳脫出來，恐怕就要上演國共內戰以來，好不容易換得的半個世紀多的和平後的又一次的骨肉相殘悲劇，進而造成中華文明身上另一個巨大傷痕。</text:p>
      <text:p text:style-name="P1">陳真   |  2018.04.17 02:39   |   <text:a xlink:type="simple" xlink:href="http://palinfo.habago.org/Entry?Command=Information_PrintForum&amp;iPage=81#FORUM36663"><text:span text:style-name="T1">#</text:span></text:a></text:p>
      <text:p text:style-name="P3">世上每一樁不幸，似乎都有我們的一份。心裏有事，可以聽音樂，可以看電影，或是耐心等待死亡的來臨。 <text:line-break/><text:line-break/>睽違十多年，昨天終於再度看了 "Sympathy for lady vengeance"。 <text:line-break/><text:line-break/>底下是影片主題曲，也就是韋瓦第的 Cantate "Cessate, omai cessate" - "Ah, ch'infelice sempre"： <text:line-break/><text:line-break/>曲 (電影版)：https://goo.gl/2hYTeR <text:line-break/><text:line-break/>曲加詞：https://goo.gl/3HjxTM <text:line-break/><text:line-break/>不容易找到義大利文翻譯，不過整個曲子沒幾個字，稍微研究一下就能明白。有位韓國人的英文翻譯或意譯，頗為傳神，如下： <text:line-break/><text:line-break/>Why does the ungrateful Dorilla <text:line-break/>wish nothing but my grief? <text:line-break/>Why, ever stonier-hearted, <text:line-break/>cause my poor tears to flow? <text:line-break/>For my woes <text:line-break/>there is no cure, <text:line-break/>no, none; <text:line-break/>nor any hope. <text:line-break/>My savage martyrdom and all my pains <text:line-break/>can only find relief in death. <text:line-break/><text:line-break/>這是電影的全部配樂： https://goo.gl/bqffmK <text:line-break/><text:line-break/>這是電影的片頭字幕，非常美，但是應該要大銀幕看才像樣： https://goo.gl/FWY2vU <text:line-break/><text:line-break/>論藝術性，這電影應該排在 Old Boy 之後，但是，凡是有著贖罪意識的作品我都有點偏好，會加分，例如金基德的 "聖殤"，例如大島渚的 " Merry Christmas, Mr. Lawrence" 也許是因為它們說中我的心。 <text:line-break/><text:line-break/>"Sympathy for lady vengeance" 片尾有這麼一段台詞非常美，只有三句：Be white. Live white. Like this. 乾淨做人，清清白白地活著，像這塊白蛋糕一樣。13年來，我幾乎沒有一天不去想到它，但它可望不可及，生命難以救贖，惟有耐心等待死亡來獲得安慰。 </text:p>
      <text:p text:style-name="P1">昭瑋   |  2018.04.16 22:05   |   <text:a xlink:type="simple" xlink:href="http://palinfo.habago.org/Entry?Command=Information_PrintForum&amp;iPage=81#FORUM36662"><text:span text:style-name="T1">#</text:span></text:a></text:p>
      <text:p text:style-name="P2">給陳真醫師的上一篇文章提供一點背景資訊。 <text:line-break/><text:line-break/>央視新聞網的影片： <text:line-break/><text:line-break/>叙利亚儿童含泪追问:我们做错了什么？ <text:line-break/><text:line-break/>https://goo.gl/HGcy9Z</text:p>
      <text:p text:style-name="P1">宋兆理   |  2018.04.16 16:52   |   <text:a xlink:type="simple" xlink:href="http://palinfo.habago.org/Entry?Command=Information_PrintForum&amp;iPage=81#FORUM36661"><text:span text:style-name="T1">#</text:span></text:a></text:p>
      <text:p text:style-name="P3">其實表態譴責這件事我是覺得如果可以最大限度就是什麼都不說，記得前陣子歐盟原屬東歐都一個國家（新聞報導看完沒特別留存）沒有跟著歐盟譴責俄羅斯就被歐盟撻伐。 <text:line-break/><text:line-break/>非常悲哀的是以前這個世界有選擇不說的自由，現在連不說的自由都沒了；這個世界就像是幫派大會宣誓，哪個堂口敢不隨幫主意思就得小心被抄家（我印象中以前沒有到這麼糟糕，但現在世界各和平組織越多、人權組織越多，反而越沒辦法不跟風表態）。 <text:line-break/><text:line-break/>《笑傲江湖》裡面令狐沖曾經跟曲洋、劉正風交好，在令狐沖眼裡的世界這個世界分為好人跟壞人，但在世人的世界分為正派跟反派，你在正派裡面管你道德品性多差你都是好人，在反派裡面就算是高風亮節都該死，令狐沖因此而遭正派人士指責。 <text:line-break/><text:line-break/>在真實的世界裡面當令狐沖恐怕只會比小說更快完蛋。</text:p>
      <text:p text:style-name="P1">陳真   |  2018.04.16 12:05   |   <text:a xlink:type="simple" xlink:href="http://palinfo.habago.org/Entry?Command=Information_PrintForum&amp;iPage=81#FORUM36660"><text:span text:style-name="T1">#</text:span></text:a></text:p>
      <text:p text:style-name="P2">我常常被騙，但我並不常同樣的事一再被騙。騙一次叫老實，騙兩次叫單純，騙無數次那就是腦殘了。 <text:line-break/><text:line-break/>西方列強及其同路人，最擅長的作戰方式之一就是宣傳戰，透過控制幾乎所有主流媒體，進行造謠、扭曲、渲染以及高度選擇性的所謂事實呈現，編造出一套與真實世界截然不同的幻象與錯覺，進而藉以發動進一步的各種攻擊與掠奪，包括永無止盡的侵略與屠殺，從中獲取私人暴利與龐大權力。就如Noam Chomsky所說，一個強大的中國，以及一個有效運作的聯合國組織，加上民間各種自發力量，方能遏止這樣一種長達數十年的侵略與殺戮以及一切為所欲為。 <text:line-break/><text:line-break/>剛去英國前後那幾年，恰好遇上柯索沃戰爭與南斯拉夫內戰，因為生活四周全是西方媒體，親身近距離接觸到西方列強之如何透過媒體大量造謠與醜化被侵略對象，讓我感到很震驚，我這才發現，從小在台灣所接觸到的訊息，原來徹頭徹尾全是謊言，無一句可信。 <text:line-break/><text:line-break/>1995年，Emir Kusturica的 "地下社會" 上演時，Kusturica接受採訪，表明南斯拉夫內戰根本就是美國CIA所策動，我還一頭霧水，美國不是人權守護者嗎？美國不是愛好民主自由嗎？怎麼會是個惡魔呢？ <text:line-break/><text:line-break/>但是，另一方面我又想說，Kusturica這麼聰明的一個人，他不可能信口開河，不可能做出與事實完全相反的指控。 <text:line-break/><text:line-break/>兩年後，我就來到英國，主流媒體以外的各種資訊充足了，我的納悶於是瞬間煙消雲散，原來我過去三十個年頭的年輕歲月，居然完全被蒙蔽。這也許就跟當下那些還相信人渣黨的人一樣，你們遲早也會覺醒，發現這原來是無惡不作貪婪齷齪無所不用其極的一群政客人渣，以及一群為之所用的文人走狗；而他們統統都只是美國與日本長期豢養來攻擊祖國、傷害台灣的一群漢奸走狗。 <text:line-break/><text:line-break/>理解任何一種人事物，都需要一種所謂整體主義(holism)，簡單說就是：除非你理解了整體，否則你不可能適當理解部份。比方說，我在一塊木頭上寫個 "車" 字，或寫個 "馬" 字，問你這是什麼？你很難回答。但若你知道它們屬於一種遊戲叫做下棋，那你就能知道車或馬的用途與意義。 <text:line-break/><text:line-break/>理解政治或社會上的一切人事物也一樣，整體的根本法則或本質理解錯了，對於部份的理解也就必然會跟著錯，跟著走樣。 <text:line-break/><text:line-break/>至於西方列強所指控的敘利亞化武攻擊，這齣假戲已經演過三次。之所以一演再演就是因為腦殘的人實在太多了，不管演幾次，大家還是會持續上當。我個性算是一個比一般人都還要平和平靜平淡許多的人，而且，對於善惡的接受幅度非常寬廣，絕無所謂什麼嫉惡如仇之心。我相信，一般人，如果他能知道我所知道的十分之一或百分之一的真相，那麼，他的反美或仇美之心，或是厭惡鄙視人渣走狗之心，應該會比我更加熾烈才對。這個世界，其實就是被以美國為首的這樣一群極度貪婪並且完全信奉恐怖主義的集團及其走狗所控制，顛倒是非善惡，為所欲為。 <text:line-break/><text:line-break/>我講這些，也許你現在聽起來覺得很怪或難以接受，但是，我相信，你的子孫將來看到這樣一些話，他心裏只會納悶說："真奇怪，這個叫什麼陳真的，他是吃飽太閒嗎？怎麼反覆講一些普通常識？"</text:p>
      <text:p text:style-name="P1">lbboy   |  2018.04.16 07:04   |   <text:a xlink:type="simple" xlink:href="http://palinfo.habago.org/Entry?Command=Information_PrintForum&amp;iPage=81#FORUM36659"><text:span text:style-name="T1">#</text:span></text:a></text:p>
      <text:p text:style-name="P3">http://m.guancha.cn/global-news/2018_04_15_453759.shtml <text:line-break/>這是敘利亞代表在聯合國的發言，希望台灣的新聞也能如實的追蹤報導。很想問外交部譴責敘利亞政府使用化學武器，是憑藉哪一個證據，支持國際社會制裁，又是哪一個國際社會，憑什麼？！ <text:line-break/><text:line-break/>聯合國提案譴責美國，只有三國同意。中國，俄國，玻利維亞。 這世界也太偽善了。 中東很像中國以前被列強瓜分，八國聯軍的情況。</text:p>
      <text:p text:style-name="P1">陳真   |  2018.04.15 09:33   |   <text:a xlink:type="simple" xlink:href="http://palinfo.habago.org/Entry?Command=Information_PrintForum&amp;iPage=81#FORUM36658"><text:span text:style-name="T1">#</text:span></text:a></text:p>
      <text:p text:style-name="P2">憂慮大戰再起 美前總統卡特勸川普：放下屠刀！ <text:line-break/><text:line-break/>2018年04月14日 <text:line-break/><text:line-break/>中時電子報 李靖棠 <text:line-break/><text:line-break/>據美國星條旗報（Stars &amp;; Stripes）報導，已高齡93歲的美國前總統卡特（Jimmy Carter），日前接受專訪時，再一次語重心長地，對於現任總統川普（Donald Trump）提出忠告。卡特呼籲川普應延緩或停止可能的軍事行動，為全球和平大局著想，避免造成全面性的核子戰爭。 <text:line-break/><text:line-break/>影像》戰斧飛彈再現 美軍空襲敘利亞震撼影像 <text:line-break/><text:line-break/>卡特指出，「多日來，我一直為美國和全球祈福，希望能從北韓、俄羅斯與敘利亞衝突中脫身。我希望（川普）能明白我和其他諸位前總統所做的目的，一旦引發核子衝突，將是無法挽回的重大悲劇。」但無奈的是，川普總統仍在今日上午，下令美軍對敘利亞進行「預防性空襲」（precision strikes），將多日以來緊繃的對峙，正式升級為軍事衝突。 <text:line-break/><text:line-break/>吉米·卡特，出生於1924年的喬治亞州，1943年進入美國海軍官校就讀，開啟他11年的海軍生涯。1970年投入喬治亞州州長選舉並成功當選，州長任期內大刀闊斧的改革讓他累積不少名聲，4年任滿後投入總統大選中，並擊敗對手現任總統福特（Gerald Ford），成為美國第39任總統。 <text:line-break/><text:line-break/>白宮新任國安顧問波頓，一直是卡特最憂心的川普幕僚。（圖/美聯社） <text:line-break/><text:line-break/>總統任期內面對越戰、三哩島核事故和中東多起危機，卻讓他疲於奔命。更於於1978年12月16日未經參眾兩院同意，逕行宣布自翌年元旦起與我國斷交，讓台美關係一度面臨危機。 <text:line-break/><text:line-break/>美國前總統卡特上月底出版類自傳的新書，名為「Faith: A Journey for All」。（圖/美聯社） <text:line-break/>退休後的卡特，仍持續透過其影響力對時政提出意見，並積極參與各種調停和中止戰爭的談判會議，更在2002年榮獲諾貝爾和平獎。如可成行，這並非卡特第一次赴平壤救人，1994年他就曾與金正日（Kim Il-sung）協商，暫時凍結北韓的核武計畫；2010年則親自前往平壤，成功營救因非法入境、而遭監禁8年的戈梅斯（Aijalon Gomes）。 <text:line-break/><text:line-break/>事實上，從川普邀請波頓（John Bolton）進入白宮開始，卡特就不斷地透過媒體表態，一方面是提醒川普切勿輕易動武；二方面則是要警告大眾，當年一手策劃入侵伊拉克的波頓，恐怕是是川普就職至今「最大的錯誤」！ <text:line-break/><text:line-break/>(中時電子報)</text:p>
      <text:p text:style-name="P1">陳真   |  2018.04.15 09:27   |   <text:a xlink:type="simple" xlink:href="http://palinfo.habago.org/Entry?Command=Information_PrintForum&amp;iPage=81#FORUM36657"><text:span text:style-name="T1">#</text:span></text:a></text:p>
      <text:p text:style-name="P3">台灣這些毫無意義的走狗，每次都抓緊機會表態效忠主子。 <text:line-break/><text:line-break/>陳真 2018. 04. 15. <text:line-break/><text:line-break/>=========== <text:line-break/>美英法空襲敘利亞 外交部：支持國際制裁 <text:line-break/><text:line-break/><text:line-break/>The Central News Agency 中央通訊社 <text:line-break/><text:line-break/>2018年4月14日 <text:line-break/><text:line-break/><text:line-break/>（中央社記者劉麗榮台北14日電）美國聯合英國、法國空襲敘利亞境內化武設施，外交部發言人李憲章今天表示，強烈反對並譴責任何政府以化學武器等大規模殺傷武器傷害無辜平民，支持國際社會採取必要制裁行動。 <text:line-break/><text:line-break/>美國總統川普宣布，已下令美軍對敘利亞展開「精準打擊」行動，飛彈攻擊目標是阿塞德政權化武所在地及軍事基地，英國與法國也加入聯合行動。 <text:line-break/><text:line-break/>李憲章受訪指出，中華民國政府一向尊重捍衛人權及追求民主普世價值，強烈反對並譴責任何政府以化學武器等大規模殺傷武器傷害無辜平民，也支持國際社會所採取的必要制裁行動。</text:p>
      <text:p text:style-name="P1">陳真   |  2018.04.15 09:25   |   <text:a xlink:type="simple" xlink:href="http://palinfo.habago.org/Entry?Command=Information_PrintForum&amp;iPage=81#FORUM36656"><text:span text:style-name="T1">#</text:span></text:a></text:p>
      <text:p text:style-name="P2">你說得很對。西方宣傳的那一套全是假的，捏造的，自導自演的。 <text:line-break/><text:line-break/>川普可以說已經不存在了，變成一個影子政府的傀儡與執行者。所謂重返亞太那一套重頭大戲，遲早也會捲土重來。 <text:line-break/><text:line-break/>只要是人，只要他還有點人性，都應該痛恨美國以及一堆走狗，真的是惡魔撒旦。由此你也可以清楚看見島內外那些整天高喊什麼民主自由與人權的人渣們有多麼卑鄙齷齪；他們不是不懂，也不可能如此無知，但他們就是為了利益，存心要當魔鬼的走狗。 <text:line-break/><text:line-break/>很久以前寫文章，提到反美，常有一些自以為溫馨理性的人士就會說：不可以這樣說什麼反美哦，這樣說壞壞哦，很偏激哦，應該理性溫和哦。但是，當對岸一點事也沒有時，這些溫馨的人渣往往卻又馬上變得如喪考妣般，爭民主！爭人權！胡說八道個不停。x它媽的王八蛋就是這樣。 <text:line-break/><text:line-break/>台灣這些綠油油的所謂親綠學者，就是這樣一些人渣，沒有一個例外，我敢這樣下斷言，至少我沒見過一個例外，所作所為全眛著良心；對千萬生靈塗炭從不置一詞，或甚至高聲歌頌說是民主人權的大勝利。但是，對大陸一點雞毛蒜皮的正常事情卻拼命發高燒。島內主流媒體完全被人渣們壟斷，所以你很難在島內找到一個腦子沒進水的正常人。</text:p>
      <text:p text:style-name="P1">宋兆理   |  2018.04.14 13:59   |   <text:a xlink:type="simple" xlink:href="http://palinfo.habago.org/Entry?Command=Information_PrintForum&amp;iPage=81#FORUM36655"><text:span text:style-name="T1">#</text:span></text:a></text:p>
      <text:p text:style-name="P3">在敘利亞戰事即將結束的同時，英美又突然發現一堆化武「證據」，而同時間敘利亞政府也發現樂很多「證據」顯示之前拿過奧斯卡獎的「白盔隊」紀錄片很多場景是在片場拍出來的，甚至是用無辜隊小孩打扮成遭空襲的難民，然後還找到英國資助「白盔隊」資金讓他們拍攝影片的證據，如果一切都是假的那他們的確可以拿奧斯卡獎，獲獎人是英美聯軍。 <text:line-break/><text:line-break/>其實看了各國的非主流電台記者進入敘利亞境內拍攝，人民對每隻政府軍都夾道歡迎，不是因為阿薩德是好人或政府軍就是正義之師，而是他們終於等來一個不會對他們隨時屠殺當肉票綁架的軍隊，但英美卻討厭這隻軍隊去支持到處殺人放火及跟伊斯蘭國、特拉努斯陣線糾纏不清的敘利亞自由軍。 <text:line-break/><text:line-break/>上面是把最近的事情濃縮了很多，看到英美聯軍空襲敘利亞真的很憤怒，他們終於快要統一人民總算可以安居樂業的前夕，現在英美居然要準備發動大規模作戰，如果說打伊拉克是為了石油，打敘利亞則完全是政治上的需要，先把一個無辜的國家抹黑成十惡不赦再打擊他讓自己成為英雄。</text:p>
      <text:p text:style-name="P4"/>
      <text:p text:style-name="P1">陳真   |  2018.04.14 03:07   |   <text:a xlink:type="simple" xlink:href="http://palinfo.habago.org/Entry?Command=Information_PrintForum&amp;iPage=82#FORUM36654"><text:span text:style-name="T1">#</text:span></text:a></text:p>
      <text:p text:style-name="P3">K，相對到幾時？ <text:line-break/><text:line-break/>在一般人的印象中，中國就是專制獨裁的代名詞，特別是在台灣，中國幾乎就等於邪惡的同義詞，而美國呢，則是民主自由與人權的美麗天使。但是事實上，美國卻不折不扣就是個血腥惡魔，說它是魔鬼恐怕都還侮辱了魔鬼一詞，而中國呢，則是人類史上最偉大的一個國家，對於世界和平貢獻最大的一個國家。我知道對於腦殘人士來說，你要他相信這一點，比要他相信太陽從西邊出來還要難。 <text:line-break/><text:line-break/>因此，為了避免毫無意義的訕笑，為了儘可能拉近與人們億萬光年般遙遠的認知差距，我通常就會故做客觀狀地加一個 "相對"，亦即 "相對於" 美國，中國是良善的；故意把中國也推到邪惡的一方，讓腦殘 人士們聽了開心，然後再加一個 "相對於" 美國，中國只是 "小惡" 而已；因此，我們彷彿得無奈地支持它，以對抗美國那樣一種極端至惡。這樣講話，或許腦殘人士們就比較有可能願意靜下心來聆聽，進而重新認識世界，至少稍微調整一下舊有的荒唐認知。 <text:line-break/><text:line-break/>但是，老實說，在我的認知中，毫無疑問，中國與美國，代表著一善一惡，各居兩端，而非一小惡 vs.一大惡。 <text:line-break/><text:line-break/>一善一惡，大方向大格局來看，確實如此，但這並不意味著中國方方面面美不勝收，儼然人間淨土，當然不是這個意思。在許多方面，這個 "相對於" 的 "無奈" 依然存在。例子當然說不完，比方說，我之前才寫了一小部份的羅興亞人悲歌，長年遭受緬甸軍政府迫害，中國難道不該為此負起責任？因為，中國過去就是緬甸軍政府最大的支持者。在一種所謂不干涉主義的虛偽掩護下，任其殘害羅興亞人。 <text:line-break/><text:line-break/>中國所謂不干涉它國內政，其實是很可疑的。當你在經濟乃至軍事上大力支持一個血腥獨裁政權時，它的一切所作所為就必然有你的一份功過在，你不可能一方面支持，一方面卻又說不干涉。如果要進入這些問題的細節，說來又是很長的一系列文字了，而我現在只是藉此想說，我們支持祖國並不是無條件，並不是開給他一張空白支票，金額隨他寫。許多時候，我們其實依然只是在一種 "相對於" 美國之大奸至惡的狀況下，做出善惡抉擇。 <text:line-break/><text:line-break/>問題是，我們總不可能永遠躲在相對主義的概念下生活。相對主義也還是得有個盡頭才行，要不然就變成一種虛無主義，怎麼幹都行了。長遠來看，這對中國與世界來說，其實都不是好事。 <text:line-break/><text:line-break/>相對主義隱含著一種道德虛無，一種絕對主義的風險。你看島內也一樣，依我看，民進黨從建黨到滅亡，大約僅僅只有短短三、五年的時間便潰不成軍，爛得一塌糊塗，迅即被來自四面八方 (主要來自舊國民黨) 的一群政治寄生蟲與政治蟑螂所吞噬。黨名一樣，黨旗也沒變，但內涵與各種人事物早已完全走樣。 <text:line-break/><text:line-break/>為什麼會這樣呢？主要原因之一也許就是這樣一種相對主義的盛行。每次你在黨內譴責說："本黨照樣買票，照樣貪污，照樣收紅包，照樣包娼包賭包工程包女人，那我們跟國民黨有什麼差別呢？" 前輩們就會跟你說："唉呀，你小孩子不懂啦。做大事者不拘小節，水清無魚啦，我們這點小奸小壞小貪污，跟國民黨怎麼比呢？" <text:line-break/><text:line-break/>上個世紀八零年代，我曾在黨外雜誌待過兩年，每次看市面上這麼多內容聳動的黨外雜誌，我都很納悶，比方說什麼俞國華貪污五十億，郝伯村貪污幾百億，國民黨已經把幾百億美元外匯存底弄到蔣家名下，準備搭飛機落跑等等等，一大堆非常聳動的 "內幕" 報導與指控。我曾幾次問過幾位德高望重的前輩們說："這些指控的證據呢？" "這些內幕到底是哪來的？" 有位前輩跟我說，"你管它有沒有證據，萬惡的國民黨你就算誤會他，也根本微不足道。" 有位前輩則說："我們又沒有司法調查權，這些當然都只是臆測、推論，哪有什麼證據？" <text:line-break/><text:line-break/>後來我慢慢才發現，所謂臆測與推論，其實就是胡扯瞎掰抹黑的意思，一切全屬虛構。為什麼要這樣做呢？因為這樣亂抹黑一通，雜誌才會大賣，賺大錢啊！而且，一到選舉，不用什麼本事與才華，只要上台瞎掰胡扯抹黑，底下成千上萬的群眾就會聽得義憤填膺熱情澎湃，然後就會把票投給你。 <text:line-break/><text:line-break/>我想說的是，在這樣一種姑息養奸的相對主義心態下，一切行事作風全然不擇手段，你覺得這樣一個黨有可能不滅亡嗎？當然，我所謂滅亡指的是一個原本帶有理想性政黨的消失無蹤，取而代之的是比過去更加卑劣齷齪無恥一百倍一萬倍的人渣黨。人渣們看到加入這個黨很爽，有各種好處，名利雙收，於是就紛紛加入，於是原本那個在痛苦血淚中誕生的民進黨很快就消失了，大約在九零年代初期就變成了一個人渣黨，一切所謂理想全是謊言，全是詐取權力與暴利的手段，無惡不作，一切都是相對的，虛無的，唯有權力與金錢是實在的，毫無道德底線可言。 <text:line-break/><text:line-break/>我不是說中國共產黨會變成這樣，我只是想說，就積極面而言，再好的黨或政府都不可能取代每個人的基本良知；個人或人民還是應該對社會做出一種價值與文明上的貢獻；就消極面來說，無止盡的相對主義是絕對有害的，一種全然視善惡價值如無物的道德虛無風氣，更是會把整個社會帶向衰敗與毀滅。 <text:line-break/><text:line-break/>台灣就是一個最好的例子。你看，人渣黨藉著吸收國民黨內部最為腐敗貪婪的一大群人渣勢力，例如李登輝與蔡英文等人，進而分解、打倒了國民黨，現在改打共產黨，二十幾年來不斷虛構其罪惡與威脅，無限擴大渲染與造謠。因此，當面對這樣一個純屬虛構的所謂萬惡的共產黨時，人渣黨的一切卑劣齷齪行徑就會被合理化，被淡化，被相對微小化，甚至被英雄化，明星化，神格化，從而為所欲為，掠奪權力，滿足一切個人私利。 <text:line-break/><text:line-break/>(未完待續)</text:p>
      <text:p text:style-name="P1">陳真   |  2018.04.12 17:46   |   <text:a xlink:type="simple" xlink:href="http://palinfo.habago.org/Entry?Command=Information_PrintForum&amp;iPage=82#FORUM36653"><text:span text:style-name="T1">#</text:span></text:a></text:p>
      <text:p text:style-name="P2">J. 重播 <text:line-break/><text:line-break/>J1：我完全沒有在講哲學或所謂歷史決定論啦，只是在講一些 "xx決定論" 式的腦殘思維。對於你的回應，我其實也只能把講過的話再重播一遍，基本上那是一種雞同鴨講。就比方說，當我們批評科學主義 (scientism) 時，意思是說，科學無法解決科學以外的問題，但很多人卻獨尊所謂科學，以之檢驗一切。霍金就是這類科學主義的代表人。相信科學是好的，但科學主義卻只是一種高級迷信。 <text:line-break/><text:line-break/>或者比方說批評升學主義，意思當然不是反對升學。如果能懂得這一點，基本上應該就能懂得我所要講的一切。專業主義也一樣，專家很棒，但專家只能處理某些專業範圍內的問題，它沒法包山包海。政府或黨也一樣，透過權力處理的只是跟權力有關的問題，但人類的生活卻不是由權力所全面涵蓋。 <text:line-break/><text:line-break/>J2：還有，之前說過：所謂人民 "都" 過得 "很好"，因此黨說了算，沒有理由不相信黨，沒有理由不相信政府；這樣一種思維只是一種自欺欺人的幻覺。生活過得好不好並不僅僅只是一種經濟數據。我看很多比我還窮的人，生活顯然過得比我好很多；我常覺得痛苦到幾乎活不下去。好不好不是一種科學，不是一種標準答案，不是一種顛撲不破的客觀數據。 <text:line-break/><text:line-break/>比方說，就我而言，我常想揭竿起義，發起一場革命，絕對不會是為了爭取什麼民主自由，而是為了能好好看一場電影，乾淨地，無食物臭味地，安靜地，看一場電影。這事對我極端重要，因此，住在台灣讓我感到很絕望，因為一進電影院，台灣人必然就是吃吃喝喝吵吵鬧鬧，甚至不斷玩手機，讓我感到極端痛苦；我每次自己去看電影，學姊都會交待我不要惹事，不要惹到流氓會被砍，而我也只好忍忍忍忍忍忍忍七個忍字。我不認為改善這問題會是英明的黨或政府的第一要務。 <text:line-break/><text:line-break/>再比方說，我寫的東西，如果有人擅自刪掉哪怕只是一個標點符號，我就寧可不登；我會同一個標點符號共存亡。也就是說，你是你，我是我，人民不是一種均質之物，對你絲毫不重要的事，對我來說卻很可能足以以命相許，哪怕只是一個音符的走音或一部影片的色調差異，我都無法忍受。同理，對於他人極端重要的事，我很可能棄之如敝屣，或避之唯恐不及。 <text:line-break/><text:line-break/>J3：科學也許是有效的，專家也許是有用的，升學求知也許是好的，但科學主義、專家主義及升學主義卻禍害無窮，而且腦殘。 <text:line-break/><text:line-break/>我在立報的 "哈巴狗電台" 專欄寫過一系列的文章叫做 "科學義和團"，批評洪蘭女士的諸多科學主義思維之荒腔走板。有興趣的請自行孤狗。其實那個系列文章我只寫了一小部份就沒有再寫。舉個例，洪蘭凡事都訴諸科學決定論，比方她說有一種精神科常用藥叫 INDERAL，它可以用來治療心悸、恐慌或緊張等等等。但是，洪教授卻說，INDERAL真的好厲害啊，可以把 "不好的" 記憶刪除。 <text:line-break/><text:line-break/>這很好笑。藥物怎麼會知道哪些記憶是好的，哪些記憶是不愉快的？也就是說，科學無法在價值或意義上進行區分辨別。倘若真有一種藥能刪除記憶，即便是神藥也不可能專門只刪 "不好的" 記憶，因為好不好並不是科學所能置喙。那就好像說有人說他發明一把善良之槍，看到好人，子彈就會自動轉彎，看到壞人就馬上把對方打個稀巴爛。世界上有可能有這種槍嗎？當然有可能。不過那是科幻，不會是科學。科學撈過了界，就會變成一種科幻。 <text:line-break/><text:line-break/>J4，政治也一樣，權力運作或能提高人事物的價格，但是價值方面的權柄，仍然還是得回到每個人的手中。政治如此，專業亦然。我曾給 "張老師月刊" 寫過一篇長文叫做 "一個精神科醫師的有口難言"，道理是一樣的，有興趣的請自行孤狗。醫師畢竟不是什麼人生導師，人生方面的許多事，找我根本沒用，不如去找你生活圈中熟悉的親友商量。 <text:line-break/><text:line-break/>昨天有對夫妻來掛號，對於要不要照顧九十多歲的中風老母起爭執，於是來找我求診。但我對此能說些什麼呢？先生說，自己的媽媽當然應該要照顧，但是太太反對，她認為兄弟那麼多個，為何我倆要照顧得比別人多？於是夫妻就吵起來。我跟她說，我投妳先生一票，但這只是我的個人想法，不是什麼專業意見，我沒法提供什麼專業見解。 <text:line-break/><text:line-break/>精神醫學早已發展到分子遺傳與神經生物學的層次，但它再怎麼發展，都不可能幫你決定要不要嫁給哪個人，或是要不要把年老生病的母親接回家一起住。 <text:line-break/><text:line-break/>J5，哲學上有個辭彙叫範疇 (CATEGORY)，不同範疇簡單說就是兩種世界。比方說，我問你 "3比藍色還大嗎？"，你聽了肯定一頭霧水，因為一個是數字，一個是顏色，沒法比大小。也就是說，一個政府或黨再怎麼英明偉大，就跟科學再怎麼進步非凡一樣，它所能處理的事僅僅侷限於某個範疇，而沒法撈過界。 <text:line-break/><text:line-break/>簡單說，每個人都具有價值方面善惡方面美醜方面等等的發言權，而不應該統統一併繳械給一個所謂偉大的黨。他並不需要懷疑黨，因為他本來就應該有著做為一個人應有的美學與道德評價。就好像你來掛我的診，你根本不需要懷疑我的專業，你本來就應該具有自己對於美學與道德以及人生決策方面的評價。這跟什麼懷不懷疑黨或懷不懷疑專業或懷不懷疑科學等等等，扯不上絲毫關係，這只是釐清事物各自應有的不同範疇。 <text:line-break/><text:line-break/>當我們在批評升學主義時，得到的回應卻居然是 "升學有什麼不對？"，或是 "升學有什麼好懷疑？"等等。這樣一種回應純粹就是雞同鴨講。 <text:line-break/><text:line-break/>J6，幾年前，當我還拋頭露面的年代，曾在一些醫院做了幾場演講，講題有關科學的本質。我舉了些例子說明科學之撈過界。比方說，以前腦波剛發現時，哇！不得了！這下子連你在想什麼都可以完全被我掌握了！這樣一種誤解，就跟洪蘭的科學義和團很類似，以為A範疇的方法可以回答B範疇的問題。後來又進一步發展出比方說 fMRI，科學界也是言之鑿鑿，十分聳動，動不動就說 "愛情中樞找到了！"，"愛情的神祕密碼將被揭露！" 我覺得真是想太多。這樣一種化約主義 (REDUCTIONISM)，化約到最後，彷彿生命就只是一堆原子碰撞的物理化學總和。 <text:line-break/><text:line-break/>基因的發展也一樣，二十幾年前就講得天花亂墜，什麼人類的基因圖譜一旦建立，生命將如何如何起了驚天動地的改變，我看這也是想太多。這幾年，AI盛行，講得好像人類即將被AI取代，把AI講得很神。這也是想太多。維根斯坦的書 "Philosophical Investigations" 有句卷頭語挺有道理，他說："每一項進步，看起來都比它實際上的進步更偉大。" 簡單說就是想太多啦。或者說，想太少。該想的不想，卻以為某個所謂英明神奇之物將可決定一切人事物的良莠。 <text:line-break/><text:line-break/>J7，你說，當人民生活越來越好時，為什麼要去懷疑黨、懷疑政府？這樣的說法，我在黨外時期一天可以聽上30次，國民黨的支持者總是也都這麼說：國民黨創造了經濟奇蹟，我們的生活越來越好，為什麼你還要去罵黨罵政府？ <text:line-break/><text:line-break/>J8，插播一個不知道算不算題外話。你舉例說要相信醫師，沒理由亂懷疑。但我做為一個醫師，我很想奉勸各位，千萬不要太相信醫師；必要時，不妨貨比三家。一來，利潤動機往往會使得醫師的所謂專業走樣。許多時候，很多醫師，就我所見，真的很敢亂開藥亂動刀，只差沒有給男病人開立調經藥，其它幾乎什麼都敢。二來，專業並不保證不犯錯，光是診斷上十個 "只" 錯三個其實都還算厲害。第三，即使是同一專業，診斷與治療見解各異，並沒有標準答案。第四，專業有它應有的行使範疇，它僅僅只能在某種機率上處理範疇 "內" 的事；至於治療方向與抉擇等等，你還是應該要有自己的判斷。 <text:line-break/><text:line-break/>另外，我見過許多大陸的醫院處方，其荒腔走板的程度，只能用驚悚與不可思議來形容。 <text:line-break/><text:line-break/>J9，如前所說，黨沒法說了算，並不需要你去懷疑黨，這跟懷不懷疑無關，這只是讓事物回歸它應有的所屬範疇。而且，文化與價值以及善惡美感之類的事並不需要你成為什麼政治專家或國際事務專家，比方說反對美國四處侵略殺戮，或是反對包括中國在內的諸多國家出售武器給血腥獨裁政權謀取暴利，這需要做什麼研究才能知道這是錯的，從而對它才能擁有發言權？根本不需要啊。當然，如果你也能具有黨或政府運作相關的知識或資訊，自然會更有助於你在價值上做出更深刻的判斷。 <text:line-break/><text:line-break/>至於現實上，一般人的確懶得去理會或在乎這些，而寧可黨說了算，但這並不意味著 "黨說了算" 的普遍風氣就是對的。 <text:line-break/><text:line-break/>J10，梭羅說："如果有個人沒有跟大夥齊步併進，那是因為他聽到不一樣的鼓聲。" 我跟過去相識長達三十多年的黨外朋友幾乎全數決裂或分道揚鑣，基本原因當然就是因為我不相信黨，不相信表面立場，不相信權力，我只相信價值與是非善惡本身。這樣一個根本差別，讓我和他們分別走上截然不同乃至背道而馳與對立的兩條路。 <text:line-break/><text:line-break/>我並不敵視權力，我只是個人對這類東西缺乏興趣，甚至視為畏途，每次有機會成為某種主管時，我總是想辦法推辭。這並不是說我這樣做才是對的，而是說，權力不是一切，權力之外依然有個更深刻且影響更加深遠的世界，而我們每個人都是它的子民，放棄這個身份是不對的。 <text:line-break/><text:line-break/>(未完待續)</text:p>
      <text:p text:style-name="P1">楊宗和   |  2018.04.12 04:47   |   <text:a xlink:type="simple" xlink:href="http://palinfo.habago.org/Entry?Command=Information_PrintForum&amp;iPage=82#FORUM36652"><text:span text:style-name="T1">#</text:span></text:a></text:p>
      <text:p text:style-name="P3">我不是讀哲學的，我不知道「相信政府或是相信黨」是否能和「xx 決定論」歸為一類，可是一個組織或是專家是否能讓人放心的說出「我相信你」這樣話都不是憑空發生的。如果我去看醫生，卻打從一開始就對他說的每句話（或是大部分的話）都懷疑，非得堅持自己去查證清楚，恐怕不是最明智的選擇。 <text:line-break/><text:line-break/>如果大多數百姓的生活逐年都得到改善，問題一個接著一個的解決，為什麼不該相信政府？如果一個政府總是說多做少，光說不練，甚至說東做西，那才是懷疑的時機，不是嗎？醫學是專業，治國也是專業，一般人怎麼可能有時間或是資源去全盤了解複雜的政策或是決策的過程？事實上，沒有能力或是時間了解，又不信任，恐怕就是反智民粹的溫床；一個能說善道，說服力很強的人就可以主導所謂的民意，甚至創造出民怨。 <text:line-break/><text:line-break/>我並非主張政府可以百分之百黑箱作業，要求人民「在所有的時間都完全相信政府或是黨所有的決定」；我只是覺得，在沒有證據顯示人民需要懷疑政府的情況下，相信政府只是社會分工的一種方式，就像我去看醫生時一開始也都是選擇相信他一樣。 <text:line-break/><text:line-break/>過馬路看紅綠燈並不是反駁歷史決定論持有者很好的例子。我不知道歷史決定論的精確定義為何，所以我不知道我是同意還是反對，但是「歷史決定論」指的應該是「大潮流」的方向，而不是個體的行為。一個從大趨勢上來說朝向越來越安全的社會絕對不代表個人不會遭到意外。當東風吹來的時候，不代表每一個氣體分子在任何一個時刻都往西方跑。</text:p>
      <text:p text:style-name="P1">陳真   |  2018.04.12 03:10   |   <text:a xlink:type="simple" xlink:href="http://palinfo.habago.org/Entry?Command=Information_PrintForum&amp;iPage=82#FORUM36651"><text:span text:style-name="T1">#</text:span></text:a></text:p>
      <text:p text:style-name="P2">順便插播一下上個月的統獨靜站實況。原本以為只會有我一個人，還好一共來了六個志士。但是，比起警察以及在對街探頭探腦的便衣神探人數，我們恐怕還不到他們的一半。 <text:line-break/><text:line-break/>反戰站樁截至上個月剛好滿十周年，後面這幾年警察已經懶得理我們了。不過，不知道為什麼，最近幾個月頻頻又有警察來現場查勤，不斷問些傻話，例如問說 "你們在這裏做什麼？" 我們都已經站十年了還問這個，情報反應也未免太遲鈍了吧。 <text:line-break/><text:line-break/>這幾次站樁，警察都說，因為接獲檢舉，所以前來查看。有一次則是說代表師範大學前來干涉，要我們滾遠一點。但是，憑什麼干涉呢？警察自己也說不上來。這年頭，佔領立法院，破壞行政院，打警察，揍過路人，口吐族群仇恨語言，居然都能說是偉大人民意志的展現了，巴勒網不過小貓幾隻一動也不動地站在大馬路邊，難道這樣也犯法？ <text:line-break/><text:line-break/>這回統獨靜站加反戰站樁，不但一些警察前來查勤，而且還是來自不同單位，現場還來了一輛警車在一旁下指導棋。一點二十分，統獨靜站都還沒開始站時，我注意到對街就已經有疑似便衣神探神出鬼沒了。 <text:line-break/><text:line-break/>至於穿制服的警察，不但前來查問，還要了我的身份證，而且還一路陪站到五點結束，真的是 "揪感心ㄟ"。他們問說，"誰是 Leader？" 我本來要說阿忠，但晚說了一步，他們已經來到我眼前，問說："你是Leader嗎？" 我不太喜歡這類封建字眼，但一時反應不過來，不知道該說是或不是。巴勒網人才 "擠擠"，哪需要什麼 Leader？誰能領導誰？自己領導自己，才是巴勒網的基本精神。 <text:line-break/><text:line-break/>我看警察們一路陪站到結束，心有不忍，於是散場後跑過去問他們說：為什麼這回你們要陪站？你們是怕我們會怎樣？暴動嗎？其中一位警察說："主要是上面的意思"。我問說上面指的是分局的主管嗎？警察沒有答覆。我又問："你們不知道我們在這裏已經站十年了嗎？你們是新來的？" 警察說，"主管是新來的沒錯"。我又問說，"新來的也不用這麼緊張啊。" 警察說："主要是怕會有突發狀況，所以上面很小心。" 我沒再多問，就說："謝謝你們來，辛苦了"，然後告別。 <text:line-break/><text:line-break/>這個月的反戰站樁與統獨靜站訂在 4月28日(下午一點半到三點是統獨靜站，三點到五點是反戰站樁)，我想，屆時可能又會看到這些菜鳥警察被派來一起罰站。</text:p>
      <text:p text:style-name="P1">陳真   |  2018.04.12 02:29   |   <text:a xlink:type="simple" xlink:href="http://palinfo.habago.org/Entry?Command=Information_PrintForum&amp;iPage=82#FORUM36650"><text:span text:style-name="T1">#</text:span></text:a></text:p>
      <text:p text:style-name="P3">I，"xx決定論" <text:line-break/><text:line-break/>我這邊講的 "歷史決定論" 得打個引號，或者你要說它是一種庸俗腦殘的 "xx決定論" 也未嘗不可。它不是馬克思那一套，當然也不是黑格爾對於歷史進程宛若行軍般的機械式看法，而只是指一種往往以高姿態出現但其實有說等於沒說的空洞說詞。這類說詞，四處可聞，通常是用來教訓人，而不是用來講道理的，類似像這樣： <text:line-break/><text:line-break/>"不用擔心啦，你能想到的，黨也都一定能想到，一切相信黨就是了"。 <text:line-break/><text:line-break/>或者像這樣： <text:line-break/><text:line-break/>"何必吃飽太閒杞人憂天呢？相信政府就是了，明天一定會更好，船到橋頭自然直，生命總是會找到出路"。 <text:line-break/><text:line-break/>總歸一句就是："少廢話啦，你是吃飽太閒是不是？黨的智慧會給輸你嗎？" 也就是說，不管做什麼或講什麼或思索什麼，統統都是多餘的，都是吃飽太閒的，都是不夠睿智的，相信黨或相信政府就是了。 <text:line-break/><text:line-break/>說起來，這也是一種取消主義，取消一切思索與作為，一切相信黨或政府或老天爺就是了。 <text:line-break/><text:line-break/>我忘了是誰說的了，也許是羅素吧，他說，他觀察了那些歷史決定論者，發現他們過馬路時還是跟大家一樣會東張西望小心車子；照理說，他應該要相信黨，相信歷史早已決定，因此勇往直前閉著眼睛過馬路才對。 <text:line-break/><text:line-break/>每個月靜站，你信不信，我光從過路人的眼神，就能知道誰是取消主義者，或簡稱吃飽太閒主義者。這類人士，當他看到你在大太陽底下舉個牌子罰站時，他會先用眼角餘光瞄一下你牌子上的字，或瞄一下你的蠢樣，然後從容走過，臉上會露出像蒙娜麗莎那樣一抹神祕的微笑。 <text:line-break/><text:line-break/>"xx決定論者" 往往合併其它類型，例如 "搞不懂及管不完" 大腸包小腸理論。請見附錄。 <text:line-break/><text:line-break/>附錄：「搞不懂及管不完」理論 <text:line-break/><text:line-break/>by 陳真 <text:line-break/><text:line-break/>2009. 12. 16. <text:line-break/><text:line-break/>靜站時，有位婦人欺近我身邊問說：「你們能說話嗎？我有件事搞不懂耶。」英明的董事長從她臉上的一抹神祕微笑已經知道她要講什麼了，但仍點頭示意："施主請說"。 <text:line-break/><text:line-break/>婦人說：「這個…大事情嘛，台灣這麼多事都管不完了，還管到阿富汗去做什麼？」 <text:line-break/><text:line-break/>我說：「這有衝突嗎？」 <text:line-break/><text:line-break/>婦人露出一抹憐憫的笑容，同時在太陽穴位置比出一個類似「阿達阿達」的手勢說：「是不衝突啦，嘿嘿嘿，但我就是搞不懂，搞不懂。」 <text:line-break/><text:line-break/>一邊說「搞不懂搞不懂」，一邊比著「阿達阿達」的手勢，心滿意足地離開現場。 <text:line-break/><text:line-break/>老實說，巴勒網對於世界和平確實沒有起到一絲作用，但是，對於提昇往來過路人們的自信心，顯然頗有貢獻。當人們看到我們做著這些吃飽太閒的蠢事時，心想：原來世界上還有這麼無聊這麼蠢的人啊，真是值得憐憫，於是自信心瞬間大幅提昇，一抹神祕的微笑就來了。不信的話，各位罰站友，下回靜站不妨注意一下過往行人的表情。 <text:line-break/><text:line-break/>不過，依據這位婦人「搞不懂及管不完」理論，她家的事都管不完了，還管到台灣的事幹啥呢？自己的事都管不完了，還管到先生小孩的事？大腸的事都管不完了，還有時間管到小腸？細胞壁的事都管不完了，還管到細胞膜？去氧核糖核酸簡稱DNA的事都管不完了，還管到粒腺體製造ATP？質子電子整天轉來轉去忙都忙死了，還管到原子核的事？ <text:line-break/><text:line-break/>依此類推，應該很快就能達到天人合一的涅磐境界。 <text:line-break/><text:line-break/>(未完待續)</text:p>
      <text:p text:style-name="P1">陳真   |  2018.04.11 19:49   |   <text:a xlink:type="simple" xlink:href="http://palinfo.habago.org/Entry?Command=Information_PrintForum&amp;iPage=82#FORUM36649"><text:span text:style-name="T1">#</text:span></text:a></text:p>
      <text:p text:style-name="P2">(續2018. 04. 04.) <text:line-break/><text:line-break/>H，保有異例空間是好的 <text:line-break/><text:line-break/>異議、異例與突變往往是不太好的，簡單說就是怪物啦；一般而言，怪物當然是不太妙。但是，保有怪物的存在空間或異議異例與突變發生的 "可能性"，卻有助於保存物種發展的一線生機。懂我的意思吧？我講的是這樣一個異議 "空間"，一種發生異例的 "可能性"，而非異議或異例或突變 "本身"。講通俗點就是多元。 <text:line-break/><text:line-break/>為什麼保有這樣一種多元的可能性是好的，因為環境是會變的，不可測的，因此，保有變異之可能性，物種隨之應變、永續存活發展的機會也就越大。語言本身也是這樣，語言中那些所謂不合文法的變異性用法，極其重要，往往使得語言擁有更豐富的內涵，詩就是這樣一種東西。詩是不講文法的，錯亂倒置的，但它的存在之可能性，卻豐富了語言的內涵。不守規矩、不合文法、不符常態與不同標準等等等，乍看礙眼，卻往往是一線生機之所在。 <text:line-break/><text:line-break/>這話很容易引起誤解，以為我是在鼓吹變異，但我不是，我是鼓吹變異存在的可能性。維根斯坦曾經說，法律之趣味與內涵並非來自守法本身，而是來自總是有人想違法；或者說，總是有人想要從法律中找出另類的解釋與遵循方式，從而使得法條具有某種不確定性與複雜內涵，從而法律勢必得隨著時空環境之不同而變遷。 <text:line-break/><text:line-break/>剛去劍橋時，有一種很深的感覺，總感覺台灣或其它外來的留學生程度變異相當大，好的很好，爛的真是爛到爆，真可謂牛驥同一皁，雞棲鳳凰食；平心而論，大多實在難以恭維，大多是一些在台灣學業表現相當不起眼的學生 (現在照樣個個都在各台灣名校當大教授，幾乎無一例外)。老實說，他們之所以能夠出國念書或念所謂名校，跟他們優不優秀無關，而是因為個個家世富裕，家境與家庭功能良好。這是題外話。 <text:line-break/><text:line-break/>我想說的是，程度普遍而言這麼差的一些學生，倘若不是因為他們 (或我們) 是外來的，倘若是英國本地生，依照這種程度，怎麼可能唸劍橋？但是，校方卻寧可捨棄英國本地更加優秀的學生，卻招收相當比例的外來學生，哪怕後者的程度往往十分欠佳。為什麼學校要這麼做呢？為什麼要用一堆劣幣來驅逐良幣呢？ <text:line-break/><text:line-break/>我想原因有二，一是財務動機，外來學生繳的學費往往是本地生的三倍以上，收一個賺三個人的學費，何樂不為？第二個原因就是對於異類的需求。簡單說就是需要一種多元文化的刺激。外來學生也許在某種客觀標準上看起來比較差，但他們來自不同文化，這樣一種文化差異所帶來的內涵，卻不是本地生所能提供。 <text:line-break/><text:line-break/>中國要成為世界的領導者，依我看，多元、包容與開放等等這些因素，應是畫龍點睛，臨門一腳。我承認民族主義的價值，國父不也說了嗎，"民族主義是對抗帝國主義的寶物，所以我們不能輕易把它拋棄掉"。國父所言甚是，中國在民族主義的保護下，成功抵禦了外來勢力 (或者說外來物種) 的入侵，成功地自成一局地發展。 <text:line-break/><text:line-break/>但是，當我們可以和帝國主義者一較雌雄乃至取而代之時，那麼，容許異議、異類與異樣人事物的存在空間，也許才是確保族群長久發展的最後一哩路。我們總不可能永遠團結在那無所不能的黨、偉大主義與英明領袖的集體主義下。那樣一種發展階段，不可能長久。</text:p>
      <text:p text:style-name="P1">鄭豐遠   |  2018.04.11 10:08   |   <text:a xlink:type="simple" xlink:href="http://palinfo.habago.org/Entry?Command=Information_PrintForum&amp;iPage=82#FORUM36648"><text:span text:style-name="T1">#</text:span></text:a></text:p>
      <text:p text:style-name="P3">這幾天，忙著處理各種工作和生活雜事，今天起正式失業。澳洲工作難找，生活不易。昨天透過 LINE 進行越洋算命，算命老師真是神奇，我啥也沒說，他卻可以準確說出我甚至我同事的工作狀態和處境。中國文化真是很偉大，很多時候我都想去學八字命理，裡頭總讓我感覺有一套來自老袓宗的不凡思想，就像音樂和詩歌或數學一樣，充滿人類的智慧積累，只能欽佩再欽佩。 <text:line-break/><text:line-break/>鈺錠剛從台灣回來，這次肩負重要任務，那就是幫我回歸袓國文化的懷抱。十八歲離家後，我所有過去國小國中高中的課本和個人珍藏物品就都全堆放在一個小房間裡。五六年前我爸把房子賣了，連帶把這些東西當成垃圾全都丟了。原本打算將來步入中老年後，可以再重新回來好好讀過去的國文和歷史課本的，想不到中年是步入了，這些課本卻從此消失了。為此傷心失志了很多年。今年好不容易重新振作，下定決心要再重新擁有它們，花了許多時間從露天拍賣搜集了一些，重達數公斤，請鈺錠從台灣背回來。 <text:line-break/><text:line-break/>前兩天重新翻開這本所謂民國 74 年課綱的國一國文課本，看到一些出現在陳年舊夢裡的圖片，差點就內牛滿麵，於是趕快再合上。 <text:line-break/><text:line-break/>上高中直到成年，此後一心嚮往西方知識，想不到人到了不惑之年，科學念過了，音樂會聽了，英語會說了，人在國外生活，整天看的是洋妞，摸的是袋鼠，但心底冒出來的那些喜怒哀樂和感動，卻竟然還是如同孩子識字一般，全是中文寫成。 <text:line-break/><text:line-break/>工商社會，洋學當道，人們也許傾向看輕國小國中高中的中文教育，但它之所以看來不重要或無望，也許正是因為它是所有黑頭髮黃皮膚的華人的血肉，就像健康一樣，唯有當你某一天病了殘了，你才會意識到它的重要性。 <text:line-break/><text:line-break/>人們說時間像長河，我卻覺得時間像流沙，它不但不會沖淡傷痛，反而會使你愈陷愈深。我感覺我這一輩子所做的就一件事：逃。 <text:line-break/><text:line-break/>逃顯然是沒有用的，時間對所有人都是公平的，電影都在騙人，沒有人可以逃出黑洞。 <text:line-break/><text:line-break/>問題其實並不在逃不走，而是在對於某些生命來說，他其實並不是真的想逃，哪怕只是一秒鐘竟然覺得跳進這黑洞好像才是一個美麗的歸宿似的。我經常攀岩，有時在十幾公尺高處往下看，心裡就隱隱有這樣一種向下一躍的衝動。 <text:line-break/><text:line-break/>逃不出這樣一種不想逃的衝動，或許才是生命真正的難題。 <text:line-break/><text:line-break/>據鈺錠說，台灣蕭條不堪，民生凋敝，有種無力回天之勢，可能逃不掉了。中國卻是完全另一番氣象。2017 對中國似乎是個巨大的歷史轉折，而 2018 我看可能要出大事了，中美已經開始完全易位，會出什麼亂子不曉得。如果中國能挺過這一兩年，未來三五十年就是中國人的時代了。過去我們煩惱這世界沒有善待中國人，但如今我們卻可能要開始煩惱中國人會不會善待這世界了。</text:p>
      <text:p text:style-name="P1">林影   |  2018.04.10 06:32   |   <text:a xlink:type="simple" xlink:href="http://palinfo.habago.org/Entry?Command=Information_PrintForum&amp;iPage=82#FORUM36647"><text:span text:style-name="T1">#</text:span></text:a></text:p>
      <text:p text:style-name="P2">周日看了部黑色喜劇'驢得水'，意外地好看。 <text:line-break/>全劇採用話劇演員，沒有一個名角。笑著看完，含著淚回味。有點後怕。 <text:line-break/><text:line-break/>YOUTUBE上可以看 <text:line-break/>https://www.youtube.com/watch?v=zJ3p8pdCjcg</text:p>
      <text:p text:style-name="P1">王修亮   |  2018.04.10 00:16   |   <text:a xlink:type="simple" xlink:href="http://palinfo.habago.org/Entry?Command=Information_PrintForum&amp;iPage=82#FORUM36646"><text:span text:style-name="T1">#</text:span></text:a></text:p>
      <text:p text:style-name="P3">「藝術這東西真美，但它究竟是帶來安慰或是帶來更大的失落與絕望？」 <text:line-break/>是啊! <text:line-break/>五十歲以後很少看電影，能不看儘量不看，甚至很少看書，很想連人都不要看，但是沒辦法，我沒辦法離開人。 <text:line-break/>偶而忍不住去看了書或電影，之後幾天就彷彿死了，黑了，彷彿想從絕高的樓上一躍而下，太痛苦了，越美的越是痛苦，與平淡或激烈無關，就只是心有所感。 <text:line-break/><text:line-break/>我也不知道為甚麼自己還能繼續努力的生活，繼續努力進行著無望的國小教育，或許生命的深處還是高處，那絕望的相對處，仍然隱藏著一種我永遠無法企及的美好，即使無法企及，即使遙遠，仍然能傳遞給我我莫名的動力。 <text:line-break/><text:line-break/>無法言說，因此也極少述說。</text:p>
      <text:p text:style-name="P1">陳真   |  2018.04.09 20:29   |   <text:a xlink:type="simple" xlink:href="http://palinfo.habago.org/Entry?Command=Information_PrintForum&amp;iPage=82#FORUM36645"><text:span text:style-name="T1">#</text:span></text:a></text:p>
      <text:p text:style-name="P2">小學剛識字時，學校就有作文課，叫做 "看圖說故事"，123456六張圖，要學生根據這六張圖片寫出一篇作文來。第一次上這門課，便把圖片順序任意打亂，時空先後順序顛倒，瞎掰出完全不一樣的故事。老師看了很吃驚，他是我們家鄰居，跑來家裡跟我父母說這事。老師說，這是好事，懂得瞎掰，以後說不定可以當個文學家。我爸媽聽了有點憂愁，因為他們說靠寫字賺錢會餓死。 <text:line-break/><text:line-break/>至今仍常有人說我文章寫得好，聽了很刺耳，因為那不是事實，就像一個瘦子人們卻說他身材壯碩魁梧一樣，那豈不是等於是在捉弄他嗎。但是，如果有人說我思考能力也許還不錯，那我就沒什麼好反對的，但我畢竟沒有文字能力；我喜歡文學，但沒有一絲文學創作的衝動與熱情。這叫做什麼？這叫做自知之明，知道自己的斤兩，知道自己之天賦屬性。 <text:line-break/><text:line-break/>蘇格拉底說：我唯一知道的就是我什麼都不知道。這樣一種自知之明，應該算是智慧的最高等級了。與此相反的卻是：明明腦子淹大水，講起話來卻裝腔作勢，顧盼自雄，儼然個什麼似的。這種人，國外罕見，島內卻盛產。我常被這樣一種現象給震撼到九宵雲外。我認識無數的台灣學生或老師，便是屬於這一類，懂一說萬，姿態萬千，非常難以想像。 <text:line-break/><text:line-break/>曾有幾次負責面試甄選新進醫師或學生，我不是問他們有何本事，而是問他們認為自己有哪些弱點？這點自知之明其實並不容易；大多數人往往過度高估自己。但是，明明是北七，卻以天才之姿現身，這才讓人感到不可思議。你不可能教導這樣的人，因為當一個人的自我判斷力如此之差時，意味著他連最簡單的東西其實都不可能有真實的理解。 <text:line-break/><text:line-break/>我研究 Philosophy of AI (人工智能) 二十多年，我對 AI 並不看好，我不相信它能幹得了什麼像樣的事，不過就是下棋掃地開電燈端盤子之類。但我相信，AI 要在所謂研究、思索與論述能力上超越這些北七，其實一點困難也沒有。</text:p>
      <text:p text:style-name="P1">陳真   |  2018.04.09 09:57   |   <text:a xlink:type="simple" xlink:href="http://palinfo.habago.org/Entry?Command=Information_PrintForum&amp;iPage=82#FORUM36644"><text:span text:style-name="T1">#</text:span></text:a></text:p>
      <text:p text:style-name="P3">人不是用看的，而是用聞的；一個人是個什麼樣的人，從他的文字或話語所散發的氣味就能明白。 <text:line-break/><text:line-break/>所謂 "俗不可耐"，俗真的很難忍耐，但我後來發現，俗不一定不可耐，不可耐的是缺乏病識感。明明腦殘，講起話卻口氣很大；明明一無所知，卻以為自己博古通今；明明猥瑣低能的馬文才，卻以為自己是才華出眾風流倜儻的唐伯虎；人家都已經登陸冥王星了，他卻因為自己很會放沖天炮而得意非凡。 <text:line-break/><text:line-break/>我不太能理解的是，為什麼西方社會這種人似乎相對比較少，大一點的國家或社會例如對岸大陸，相對來說也不多，但是鼻屎大的小台灣卻極度盛產這類人物，四處可見，也許那是因為廟小妖風大，水淺了，王八就特別多。 <text:line-break/><text:line-break/>底下有位 "王傳睿" 的留言我原本把它刪掉，不只是因為腦殘，而是因為犯本台大忌，但我懶得把道理再說一遍了。其實，我不太相信人是可被教育與改變的；人之改變並不是因為他真的認識到什麼想法，而是因為風向變了，人們就會無厘頭地自動跟著變。因此，有些東西就跟藝術一樣，與一般人絕緣，而僅僅只屬於極少數人。 <text:line-break/><text:line-break/>我把刪掉的這留言又讓它恢復 (不好意思，屍骨無存了，無法恢復，貼文者 "王傳睿" 如果願意示範的話，麻煩再貼一次)，是因為想拿它做個範例。我很喜歡維根斯坦對於 ostensive definition 的看法。他早年在劍橋只念了幾學期，沒畢業就離開了，之後有好幾年的時間在山裏頭教小學生，教久了，有了心得，於是晚期的維根斯坦才於焉誕生。 ostensive definition 意思就是說，與其我描繪概念描半天，不如直接指出例子請你自己看，自行體會，你也許很快就能掌握概念，明白老師究竟在講些什麼。 <text:line-break/><text:line-break/>巴勒網很少綠的聲音，絕不是因為我把綠的聲音刪了，而是因為我發現綠的其實沒有聲音 (至少我從未聽過)，他們只是像一塊故障跳針的唱盤，反覆播放著毫無意義的特定單一頻率的噪音。 <text:line-break/><text:line-break/>不可思議的是，就像一種邪教那樣，這樣一種集體腦殘現象，反而具有強大的動員能力，也許這就如同羅素所說：這個世界最大的問題就在於聰慧者總是思慮萬千而躊躇不前，而腦子進水者卻無須思索就能馬上有各種鋼鐵般堅硬的結論，進而異常勇猛。</text:p>
      <text:p text:style-name="P4"/>
      <text:p text:style-name="P1">陳真   |  2018.04.08 01:51   |   <text:a xlink:type="simple" xlink:href="http://palinfo.habago.org/Entry?Command=Information_PrintForum&amp;iPage=83#FORUM36642"><text:span text:style-name="T1">#</text:span></text:a></text:p>
      <text:p text:style-name="P3">錯了錯了，差點忘了Joint Security Area，應該名列第二。</text:p>
      <text:p text:style-name="P1">陳真   |  2018.04.08 00:58   |   <text:a xlink:type="simple" xlink:href="http://palinfo.habago.org/Entry?Command=Information_PrintForum&amp;iPage=83#FORUM36641"><text:span text:style-name="T1">#</text:span></text:a></text:p>
      <text:p text:style-name="P2">剛剛去看朴贊郁的 "Old Boy"，真是好看到爆！！強烈推薦再推薦！！看完覺得不好看的，我頭給你。有些藝術基本上是雅俗共賞的。 <text:line-break/><text:line-break/>朴贊郁的電影，毫無例外，每一部都很好，但若硬要排名(短片不算)，我選Sympathy For Lady Vengeance為榜首，第二名是Old Boy和Thirst及Joint Security Area並列，第三名則是其它全部。 <text:line-break/><text:line-break/>剛散場時，聽到有個人站在大門口往觀眾席回頭看，對著另一個人說："哇！全場都在哭！"。這該怎麼說呢？藝術這東西真美，但它究竟是帶來安慰或是帶來更大的失落與絕望？我其實也不知道。我常感覺，自己似乎看到一隻越來越大隻的螞蟻。 <text:line-break/><text:line-break/>聽不懂什麼螞蟻的就算了，就當它是個謎吧。許多時候憋不住了，很想揭露生命的謎底，告訴大家 "我" 是誰。但如果有一種謎是可揭露的，那它其實也就稱不上謎了。</text:p>
      <text:p text:style-name="P1">陳真   |  2018.04.07 17:24   |   <text:a xlink:type="simple" xlink:href="http://palinfo.habago.org/Entry?Command=Information_PrintForum&amp;iPage=83#FORUM36640"><text:span text:style-name="T1">#</text:span></text:a></text:p>
      <text:p text:style-name="P3">剛才一個人走路出門吃午餐，恰好碰到阿扁，另外還有一堆扁迷聚集在他家門口，高喊 "阿扁無罪"。阿扁笑嘻嘻，看起來，行動其實比我還靈活，頭腦反應之快，看起來也不在我之下。但是，那些綠油油的阿扁御醫們，卻偏要把阿扁講成百病纏身的廢人，彷彿風中殘燭，因此無法坐牢，擺明就是睜眼說瞎話，完全昧著專業醫學良心。 <text:line-break/><text:line-break/>扁嫂吳淑珍也一樣，十多年前拒不出庭，說生命已危如累卵，無法受審。我那時在台大，寫了篇文章在報上，頓時一堆記者要來採訪。我同意受訪，上了電視。那天，我就帶著一位TVBS的記者來到臺大總院的倫理牆前面，我跟記者說，醫生對待病人應該眾生平等，而不是對於有權有勢的就百般呵護，明明生命無緊急風險，也硬是要講成風中殘燭來逃避刑罰。如果扁嫂真的命在旦夕，怎麼可能還到處逛百貨公司大採購？ <text:line-break/><text:line-break/>我還說，另一方面，我們的司法機關以及許多醫生們，對於真正窮苦貧病、健康已完全無法負荷獄中生活的輕罪犯人卻反而連最基本的醫療也往往故意百般刁難，或是明明重病，卻不願給予開立診斷書證明，或是許多時候，明明微不足道的小案子，因為當事人是精神病人或失智或智能不足或貧苦家庭，司法檢調系統就趁機做業蹟，小案故意栽贓或擴大解釋或屈打成招，辦成大案，以增加自己的辦案績效等等。 <text:line-break/><text:line-break/>我的這樣一些文章和受訪影片電視播出後，台大院方以及我個人立即接到無數的電話與信件謾罵攻擊，使得院方不堪其擾，而我更是痛苦萬分。這就是台灣的所謂民主。 <text:line-break/><text:line-break/>講到 "黨說了算"，南部人很顯然就是一個典型，你看，台南二十幾年來被綠營執政得像是給人住的地方嗎？完全就像個無政府狀態，亂七八糟到極點！但是，不管施政多恐怖，綠營支持者一概會給綠色首長們打滿分。現在這位所謂行政院長賴啥小，就是因為這樣，永遠高居所謂民意滿意度榜首。其實他就算殺人放火，台南人也保證還是會給他打滿分！為什麼？因為綠的說了算。 <text:line-break/><text:line-break/>綠營支持者幫派忠誠度非常高，你就算餵屎給他吃，只要是綠的屎，他也會說好香好好吃哦，會打一百分！ <text:line-break/><text:line-break/>剛剛阿扁在他家門口聚眾談話、造勢，因為我當時看到路邊有一隻餓成皮包骨的小狗，我馬上跑去附近商家買了一包雞肉想餵牠，因為手裏拿著一堆食物，所以來不及拍照，不過還是單手隨便拍了幾張，錄了兩段影片，給阿扁做個留影紀念。 <text:line-break/><text:line-break/>三、四十年前，也就是美麗島事件剛發生後的80年代初期，我很仰慕阿扁，他每次選舉，我就跟著他到處跑,幫忙募款，幫他辦活動，聲援他的蓬萊島冤獄。1986年，在台北龍山寺反戒嚴的抗爭現場，阿扁把他把家裏的地址和電話寫在一張名片上交給我，說有空來玩。我至今還收藏著這張卡片，只是沒想到人事已非，不知道是他變了還是我變了，還是我們彼此之間根本誰也沒變，只是在權力與時間面前露出本性而已。</text:p>
      <text:p text:style-name="P1">陳真   |  2018.04.07 03:06   |   <text:a xlink:type="simple" xlink:href="http://palinfo.habago.org/Entry?Command=Information_PrintForum&amp;iPage=83#FORUM36639"><text:span text:style-name="T1">#</text:span></text:a></text:p>
      <text:p text:style-name="P2">我以前會貼圖，現在的科技讓我連貼文字也不會(我是說首頁)，我現在只會在留言板寫字，首頁若想貼東西，一想到又要拜託別人貼，我就氣餒了，算了。真希望有一天巴勒網能恢復改版前的單純操作方式，不用花錢，而且又簡單操作，連我這種網路科技白癡也會，甚至還會貼圖，你看親系譜好像還有很多照片，全是我貼的。 <text:line-break/><text:line-break/>我從2006年就開始陸續刪親系譜的文章和照片，因為我以前傻傻的，會把一些稍微比較學術性的文字或想法寫出來，而我自己又從不投稿學術期刊，等於是拱手讓人盜用，有的它媽的居然還變成大學哲學教材，只是名字變成是別人的；有的還整篇一字不漏地拿去賣錢，拿去比賽，或是有些照片明明是我拍的，一貼出來居然被人拿去用，有一本英文哲學雜誌的一張維根斯坦墓地的照片就是我拍的，卻被人拿去用。 <text:line-break/><text:line-break/>我並不是說我的想法、文字或照片有多珍貴多棒，但它畢竟是我的 "小孩"，再爛也是自己的，突然被人抱走，還拿去論斤稱兩地賣，讓我想到就覺得很難受，於是就想要把親系譜的一些文章逐個從網上刪除，存在電腦就好，但是這活幹了幾個月就沒時間再弄。 <text:line-break/><text:line-break/>當年 (三十多年前)，龍應台有一本什麼 "野火集外集" 還是 "龍應台風暴" (書還在，名字一時忘了)，也盜用了我一篇數千字長文叫 "野火不大，火氣很大"。我找出版社理論，對方竟然說："看得起你，才收錄你的文章到龍應台的書裏，你要感謝我們才對啊。" 我寫信給龍大牌，寫了30多年，不鳥我就是不鳥我，彷彿只要不是她親手盜用就不干她的事，她媽的一句話也不回。我不相信這樣的人嘴裏說出的任何所謂理想，因為一個人的為人必然具有某種一致性。今天假若我是個什麼名醫、名學者或部長、大官什麼的，你看她會怎麼做，肯定又是完全另一種嘴臉。 <text:line-break/><text:line-break/>最近因為某些事必須做，不得不隨手翻出一些舊照片，數以萬計，光看幾眼差點就 "淚飛頓作傾盆雨" (毛澤東詩句)，於是興起一個模模糊糊的念頭："我們的名字，對於旁人到底有無意義？當我們死後，這一切悲歡記憶全要化成灰嗎？" <text:line-break/><text:line-break/>別看我經常以 "我" 為發語詞，說一些個人的事，其實沒有，我幾乎沒有談過我自己，至今世上也沒有一個人認識我們，因為我們絕口不提個人的事，一來毫無公眾意義，二來個人之事難以言喻，無法表白，說起來全是淚。於是我不得不相信上帝，因為世上總得有個全能的眼光，足以紀念世上這一切。我們如此，我相信每個人的生命悲歡應該也都一樣，哪怕是一隻狗，要是牠會說話，恐怕得流出一條長河的淚都說不盡說不出一己身世之滄桑。我常想到我現在工作的醫院門口那些狗，心裏總有說不出的、難以壓抑的極度痛苦。我想把這些狗的故事講給學姊聽，但她不敢聽。 <text:line-break/><text:line-break/>明明說不出的東西我們卻又很想說，明明註定要失敗的事我們卻依舊百死不悔。維根斯坦說，他一生絕不嘲笑這樣一種衝動。 <text:line-break/><text:line-break/>這兩天，看到自己的一些舊照片，於是興起一種念頭：我在這世上除了留下這樣一些微不足道的東西，我還能留下什麼呢？杜斯妥也夫斯基說："一個人所能貢獻給這個世界的最大禮物就是他自己。" 但是，一個不值得絲毫牽掛與關注的人，他終究不會有更好的禮物留下了。因此，我是不是要找個地方例如親系譜，把一些照片留下呢？就像數萬年前的古人在洞穴裏留下自己的手印那樣，就當做是我們曾經來到這世上的一個記號，一種祝福。 <text:line-break/><text:line-break/>當然，我這只是說說而已，至少目前是這樣。畢竟，個人之事物，即便是關於公眾事務者，亦同樣僅僅是一己滄桑，毫無公眾意義。這年代，對於意義的認定，乃是根據鎂光燈大小以及某種價格而定。</text:p>
      <text:p text:style-name="P1">阿海   |  2018.04.07 01:11   |   <text:a xlink:type="simple" xlink:href="http://palinfo.habago.org/Entry?Command=Information_PrintForum&amp;iPage=83#FORUM36638"><text:span text:style-name="T1">#</text:span></text:a></text:p>
      <text:p text:style-name="P3">約十年前有一陣子天天看生命親系譜，才認識陳醫生的。最記得"無喜不登三寶殿"這五個字。生活中許多場景是這樣的。(笑...)</text:p>
      <text:p text:style-name="P1">陳真   |  2018.04.07 01:00   |   <text:a xlink:type="simple" xlink:href="http://palinfo.habago.org/Entry?Command=Information_PrintForum&amp;iPage=83#FORUM36637"><text:span text:style-name="T1">#</text:span></text:a></text:p>
      <text:p text:style-name="P2">天峰，先說兩句。 <text:line-break/><text:line-break/>這是文字表達上的一個基本缺陷或誤解，其實，只要把你的名字隱去，缺陷就不存在了。也就是說，我寫的，都可獨立成文，而不是針對 "誰" 的思想，並不是說文中所論及的一切全是針對 "對方" 的想法。 <text:line-break/><text:line-break/>概念不會獨立存在，而是成為一種家族，亦即：持有A概念者，很可能(或必然)會同時持有B；持有B者，很可能(或必然)會同時持有C，以此類推，構成一種所謂世界觀。但是，概念之間究竟如何連結成網，畢竟不是依據一套邏輯標準，也就是說，它仍然會有無數種連結方式，因此，當我們根據概念A來回應某種由A連結產生的世界觀 W 時，這個 W 當然沒法把它裏頭的所有概念全套在 "對方" 這個 "人" 頭上。 <text:line-break/><text:line-break/>今天如果我們不是使用文字，而是面對面講話，那麼，這個誤解就比較不容易產生，因為講話是有來有往有表情有肢體語言，從這樣的 "語境" 中很容易判斷哪些話在說 "你"，哪些話是引申，哪些話是思想聯結，沒有指涉誰等等。 <text:line-break/><text:line-break/>那麼，為什麼我們不光說概念A而非得扯到"可能"由之產生的世界觀 W 或概念網N？那是因為我相信(或我認為)我們不可能光理解A而不理解A之所屬的某個概念網或世界觀。問題是，這個網當然不是針對某個人。 <text:line-break/><text:line-break/>總之，若有冒犯還請原諒，但我有時間會繼續把它寫完，也許就加些註明比方說 "以下全部與天峰無關" 等等。大概是這樣。</text:p>
      <text:p text:style-name="P1">天峰   |  2018.04.06 17:24   |   <text:a xlink:type="simple" xlink:href="http://palinfo.habago.org/Entry?Command=Information_PrintForum&amp;iPage=83#FORUM36636"><text:span text:style-name="T1">#</text:span></text:a></text:p>
      <text:p text:style-name="P3">陈真医师，你对我的话理解完全错误。甚至我看到你对我的那几点“总结来说”，感觉到台湾人对大陆人确实是有很大的偏见，或者是我的文字表达有问题，以至于你一眼扫过就对号入座了。 <text:line-break/><text:line-break/>我先回应一下你的前三点总结吧。 <text:line-break/><text:line-break/>党说了算，对我来说，是一种责任，而不是一种赞美。在中国，中共必须承担这个责任，因为那已经写在宪法里了。如何履行好这个责任，不单纯是党的问题，而是所有人的问题。并不存在反正一切都是党说了算，大家议论是多余的。打个比方，在公司开会，假如一开始领导就发言定调，那这会就开不下去了，也没意义。最后的结果一定是会上向领导靠拢，会下议论纷纷，以至于会议结果执行不力甚至无法执行。实际上，中共的任何会议，之所以要求领导不能先发言，而是多听多提问题，就是这个意思。开会是这样，那么在治理国家上，党是怎么说了算呢？当然要通过各种渠道听人民的声音，比如市场调查公司，比如媒体声音，比如网络讨论，比如专家意见，同时还有大量的党内辩论。然后再总结评估，假如客观现状改变后，能满足了多少需求，创造多少机会，损害多少利益。以此做出一个决定。即使是这样，因为党说了算，是个很大的责任，党也害怕还是会出现评估以外的不可控后果。所以很多重大的决策，必须小范围先试，错了就停止，民怨大也要停止，对了就逐步扩大，最后普及。 <text:line-break/><text:line-break/>党当然不是英明的，但是党必须要有正确的工作态度和工作方法，目前来说，中共的工作方法，我认可，我也相信。这是因为在中共的决策面前，我犯了很多错误。比如十几年前，到处都建高速公路，连经济落后地区也在建，当地的农民连用的机会都没有。我是反对的，因为我看到使用率低，觉得浪费钱。后来证明我错了，没有这些路，当地的企业根本无法走出来，更别说发展更多的企业了。地方经济无法拉动，那农民的生活就无法改变。再比如2008年，我也是反对逆世界潮流而大举投资铁公基的。因为我也觉得应该趁机修养生息。结果证明我又错了。全球化之下，国内问题已经不能单纯放在国内考虑了。抓住那个窗口期，中国不单开始了经济转型，打造了以高铁为首的高端制造，而且还拉近城市距离，扩大的城镇化，带动了内需。一个社会就是这样，很多时候，时间就是良药，速度就是良药，很多问题当下是问题，跨过去问题要么消失要么拥有更多方法去解决。 <text:line-break/><text:line-break/>没有调查就没有发言权，我的错误在于没有深入调查。大多数人和我一样，都犯了没有调查的错误。中共不是英明，但中共比大多数人调查的都深入，因为那他要承担责任。说到这里，你可千万不要误会我是在说既然它的责任，老百姓就都别说话了。我再举个例子，十年前，我家附近要盖垃圾焚烧厂，因为广州已经垃圾围城了，必须加紧处理。道理我们都懂，但是在我家附近就是不行，哪怕你说环评过了，距离够远，焚烧技术最先进，还邀请我们去已有焚烧厂考察。但我就是觉得不舒服，我不光怕健康问题还怕房子贬值问题。我们附近几个小区的业主一直不肯妥协，各级机关负责人来说明协调都没用。最后结果是市政府妥协，取消项目，还要接受上级部门对这个项目的审查。 <text:line-break/><text:line-break/>我从来没有中共是全世界楷模的意思，更没有唯一道路之说。全世界楷模，那是甘地，不是中共。甘地连敌人都赞美他，我可不希望中共也享受这样的待遇。中共能把中国带好，能对美国说不，他对于中国人就有交代了。除此之外，别的国家学不学中国学不学中共，那是别国的事，不关我的事。中国越强则世界越好，也只是我的一厢情愿，有人反对我也没意见。 <text:line-break/><text:line-break/>至于全世界都是党说了算，你可以举很多理论和例子来反驳我。但我保留意见，因为我没看到什么本质上的改变。民主国家的政党或者背后的财团家族，只不过是换什么方法来说了算的问题而已。我不相信靠什么公民运动或是议会抗争能改变阶级问题。中国经历过残酷的革命和阶级斗争，每个国家历史国情都不一样，我也不想拿中国来和外国做更多比较，更不想引来共产主义资本主义之类讨论。 <text:line-break/><text:line-break/>说了很多，也不知您明不明白其实我想说什么。或者是您太想别人明白您说的，而我又太想别人明白我说的，以至于你强调的和我强调的变成了两种完全不同的东西。事实上，真有那么大分歧吗？我不确定。你的学识和经历，你对文字的驾驭，我远远无法企及，我觉得我们的讨论都不是对等的。所以以后我还是多看多听多理解，少说。 <text:line-break/><text:line-break/><text:line-break/></text:p>
      <text:p text:style-name="P1">陳真   |  2018.04.05 22:09   |   <text:a xlink:type="simple" xlink:href="http://palinfo.habago.org/Entry?Command=Information_PrintForum&amp;iPage=83#FORUM36635"><text:span text:style-name="T1">#</text:span></text:a></text:p>
      <text:p text:style-name="P2">台灣人有句話說，"別人家的小孩死不完"，意即別人家的小孩永遠都不可能死光光啦，所以盡量去死沒關係，俺樂觀其成。美國及其所豢養的一大批綠油油的人渣，長年以來就是持有這樣的心態。 <text:line-break/><text:line-break/>底下是14年前的報導。這些混蛋長年以來整個心思就是想著看要怎麼利用台灣來打擊中國大陸。台灣人不該蠢到連這樣都看不出來。你會這樣鼓勵你的小孩盡量在外面四處和人拼命嗎？你會這樣鼓勵你的親友為美國自欺欺人的詐騙型民主犧牲生命嗎？但這卻是這群人渣掌控台灣的一個基本政治方向。他絕不會樂意見到兩岸之間朝著善意與和平的方向走，而是會想盡辦法挑起兩岸之間人民的敵視與仇恨，讓敵人永遠芒刺在背。 <text:line-break/><text:line-break/>陳真2018. 04. 05. <text:line-break/><text:line-break/>=========== <text:line-break/>美報告：兩岸開戰　台可攻三峽大壩 <text:line-break/><text:line-break/>TVBS 記者 張舜芬 報導 <text:line-break/><text:line-break/>2004/06/08 <text:line-break/><text:line-break/>美國五角大廈2004年大陸軍力報告，今天又有部分機密內容曝光，今天曝光的內容不是大陸如何攻打台灣，而是美國國防部建議兩岸一旦爆發戰爭，台灣可以採取什麼策略，反制大陸的武攻。報告中明確建議，台灣可以攻擊大陸剛蓋好的三峽大壩，這份內容曝光，五角大廈立刻遭到抨擊。 <text:line-break/><text:line-break/>歷經多年籌畫，工事成本以及產能都相當驚人的大陸長江三峽大壩，在美國國防部眼中，是台灣反致大陸武力威脅時，可以考慮予以反制的首要目標。 <text:line-break/><text:line-break/>美國國防部最新發佈的2004年中國軍力報告中，最後幾頁提綱挈領地指出，台灣在兩岸戰略上，首先應該要考慮，萬一兩岸開戰，可以針對人口密集的臨海都會區，或者高價值「high-value」目標。 <text:line-break/><text:line-break/>出動空軍發動攻擊，報告中特別點名可以攻擊三峽大壩。其實過去在兩岸之間，一直有這樣的傳聞，就是台灣將三峽大壩列為攻擊目標，根據保守估計，如果三峽大壩遭受攻擊潰決，下游至少會死上億人。 <text:line-break/><text:line-break/>另外，美國的這份報告中指出，台灣可以憑藉電腦科技的優勢，發動網路戰，並且癱瘓中國大陸的機場等交通樞紐，以及信息聯繫網絡，爭取作戰先機。 <text:line-break/><text:line-break/>這份長達54頁的中國軍力分析報告中，鉅細靡遺分析大陸當前軍力，尤其把台灣視為解析大陸戰略與軍力布署的關鍵，不過這份報告出爐後，美國國防新聞週刊卻抨擊五角大廈的這份分析不但具有挑釁意味，而且相當不負責任。</text:p>
      <text:p text:style-name="P1">陳真   |  2018.04.05 17:33   |   <text:a xlink:type="simple" xlink:href="http://palinfo.habago.org/Entry?Command=Information_PrintForum&amp;iPage=83#FORUM36634"><text:span text:style-name="T1">#</text:span></text:a></text:p>
      <text:p text:style-name="P3">同學，我不知道你是誰，不知道你究竟幾歲了？是小學生嗎？還是國中生？要不然怎麼會這麼 "單純"？一個常看巴勒網的人竟然會一直都這麼 "單純"，真是很難想像。你真的不知道什麼是民主基金會？你真的不知道什麼是2049計劃研究所？你真的會相信這樣一些鳥話？你三番兩次的貼文或發言，似乎都有類似問題。你這麼關心政治，但怎麼會這麼 "單純"？ <text:line-break/><text:line-break/>我本來想把你貼的這些齷齪洗腦文給刪掉的，但想想算了，留它做個標本。這樣一種洗腦式的假民調、假報告、假研究，近幾年來由美國軍火商、CIA及影子政府的各種所謂智庫與基金會，在台灣大量散發，三天兩頭就出一份什麼報告或研究，唯一的重點就是： <text:line-break/><text:line-break/>"台灣人趕快勇敢站出來和大陸決一死戰！不要怕，死越多越好！為了民主犧牲是很偉大的！為了跟萬惡的大陸決一死戰，請趕快大量跟美國買武器！" <text:line-break/><text:line-break/>翻來覆去就是不斷宣揚這樣一種毒素。你看，底下就有一篇，昨天的 "新聞"，什麼他們發現大陸已經擬定 2020 年祕密攻台計畫，胡扯一通，騙小孩也不該這麼騙。既然是祕密，他怎麼會知道？通靈嗎？還是神明托夢？ <text:line-break/><text:line-break/>大陸領導人又不是腦子進水，他在這個中國鴻圖大展、正要破繭而出成為天下盟主、亟需和平穩定發展的時間點，他打台灣做什麼？他拿下這個彈丸之地能幹啥？有何意義？ <text:line-break/><text:line-break/>真正希望兩岸發生戰火的就是美國，就是這些骯髒邪惡的台奸走狗。這很容易理解。我今天要是美國這一方的人馬，我心裏的盤算當然就是： <text:line-break/><text:line-break/>一，對台灣這塊美國殖民地，能搜刮多少就盡量搜刮，能搜刮多久就盡量久。 <text:line-break/><text:line-break/>二，有一天，希望台灣能夠成為一種武器，對中國大陸這個美國的頭號敵人，給予重重一擊，最好是能夠讓大陸從此元氣大傷。因此，千方百計鼓勵台灣人起來反抗大陸 "暴政"，鼓勵台灣人最好能對大陸發起恐怖攻擊，鼓勵台灣人把長江三峽大壩打爆，淹死幾百萬大陸人，鼓勵台灣用盡手段讓大陸飽受困擾與傷害，讓他永無寧日。也就是說， "把台灣做為一種武器" 之殺傷力盡量最大化、持久化。 <text:line-break/><text:line-break/>這些都是稍微懂點政治的人的基本常識。巴勒網的讀者會那麼單純嗎？單純到竟然會把這樣一種假報告當真？單純到會相信什麼台灣有七成年輕人願意為什麼民主對抗大陸暴政、犧牲生命？天底下有人這樣做民調？這當然不是民調，這是美國以及底下這些綠油油的台奸走狗的心願與既定政策方向。 <text:line-break/><text:line-break/>套句術語，這叫做極限戰的概念，亦即一切都可以被當成一種武器，包括資訊與宣傳，簡單說就是洗腦，簡單說就是美國人鼓勵台灣人盡量自掘墳墓，為美國人充當炮灰。美國為了打擊所謂共產主義這個敵人，半個多世紀來都是這麼幹的。 <text:line-break/><text:line-break/>各位不妨去看看 "沉默一瞬" (The Look of Silence) 和 "殺人一舉" (The Act of Killing) 這兩部紀錄片，強烈推薦，這一生一定要看；看看美國透過底下的印尼走狗如何恐怖大屠殺華人與反美人士，死亡人數估計在50萬至300萬之間，接著又展開東帝汶大屠殺，殺死三分之一的人口。美國甚至還提供上萬個必殺黑名單，殺死一個，就從名單上剔除。 <text:line-break/><text:line-break/>西方主流媒體故意輕描淡寫地譴責說，美國 "坐視" 大屠殺的進行。這是完全的胡扯，這不是坐視，而是下令！ <text:line-break/><text:line-break/>講到東帝汶，你看，美國底下這些台奸走狗或是中國大陸跑來台灣的所謂民主人士曹長青，前一陣子不是還在宣揚台灣人應該學習東帝汶，只要死三分之一的台灣人口，台灣獨立的神聖使命就一定可以完成！他媽的這些人的良心真是被狗給吃了，非常無恥齷齪邪惡，無所不用其極，一心就是想洗腦下一代，希望台灣人可以傻傻地把自己當成人肉炸彈，去傷害大陸這個美國的頭號敵人。 <text:line-break/><text:line-break/>下回我就不預警，直接刪除這類齷齪邪惡的洗腦文了。 <text:line-break/><text:line-break/>陳真 2018. 04. 05. <text:line-break/><text:line-break/>============== <text:line-break/>美智庫：陸2030前奪釣魚台助攻台 <text:line-break/><text:line-break/>三立新聞網 <text:line-break/><text:line-break/>2018年4月4日 <text:line-break/><text:line-break/>記者盧素梅／綜合報導 <text:line-break/><text:line-break/>美國智庫2049計劃研究所研究員易思安（Ian Easton）曾出書揭露，中國已擬定在2020年攻台的秘密軍事計劃。而美國2049 計畫研究所發表最新報告分析指出，中國可能在2020到2030年間發動奪取釣魚台，把它當作攻打台灣的跳板。 </text:p>
      <text:p text:style-name="P1">李念淨   |  2018.04.05 15:30   |   <text:a xlink:type="simple" xlink:href="http://palinfo.habago.org/Entry?Command=Information_PrintForum&amp;iPage=83#FORUM36633"><text:span text:style-name="T1">#</text:span></text:a></text:p>
      <text:p text:style-name="P2">讓我吃驚的是，即使在美國與民進黨聯手做的民調下，支持統一的人仍佔十分之一？ <text:line-break/>不覺得台灣有智慧的人有這麼多 <text:line-break/><text:line-break/>https://www.voachinese.com/a/taiwan-youth-china-20180404/4333326.html <text:line-break/>民調指台灣年輕人要現狀而非統一或獨立 <text:line-break/><text:line-break/>華盛頓— <text:line-break/><text:line-break/>一個針對台灣年輕人政治態度所做的民調顯示，支持台灣獨立的比例並不如想像的高，大部分年輕人還是希望台海兩岸維持現狀，而即便中國民主化，仍然有7成以上的人不願台灣與中國統一。學者說，這表示普遍被認為是“天然獨”的台灣年輕世代，其實對兩岸關係的態度是“反統一”。 <text:line-break/><text:line-break/>台灣民主基金會執行長徐斯儉星期二在華盛頓的全球檯灣研究中心(GTI)發布了這個由該基金會委託國立政治大學選舉研究中心進行的民調結果。 <text:line-break/><text:line-break/>徐斯儉說，這次民調希望了解近來台灣民主發展過程中，年輕人對三個主要議題的態度，包括對民主制度、對台海兩岸關係的偏好，以及對台灣安全防衛的決心。 <text:line-break/><text:line-break/>在關於兩岸關係的部分，民調結果顯示，在39歲以下的年齡層中，有23.5%支持台灣獨立，10.4%支持兩岸統一，65.5%的人還是希望兩岸關係維持現狀；在40歲以上的年齡層中，支持獨立、統一及現狀的比例，依序是14.7%，20.1%及59.3%。 <text:line-break/><text:line-break/>徐斯儉說，為進一步了解所謂的“天然獨”現象，這個民調再將39歲以下年齡層細分為20到29歲，以及30到39歲兩個群體作為比較。結果顯示，在最年輕的群體中，支持獨立的有26.1%，只比30到39歲的21.7%稍高一些，支持統一的有7.5%，也只比30到39歲的12.5%稍低一些，而支持維持現狀的人，在兩個年齡層都佔最多數，分別是64.9%及65.8%，幾乎沒有分別。 <text:line-break/><text:line-break/>對於在中國民主化前提下是否贊同兩岸統一的問題，在39歲以下的年齡層中有73.3%的人不贊同，只有2 4.4%的人讚同，這個數字與40歲以上的年齡層有極為顯著的不同，在較大的年齡層中，贊同(43.9%)與不贊同(43.8%)兩岸在中國民主化之後統一的比例幾乎一樣。 <text:line-break/><text:line-break/>關於對政治制度的態度，民調顯示，所有年齡層對民主制度的支持度都超過6成，但39歲以下年輕世代的支持度最高，有86.2%的人同意，“即便民主制度存在一些問題，但它仍然是最好的政治制度”。 <text:line-break/><text:line-break/>在關於自我防衛決心的部分，有近7成(68%)的受訪者說，他們會在中國武統脅迫下為台灣而戰，不因年齡而有區別，而民主價值有助於台灣人對抗中國的威脅。 <text:line-break/><text:line-break/>同時也是中央研究院政治研究所研究員的徐斯儉說，綜合所有數據所得到的結論是，台灣年輕世代並非不負責任的挑釁，他們對維持民主價值及台灣的自我防衛都有強烈的決心。 <text:line-break/><text:line-break/>此外，雖然這些數據代表的意義還需要做進一步的分析統計，不過徐斯儉說，他個人的解讀是，絕大多數的台灣年輕人希望兩岸維持現狀，並不希望台灣獨立，更不願意與中國統一，這也表示，所謂的“天然獨”其實真正代表的意義是“反統一”。 <text:line-break/><text:line-break/>對於中國最近政府宣布31條“惠台”措施，被一些人認為是針對台灣年輕人的統戰舉措，台灣政府也為此而推出應對措施避免人才流失，不過徐斯儉說，從這個民調的結果可以看出，台灣年輕人其實非常務實，他們不會放棄中國提供的發展機會，但這不至於影響到他們的認同感。 <text:line-break/><text:line-break/>徐斯儉說，人類不是畜生，並非只有物質需求，“還有情緒、認同感以及價值觀，而價值觀是非常重要的”，他非常不同意一些中國朋友對台灣民主程序的輕視，他們認為那隻是一個程序而已，但民主不只是一個程序，“它是一種價值”，而台灣的年輕人非常珍視這個民主價值，他也希望中國政府能認真看待台灣年輕人對民主的堅持。 <text:line-break/><text:line-break/>美國國際共和學會(International Republican Institute)主席特溫寧(Daniel Twining)在評論這個民調結果時說，民主不僅是台灣年輕人看重的價值觀，在他訪問世界各地推動民主自由的過程中，他看到全球年輕人對未來都有相同的渴望，大家都希望在一個良好的環境中追求自己的理想，即使中國領導人習近平想要輸出中國的專制體制，但一人統治的政治、經濟風險太大。 <text:line-break/><text:line-break/>特溫寧說，即使美國現在的民主並不那麼完美，歐洲也在民粹主義盛行下極為分裂，民主在許多地方都有倒退的現象，不過他認為在獨裁與民主的競爭中，毫無疑問最終勝出的還是民主體制，因為這是“年輕人能夠在世界上發揮”最好的體制。 <text:line-break/><text:line-break/>對於北京當局自蔡英文政府上台後強力打擊台獨的做法，徐斯儉在會後接受美國之音採訪時表示，對中國政府而言，“只要與它不同就是台獨”，但作為政治策略，這種做法並不聰明，對北京的政治目的也不利，這次台灣民主基金會的民調將台灣年輕人的想法以數據呈現出來，他希望北京能夠好好參考這些數字背後的意涵。 <text:line-break/><text:line-break/>台灣民主基金會自2011年開始每年進行兩次民調，一次是關於民眾對民主價值的支持態度，另一次則是關於民眾對台灣社會公平正義的看法，而這個在今年2月、3月做的最新民調，特別加入了39歲以下年齡層的政治態度，以便與40歲以上年齡層進行比較，前者的樣本有825人，佔人口比例38%；後者樣本為747人，佔人口比例62%。 <text:line-break/><text:line-break/>在華盛頓訪問行程之前，徐斯儉上周先到紐約參加美國外交政策全國委員會的美中台三邊對話閉門會議，在返台後將舉行記者會發布這個針對台灣年輕人所作的最新民調結果。</text:p>
      <text:p text:style-name="P1">欧阳阳   |  2018.04.05 14:59   |   <text:a xlink:type="simple" xlink:href="http://palinfo.habago.org/Entry?Command=Information_PrintForum&amp;iPage=83#FORUM36632"><text:span text:style-name="T1">#</text:span></text:a></text:p>
      <text:p text:style-name="P3">美与善是一种很奇怪的东西，一般来说，生物都有趋利避害的天性，面对死亡会有本能地害怕和躲避，但是也有例外，比如说虎毒不食子，再凶残的动物也有护犊的本能。 <text:line-break/>或许正是由于这种护犊的本能才让此类物种得以延续。 <text:line-break/>我有时候在想，人类和万物或许真的是“上帝”创造的。 <text:line-break/><text:line-break/>美与善，伦理正义这些东西，看上去似乎与趋利避害的天性不相符，但在宏观上，对维持人类社会的延续与发展却有着至关重要的作用，大概就是美才能救世界”的意思吧！！ <text:line-break/><text:line-break/>美与善，伦理正义这些无形的东西一直在规范人的行为，当有人把他们当成对自身自由的一种束缚而抛弃掉就产生了恶。 <text:line-break/></text:p>
      <text:p text:style-name="P4"/>
      <text:p text:style-name="P1">陳真   |  2018.04.05 13:12   |   <text:a xlink:type="simple" xlink:href="http://palinfo.habago.org/Entry?Command=Information_PrintForum&amp;iPage=84#FORUM36631"><text:span text:style-name="T1">#</text:span></text:a></text:p>
      <text:p text:style-name="P3">我不是說黨分善惡，善黨就讓它包辦一切，我不是這個意思，也不相信這種事。周星馳在逃學威龍裡的長官有一隻善良之槍，三十年還不曾打到人，非常善良。我不相信槍會善良，但我相信那個拿槍的人本身得拿出個主意，決定如何使用這把槍。 <text:line-break/><text:line-break/>總之，黨不黨是一回事，人民是另一回事。我也不是在講利益方面的事，而是在講文明與價值的事。最近杜斯妥也夫斯基給我寄來一張卡片，我拿它去換了一杯免費咖啡喝。卡片上寫著：“美才能救世界”。我講的基本上是這個意思。現實感很重的人，或各類型的取消主義者很不屑聽這些 “空話”，可我信它至深，難以自拔，恐怕無藥可醫，唯有以命相許，與之共沈淪。</text:p>
      <text:p text:style-name="P1">欧阳阳   |  2018.04.04 22:34   |   <text:a xlink:type="simple" xlink:href="http://palinfo.habago.org/Entry?Command=Information_PrintForum&amp;iPage=84#FORUM36630"><text:span text:style-name="T1">#</text:span></text:a></text:p>
      <text:p text:style-name="P2">党也是由社会人构成的，特别是党够大的时候，其成员的道德素质与社会人的道德素养没有本质的区别，社会人所具有贪婪，自身，善良等等，党员同样会具有。 <text:line-break/>党本身对社会的善恶属性，主要取决于党相对社会其他成员是不是有自己的特殊利益；很多少时候，就是这种特殊利益让党走向社会利益的对立面。 <text:line-break/></text:p>
      <text:p text:style-name="P1">陳真   |  2018.04.04 20:53   |   <text:a xlink:type="simple" xlink:href="http://palinfo.habago.org/Entry?Command=Information_PrintForum&amp;iPage=84#FORUM36629"><text:span text:style-name="T1">#</text:span></text:a></text:p>
      <text:p text:style-name="P3">鮮血染紅回家的路》3萬巴勒斯坦人集結加薩走廊邊界 以色列國防軍血腥鎮壓 <text:line-break/><text:line-break/>風傳媒 <text:line-break/><text:line-break/>蔡亦寧 2018-03-31 <text:line-break/><text:line-break/>以色列軍隊30日與巴勒斯坦抗議民眾在邊境爆發衝突，造成慘重死傷，抗議民眾幫忙運送傷者。（AP） <text:line-break/><text:line-break/>以巴衝突再度急升高！3萬多名巴勒斯坦人從3月30日開始，在加薩走廊與以色列邊界展開為期6週的「返鄉大遊行」，抗議以色列不願讓巴勒斯坦人回到故土。遊行首日就爆發衝突，以色列軍隊向遊行群眾發射催淚瓦斯、子彈，甚至砲擊、空襲支持遊行的哈瑪斯組織，已造成至少17人死亡，1400人受傷，這是2014年以巴衝突以來，死亡人數最多的一次。聯合國安理會30日針對衝突召開緊急會議，但無具體行動。 <text:line-break/><text:line-break/>以色列定調：對抗恐怖分子 <text:line-break/><text:line-break/>以色列早對邊界遊行嚴陣以待，國防部長利伯曼（Avigdor Lieberman）在遊行開始前，罕見在推特（Twitter）以阿拉伯文警告加薩民眾：「哈瑪斯領導人陷你們的生命於危險之境，我建議你們繼續過正常生活，不要參與這場挑釁行動。」 <text:line-break/><text:line-break/>遊行開始後，巴勒斯坦人對以色列不滿的情緒立刻爆發出來。以色列國防軍（Israel Defense Forces，IDF）發出聲明稿，稱上千名巴勒斯坦群眾在加薩走廊暴動，滾動燃燒的輪胎，並以石頭丟擲以軍。以軍表示，有恐怖分子在以色列邊界活動，意圖滲透以色列國土，以色列則以坦克發射砲彈回擊，還稱實質控制加薩走廊的哈瑪斯組織（Hamas）是整起恐怖行動的主謀。 <text:line-break/><text:line-break/>遊行原本和平 巴人只希望回到故土 <text:line-break/><text:line-break/>巴勒斯坦人在邊界集會遊行的想法，原先由加薩一位獨立的社群媒體倡議者阿提瑪（Ahmed Abu Artema）發起，隨後獲得哈瑪斯組織支持，並在社群網站上呼籲巴勒斯坦人參與行動。 <text:line-break/><text:line-break/>這場遊行是為了響應「土地日」（Land Day）42周年。1976年3月30日，以色列軍隊殺害6名巴勒斯坦人，他們當時抗議以色列徵收巴勒斯坦領土，巴勒斯坦此後稱3月30日為「土地日」，沒想到42年後，巴勒斯坦民眾抗議，再度引發嚴重衝突。遊行預計將持續至5月15日，以色列國慶日的隔日，也是巴勒斯坦所稱的災難日（Nakba Day），呼應1948年以色列建國後，多達70萬巴勒斯坦人必須遷離家園，成為難民。 <text:line-break/><text:line-break/>《紐約時報》（New York Times）報導，遊行主辦者原本希望這場遊行的氣氛有如嘉年華，不僅設有流動式盥洗室，還備有免費食物、飲水與Wi-Fi，吸引民眾攜家帶眷參與遊行，然而遊行最後變調，成為2014年來以巴之間最嚴重的衝突。 <text:line-break/><text:line-break/>聯合國安理會召開緊急會議 未有實際行動 <text:line-break/><text:line-break/>聯合國安理會30日應科威特的請求，召開緊急會議，商討以巴衝突的解決之道，聯合國秘書長古特雷斯（António Guterres）呼籲進行「獨立且透明的調查」，然而各國並未在安理會緊急會議中，討論出停止衝突的實際行動。 <text:line-break/><text:line-break/>巴勒斯坦駐聯合國大使曼蘇爾（Riyad Mansour）表示，他對安理會並未譴責這場「令人憎恨的屠殺」感到失望。以色列駐聯合國大使丹農（Danny Danon）則猛批哈瑪斯，「我們今天看到哈瑪斯送孩童赴邊界，故意陷他們的生命於危險之中。國際社會絕不能被哈瑪斯掩飾的犯行所騙。」 <text:line-break/><text:line-break/>加薩走廊200萬居民 有逾6成是難民後裔 <text:line-break/><text:line-break/>巴勒斯坦加薩走廊目前約有200萬居民，有130萬人是1948年以色列建國後，從以色列領土避居此地的難民後裔。2007年，哈瑪斯從巴勒斯坦自治政府手中奪取加薩走廊以來，以色列與埃及隨即關閉邊界，孤立加薩走廊，連約旦河西岸的巴勒斯坦政府也對加薩走廊展開制裁，讓加薩走廊經濟崩潰，民不聊生。 <text:line-break/><text:line-break/>63歲的督學君地亞（Hamed Jundiya）參加遊行，在邊界數百公尺外搭起帳篷。他告訴《紐時》：「我們舉起和平之旗，沒有什麼能夠傷害敵人。」君地亞也說，加薩人對於沒有工作、電力與開放邊界的生活感到絕望。</text:p>
      <text:p text:style-name="P1">陳真   |  2018.04.04 19:37   |   <text:a xlink:type="simple" xlink:href="http://palinfo.habago.org/Entry?Command=Information_PrintForum&amp;iPage=84#FORUM36628"><text:span text:style-name="T1">#</text:span></text:a></text:p>
      <text:p text:style-name="P2">(續前) <text:line-break/><text:line-break/>F，"人" 的力量是可貴的 <text:line-break/><text:line-break/>我很不喜歡使用公民一詞，因為在島內，滿口公民者，必屬人渣或腦殘無疑。但我一時找不到更好的詞，或可姑且一用，或以 "人" 代之，而無所謂公民不公民。社運亦然。在島內，所謂社運亦同樣被篡奪利用做為一種政治工具。但這並不意味著 "社運" 這東西就是假的、有害的。同理，市面上騙財騙色的神棍一大堆，天主教神父更是一堆姦童犯，但這同樣不意味著各種宗教全是假的、有害的。 <text:line-break/><text:line-break/>凡事 "黨說了算" 是危險的，你搭上一輛列車，固然得相信司機的領導，但你還是得注意看他有沒有開錯路，有沒有扯爛污，有沒有更好的作法，而不是一味接受黨的領導，我們畢竟不是寵物或綿羊。一般人的利益不見得就是菁英或黨的利益，更不可能是極少數人的利益。凡事黨說了算，但要是黨是個人渣黨呢？豈不是死路一條？就算英明如中國共產黨，同樣也不可能自行創造價值，價格與價值畢竟是兩回事。 <text:line-break/><text:line-break/>我跟祖國最早開始有一些聯繫是在大約16年前，亦即2002年，從聲援劉荻 (筆名不鏽鋼老鼠) 開始。劉荻當時是一個女大學生。我並不是很認同她的想法，但她只不過對黨輕輕地幽默地嘲諷幾句，竟然就被從校園抓走，打入秦城監獄。"不鏽鋼" 一詞，頓時成為禁忌。 <text:line-break/><text:line-break/>後來，我就刻意弄了一個 "紀念若雪不鏽鋼網頁"，也就是巴勒網的前身。在那同時，我也開始關注中國的愛滋病問題。官方明明知道問題嚴重，明明知道許多窮人賣血維生，卻因針頭重覆使用而遭受集體感染，卻故意封鎖消息，並且對那些失去雙親的愛滋孤兒不但不聞不問，甚至打擊那些對愛滋孤兒伸出援手者，例如李丹，例如高耀潔與桂希恩等等等。 <text:line-break/><text:line-break/>我特別仰慕桂希恩醫師，我的電腦桌面長年放著他的照片，那是在他給愛滋病患發藥時拍下的一個側影。孤獨人生，倘若能有些善良正直的人在我生命中出現，總是能帶給我許多安慰。我每天打開電腦就能看到桂希恩，心裡總有說不出的感動。另一位是高耀潔醫生，後來她出了第一本有關愛滋病的書，叫做 "中國愛滋病調查"，我手邊還有好幾本，當做一個留念。翻開書的內面首頁，上頭就有我的名字，因為我曾捐了一點錢促成這本書的出版。 <text:line-break/><text:line-break/>不久之後， "紀念若雪不鏽鋼網頁" 就變成以現在這個巴勒網的模樣出現了，同時我還弄了一個比較屬於個人性質的網站叫做 "生命親系譜"，已停擺十二年。這網站的LOGO是一隻長得有點好笑的胖兔： <text:line-break/><text:line-break/>http://kinship.habago.org <text:line-break/><text:line-break/>知道是誰畫的嗎？就是李丹所創辦卻被官方打壓的 "東珍小學" 裏頭一個小朋友畫的。這個小學，專門收容並教育一些失去家庭的愛滋孤兒，全校大約只有二十多個小朋友。在當年，平均每一位小朋友一學期只不過需要大約台幣幾百元，就足以獲得基本教育及三餐溫飽。就算全校都讓我養，我也養得起，一般人更是只要付出一點點努力，就能減少人間許多痛苦與悲劇，為何不做呢？ <text:line-break/><text:line-break/>肯定很多人會嘲笑說：中國有數億貧窮人口，你光花這麼一點錢幫助村裏這二十多個愛滋孤兒有什麼意義？只要中國壯大了，富強了，千千萬萬的小朋友都能有飯吃，有書讀。這話當然也有它的道理。但是，難道你一定都要等到黨、等到國家來做事，自己卻什麼都不想做不必做？德蕾莎有句話說："不用等國家了，自己動手做吧！" 這話是有道理的。你總不能一切都推給國家，一切都等待黨的指示。 <text:line-break/><text:line-break/>再說，善惡的意義畢竟並不僅僅是一種數量問題，而是一種價值問題，價值終究並非論斤稱兩來評估。在我看來，諸如桂希恩、高耀潔或李丹及 "關愛之家" 等等的作為，十分珍貴，一個社會的文明與價值通常就是這麼來的。至少，我實在看不出來這樣一些人的行為究竟有何可笑之處。 <text:line-break/><text:line-break/>每個月巴勒網靜站，最常聽到的路人嘲笑說詞就是"吃飽太閒嗎？這樣做沒有用啦"，這就好像你看到有人跑步健身，你卻笑他說："吃飽太閒嗎？生老病死難免，跑步沒有用啦"；或者就像說有人開學術研討會，取消主義者卻跳出來說："講這些虛無飄渺的知識幹什麼？吃飽太閒嗎？一切都交給黨就是了。" <text:line-break/><text:line-break/>跟台灣差不多，中國大陸的所謂民主自由與維權人士，十之八九是人渣，全是美國所豢養的一群打手與走狗。但這並不意味著那些被人渣走狗所刻意濫用的道理本身是錯的或毫無價值。 <text:line-break/><text:line-break/>G，當下理所當然之事，並非始終理所當然 <text:line-break/><text:line-break/>三十年前的台灣，我只不過寫文章批評台灣數萬雛妓之嚴重侵害兒童人權，批評台灣漢人政府長期虐待原住民兒童，批評醫院經常有大量無錢就醫因而致死的貧苦家庭兒童，批評無數無家可歸的流浪街童，要求懲治黑白兩道掛勾的人口販子，要求官方開辦重病兒童免費醫療等等，要求提高兒童福利預算，並且因此創立台灣第一個兒童福利團體等等等；我的這樣一些批評與作為，從現在的眼光看來，豈不是合情合理？根本不足為奇。但在當年卻招來鋪天蓋地彷彿要置你於死地的政治打壓與報復，報復之慘烈，非常可怕與痛苦；報復你破壞黨的英名，報復你傷害國民黨政府的什麼國際聲譽，簡單說就是不聽黨的話。要是時光可以重來，我很懷疑自己是不是還會願意做出同樣的事而累及家人。 <text:line-break/><text:line-break/>三十年前很陰暗，但二十年前也沒好多少。1997年，我來到英國，發現英國社會到處充滿種族歧視，於是發起一個針對英國政府進行抗議與杯葛的 "反種族歧視運動" (簡稱CARD)。我是為同胞們出面打抱不平，結果呢，卻反而從台灣同胞這邊所招來的抹黑、造謠、騷擾與攻擊等等等，讓我幾乎完全對人性失去信心，非常痛苦。可是，現在呢，還會有人因為批評西方之種族歧視卻反而招到自己政府及同胞的攻擊、傷害與抹黑嗎？ <text:line-break/><text:line-break/>現在大家都在罵空污罵河川汙染，但你知道嗎，我念國中時，就是以某個有關PM 2.5的實驗以及某個水污染測試實驗，前後兩次在科學展覽比賽中獲獎。上了大學後，發現高雄楠梓地區的空氣非常骯髒，河川被重金屬污染得五顏六色，整個台灣的許多河川污染到難以想像，於是我和戴振耀與施信民及張國龍、劉峰松等人一同創立了台灣環境保護聯盟。我當時曾在高醫某個學生社團中站起來發言，僅僅只是提到說楠梓地區的空污特別嚴重，我說，這很可能與當地發生率特別高的肺部疾病有關；我還說，高雄的水源更是污染得很嚴重，希望同學們也能多多關心云云。結果呢，差點被一些同學埋伏在教室角落毆打，說我批評政府，說我用政治污染校園，要我滾出高醫等等。 <text:line-break/><text:line-break/>如果要這樣一一舉例，差不多可以寫上一本書。我並不是要說自己有什麼功勞，而僅僅只是想說，很多你在當下認為理所當然不足為奇的事，其實在過去卻很可能得拿一條命去換，甚至搞到家破人亡，孤獨一生。這意思是說，你不能永遠只會聽黨的話，黨沒有那麼厲害，黨之外，仍然還是需要一種來自 "人" 本身的力量，黨或社會才會變得更好。不管怎麼說，這樣一些行為也許貢獻渺小，但它並不可笑。 <text:line-break/><text:line-break/>維根斯坦一生只做過一次公開演講，題目是有關倫理；維根斯坦說，他英文不好，這更增加他以英文表達深刻問題上的難度。不過，簡單說，維根斯坦向來的哲學主張就是"倫理命題不存在"，亦即不可說，還曾為此和 Karl Popper差點打起來。他說，這是語言設下的邏輯極限，我們倘若硬要說，依然註定要失敗，我們永遠都說不出那個 "最重要的東西"。 <text:line-break/><text:line-break/>這些是題外話，內涵艱澀，不太可能對非維根斯坦研究者說明，因此也不是我現在想講的。我想講的是他一生唯一一次演講的最後一句話，他說，雖然倫理命題不可說(ineffable)，但是，"對於人心想要訴說它的衝動，我由衷尊敬，我這一生絕不嘲笑它。" <text:line-break/><text:line-break/>同樣地，一個人不管他所做的事多麼微不足道，他想要有益於人的那顆心，我這一生也絕不嘲笑它。 <text:line-break/><text:line-break/>(未完待續)</text:p>
      <text:p text:style-name="P1">陳真   |  2018.04.04 17:37   |   <text:a xlink:type="simple" xlink:href="http://palinfo.habago.org/Entry?Command=Information_PrintForum&amp;iPage=84#FORUM36627"><text:span text:style-name="T1">#</text:span></text:a></text:p>
      <text:p text:style-name="P3">小朋友真是超可愛的。</text:p>
      <text:p text:style-name="P1">陳真   |  2018.04.04 17:33   |   <text:a xlink:type="simple" xlink:href="http://palinfo.habago.org/Entry?Command=Information_PrintForum&amp;iPage=84#FORUM36626"><text:span text:style-name="T1">#</text:span></text:a></text:p>
      <text:p text:style-name="P2">好人跟人渣真是差很多，但是，在台灣，好人卻被當成過街老鼠打，人渣卻被當成英雄偶像崇拜。 <text:line-break/><text:line-break/>陳真 2018. 04. 04. <text:line-break/><text:line-break/>============= <text:line-break/>相片：https://goo.gl/srmu3K <text:line-break/><text:line-break/>影片： https://goo.gl/dTVktK <text:line-break/><text:line-break/><text:line-break/>「你有沒有女朋友？」 馬英九反問小朋友：你感覺我有嗎？ <text:line-break/><text:line-break/>風傳媒 <text:line-break/><text:line-break/>羅暐智 <text:line-break/><text:line-break/>2018年4月4日 <text:line-break/><text:line-break/><text:line-break/>台北市南港區東新國小的老師林冠志，在兒童節前夕邀請前總統馬英九來和小朋友說故事，並現場接受小朋友各種天馬行空的麻辣提問，儼然是場小型記者會。 <text:line-break/><text:line-break/>班導師林冠志常以各國總統的故事，鼓勵班上的小朋友們要認真進取，小朋友常對林冠志說，希望有一天能親眼看到總統。因此，林冠志在農曆年前寫封信給馬英九，「想給孩子們一個小小的兒童節驚喜」，希望馬英九能在今年的兒童節前到班上說故事給大家聽。」 <text:line-break/><text:line-break/>馬英九昨日身穿4年4班的班服，親自到東新國小和小朋友說故事，並致贈每一位小朋友專屬的小禮物，禮物上面寫上每個小朋友的名字，並接受小朋友們的麻辣提問。 <text:line-break/><text:line-break/>有的小朋友問「總統很會唱歌嗎？」馬英九妙答：「你以為總統是幹嘛的？」有小朋友問「總統幾點回家？」馬英九說：「妳怎麼好像我太太一樣？」也有小朋友神來一筆問：「你有沒有女朋友？」馬則反問：「你感覺我有嗎？」 <text:line-break/><text:line-break/>也有小朋友關心馬英九被告的事，馬英九則自嘲說，他常常被告，被告就是打官司，好好對外界回應。有小朋友問「過得好嗎？」馬則說他不太需要救助，反問小朋友說：「如果我不好你會去跟社會局講嗎？」引發哄堂大笑，現場笑聲不斷。 <text:line-break/><text:line-break/>小朋友的問題直接，馬英九的回應也逗得小朋友笑聲不斷。馬英九說，東新國小四年四班一共有25個小朋友，有的來自低收入戶，有的是中低收入戶，還有的媽媽是外籍配偶，來自中國大陸、印尼和越南。 <text:line-break/><text:line-break/>馬英九說，孩子的笑容是最美的，祝福全天下小朋友「兒童節快樂！」</text:p>
      <text:p text:style-name="P1">陳真   |  2018.04.04 16:24   |   <text:a xlink:type="simple" xlink:href="http://palinfo.habago.org/Entry?Command=Information_PrintForum&amp;iPage=84#FORUM36625"><text:span text:style-name="T1">#</text:span></text:a></text:p>
      <text:p text:style-name="P3">這些所謂教育部及司法機關的狗官們，無中生有亂栽贓，莫名其妙拼命咬人，硬要入人於罪 (管中閔這一類遭遇我全不陌生)，當然是因為主人叫他咬。一個大學的校長這麼小的一個職位，而且只不過當個幾年就得下台，你看，人渣黨餓到連這麼小的一塊肉也絕不放過，更不用說其它那些涉及千百億預算的國家單位或各種為所欲為任意貪贓枉法的黑機關與基金會。 <text:line-break/><text:line-break/>台灣二十多年來，被美國及其走狗人渣黨搞到價值淪喪，法治崩盤，民不聊生，但人渣們卻個個吃得肥到不行。我常懷疑自己是不是在做夢？天底下怎麼會有這麼荒謬醜陋的 "政府"？而這樣一種 "政府" 卻竟然被島上的人所歌頌！這樣一種所謂 "政府"，一般是出現在非洲一些與世隔絕的封閉小國，而台灣卻在短短二十年內淪喪若此。有一天，後世的人不知道要怎麼記載這段荒謬醜陋齷齪貪婪的所謂民主時期。 <text:line-break/><text:line-break/>在這段醜惡不堪的歷史中，人渣政客之卑鄙不用說了，最為醜陋貪婪乃至邪惡的卻是黨底下那些走狗，那些滿口民主自由與人權的所謂親綠學者以及他們所組成的尾巴黨 ( 例如什麼時力的，什麼社民黨) 或所謂社運。各位務必記住：他們才是一切罪惡與醜陋的核心，才是最恐怖最無恥的一群人渣。絕大部份人卻完全看不清楚這一點，以為他們是綠營中比較有理想性的，但事實剛好相反。對此，我也曾經上過一次當。 <text:line-break/><text:line-break/>話說三十幾年前，"新潮流系" 的前身叫 "黨外編輯作家聯誼會" (簡稱編聯會)，因為我會寫點文章，又在黨外雜誌待了兩年，又是當年年紀最輕的黨外參與者，加上在街頭上一向身先士卒，不怕死不怕關不怕打，一些人一直邀我加入編聯會，我原本都拒絕，因為每次開會都在台北，而我人在高雄，那時候三餐都有困難，更不用說買車票。老實說，我當時搭火車一向都是全程躲在廁所裏逃票，因為我根本買不起車票。 <text:line-break/><text:line-break/>後來，我的好朋友戴振耀邀我加入，我才答應，但是一聽說好像要繳什麼年費一萬塊，我又遲疑了。於是又打了退堂鼓。但是基本上，我的黨外交友圈仍是以新潮流為主，畢竟他們大多是知識份子，比較有 "理想性"，相對於美麗島系之腐敗，我自然就傾向新潮流。 <text:line-break/><text:line-break/>但是，八零年代中後期，有一天，李敖寫了兩篇文章痛罵新潮流是黨外之癌，我很納悶，李敖是發神經嗎？新潮流明明是黨外之中最有理想性的，揚言絕不參與選舉，絕不擔任公職與民代，絕不扯爛污，專心一致就是要在基層和農工群眾一起打拼，捍衛弱勢者，追求各種普世價值與基本人權，哪像美麗島系一心所圖就只是個人權位，這樣一個新潮流，李敖為什麼會說它是黨外之中品質最差的一群人渣呢？ <text:line-break/><text:line-break/>差不多十年後，我才發現，李敖是對的。你看，新潮流的頭頭吳乃仁，或是後來安全時期才冒出來吃香喝辣的目前檯面上這些人，哪個是乾淨正直的？少之又少。在某些問題上，李敖確實有遠見，而我還是太嫩太蠢了，看不清人的本質，看不清權力與利益的醜陋真相。不過，後知後覺也總比不知不覺好。 <text:line-break/><text:line-break/>陳真2018. 04. 04. <text:line-break/><text:line-break/>=================== <text:line-break/>管中閔涉違國家機密 北檢將通知到庭 <text:line-break/><text:line-break/>三立新聞網 setn.com <text:line-break/><text:line-break/>2018年4月4日 <text:line-break/><text:line-break/>財金系講座教授管中閔被選出擔任台大新任校長之後爭議不斷，包括他在卸任國發會主委後，疑似未經報備核准即赴大陸兼課，台北地檢署依違反國家機密保護法調查中，近期將通知管到庭說明。另外，據《自由時報》報導，北檢近日將函請法務部國際及兩岸法律司，向大陸方面請求司法互助，釐清管赴中任教的單位及確切時間等疑點。 <text:line-break/><text:line-break/>不過，此案十分敏感，中方是否願意配合仍是未定之數。北檢檢察長邢泰釗對於偵辦進度，僅低調表示「偵查不公開」，為避免承辦檢察官受政治力等因素干擾，影響辦案進度，要求北檢所有人封口，並將此案指分給重大刑案專組負責。 <text:line-break/><text:line-break/>監察院方面，針對管未揭露擔任企業獨董、與遴委有利益衝突，之後又遭爆料論文涉抄襲，監委將立案調查瞭解教育部是否有行政違失，此部分主要是調查大學校長遴選制度爭議。 <text:line-break/><text:line-break/>後來管又爆出涉嫌違法赴中兼職，也有監委立案調查，並已向內政部移民署調閱管的出入境資料，同時發函詢問相關單位，以了解管中閔赴中期間，是否辦理請假？是否依照程序向移民署申請赴中許可？監委將於本月約談管，至於兼職案，也不排除同時約談。</text:p>
      <text:p text:style-name="P1">陳真   |  2018.04.04 02:01   |   <text:a xlink:type="simple" xlink:href="http://palinfo.habago.org/Entry?Command=Information_PrintForum&amp;iPage=84#FORUM36624"><text:span text:style-name="T1">#</text:span></text:a></text:p>
      <text:p text:style-name="P2">(續前) <text:line-break/><text:line-break/>D，"黨說了算" 不是事實 <text:line-break/><text:line-break/>你說，"中国是党说了算，可哪个国家不是呢？" <text:line-break/><text:line-break/>當然不是啊。不談精神面，光就現實層面來說，除了朝鮮、緬甸和非洲部份國家之外，幾乎沒有一個國家是黨說了算。就連惡貫滿盈一意孤行的美國也不是，中國當然也不是，即便是英國那樣主流的美國盟友，更不是黨說了算。瑞士、瑞典、丹麥與挪威等等等等等，當然就更不用說了。 <text:line-break/><text:line-break/>我倒是覺得中國之崛起，人民的野蠻、創新、進取與活力起了關鍵作用，相當程度上主導了國家的發展方向。台灣相較於中國大陸，顯然封閉與被動許多。也許那是因為台灣實在太小，遠非一片汪洋，倒像個小小的水族箱。所謂廟小妖風大，水淺王八多；誰在這鼻屎大的小島上掌控了媒體與權力，誰就是王，人民極其容易被操弄。 <text:line-break/><text:line-break/>許多時候，我總感覺台灣人就像鸚鵡學人說話，主子教他說 "哈囉"，他就 "哈囉"，教他說 "我好棒哦"，他就會說 "我好棒哦"。你看，人渣黨及其走狗媒體動員大腸花運動，短短幾天內，四周圍的人突然像起乩中邪那樣，個個激昂慨慷、異口同聲地吶喊著什麼 "反黑箱救民主"，就像給電腦植入程式那樣聽話。一個社會的成員，居然可以普遍被馴化到這種地步，真是十分不可思議。 <text:line-break/><text:line-break/>過去舊國民黨時代也是這樣，主子要他唱梅花，他就熱淚盈眶地唱個不停；主子要他打擊野心陰謀份子，他就視黨外人士如殺父仇人。過去如此，現在也一樣。 台灣就是陷落在這樣一種困境中，人民對於政客幾乎毫無反制能力。人渣黨想幹啥就幹啥，毫無法治與基本是非可言。可是，就連如此封閉的台灣也不能說是黨說了算，它還是有著一定的民間力量。可悲的是，這樣一種力量，往往淪為特定政黨走狗；所謂社運，便是如此，成為一種個人掠奪名利權勢的晉身階，成為黨的一種搖尾系統兼打手。 <text:line-break/><text:line-break/>"黨說了算" 理應就像一種光譜，而不是 "有" 跟 "沒有" 兩種。在這光譜上，台灣顯然離朝鮮這一端比較近；離得越近者，一般來說，應該不是什麼好事。 <text:line-break/><text:line-break/>E. "黨說了算" 不是好事 <text:line-break/><text:line-break/>"全世界都是黨說了算"，既非事實，更不是好事。也就是說，如果你的所謂 "黨說了算" 是一種事實陳述，那麼，它並非事實。如果它同時也是一種規範性概念 (亦即把它視為一種理想或好事)，那它更是站不住腳。 <text:line-break/><text:line-break/>以美國過去的小跟班英國為例，雖然壞事做絕，但民間力量依然強大。比方說工會，力量大到就像一個政府，大到可以迅速使一整個國家癱瘓停擺。反戰力量也非常強，動保力量更是驚人，人權就更不用說了，女權也是，力量非常強大。不管誰當權，都得重視這樣一些力量。人類現代社會中諸多人們早已視為理所當然的價值與文明，就是誕生、茁壯於英國。 <text:line-break/><text:line-break/>二十一年前剛來到英國時，我個人最強烈的一個心理衝擊就是工人的神情態度；我從未在台灣的工人之中看過那樣一種神情。初抵英國，人生地不熟。有一天，想找人問路，看到水溝蓋底下冒出一顆戴著安全帽的人頭，我就問他車站怎麼走，短短幾句問話我就依他的指示往前走了。走兩步，不經意回頭看，看他還在看著我，還笑呵呵比出大拇指 (意味著一種祝福)，一副好像很幸福的神情，一種充滿自信的感覺。 <text:line-break/><text:line-break/>這不是特例，而是普遍現象。在英國，所謂 "基層" 工人，經常讓我感覺就像他們正在從事一種很棒的職業、過著很好生活的那種感覺，氣定神閒，怡然自得。但在台灣卻不是這樣，工人往往一副過勞狼狽樣，身上有著一股怨氣、自卑乃至憤恨。講這個也許很抽象，但其實一點也不，它十分顯而易見。並不是因為英國工人心理素養好，氣質佳，而是因為他們確實過著不錯的生活，而且在社會上獲得人們的敬重。但在台灣卻不然。沒被歧視就不錯了還敬重。 <text:line-break/><text:line-break/>當時，英國電視上有個類似 "我愛紅娘" 的節目叫做 "Blind Date" (盲目約會)，我還蠻喜歡看。男女雙方被隔開，看不到對方長相，光憑一些對話與表演來決定該選誰繼續交往。印象很深的是，有一回是女挑男，幾個男的之中有餐廳老板，有醫師，有博班研究生，有開火車的司機，還有一個是垃圾車的隨隊清潔員。結果，女方挑中的是這一位清潔員；可能是聽他談吐幽默而且許多興趣一致吧，所以就挑他做為白馬王子。 <text:line-break/><text:line-break/>我絕不是說英國人不會根據所謂現實條件來選擇伴侶，我要說的是，顯然各種工作之間的現實社會地位與經濟收入相當平等。我更要說的是，這絕非偶然，而且這絕不是因為有個英明的黨或是英明的領袖所帶來的結果，而是工人們以及認同者所爭取得來，久而久之就變成一種社會文化與價值。 <text:line-break/><text:line-break/>你想，在台灣，"我愛紅娘" 的節目有可能把醫師、工程師和垃圾車隨隊清潔員排在同一組一起競爭嗎？當然不可能。這當然也不是一種偶然的結果。 <text:line-break/><text:line-break/>黨也許定義了某種價格 (price)，但價值 (value) 卻仍然由人民創造。中國就像一支不斷暴漲的股票，價格迅速攀升，但其價值如何，依然得由其普遍成員來創造。即便中國共產黨確實是個為民謀福利的偉大政黨，但是，再偉大的黨都不應該為我們思索一切，乃至做出一切結論，因為長期而言，這應該不會是一件好事。 <text:line-break/><text:line-break/>我倒是始終相信，中國若要真正成為世界主導力量的關鍵，並不在於你有多少一流科技產業，或是你有多少太空武器，而是在於民間的力量能創造多少足以引領文明前進的可能性。在這個意義上，所謂中國崛起，我看還有很長的一大段路要走，而我應該是看不到那一天了。 <text:line-break/><text:line-break/>(未完待續)</text:p>
      <text:p text:style-name="P1">欧阳阳   |  2018.04.03 17:52   |   <text:a xlink:type="simple" xlink:href="http://palinfo.habago.org/Entry?Command=Information_PrintForum&amp;iPage=84#FORUM36623"><text:span text:style-name="T1">#</text:span></text:a></text:p>
      <text:p text:style-name="P3">现实中的“善”有其立场和角度； <text:line-break/>广西很多人喜欢吃狗肉，从动物保护主义者的立场看，可能属于“恶”，但此“恶”非彼“恶”。 <text:line-break/>释迦摩尼舍身饲虎已经达到了另外一种层次，从生物进化论角度看，人如果都有这种绝对的“善”，人或许就不是现在的人。</text:p>
      <text:p text:style-name="P1">中正仁和   |  2018.04.02 14:01   |   <text:a xlink:type="simple" xlink:href="http://palinfo.habago.org/Entry?Command=Information_PrintForum&amp;iPage=84#FORUM36622"><text:span text:style-name="T1">#</text:span></text:a></text:p>
      <text:p text:style-name="P2">博君一笑。 <text:line-break/>我對你客氣，你看扁我，連關稅你都打錯。證明你一切都是在騙我，看今天你怎麼說。你說過生意平等做，不爽就到WTO說。太過分你聯合兄弟霸凌我，你心裡只想消滅我。走著瞧看誰撐得久。</text:p>
      <text:p text:style-name="P1">陳真   |  2018.04.02 03:21   |   <text:a xlink:type="simple" xlink:href="http://palinfo.habago.org/Entry?Command=Information_PrintForum&amp;iPage=84#FORUM36621"><text:span text:style-name="T1">#</text:span></text:a></text:p>
      <text:p text:style-name="P3">當然有差別，一個是無厘頭，純搞笑，給大家製造點歡樂。一個卻是看主人臉色裝模作樣亂吠一通，相當噁心。古今中外，從沒見過給人當狗還當得這麼主動這麼來勁的，搶著給主人舔LP就是這個意思。 <text:line-break/><text:line-break/>不過，這個是內銷用的，國際上當然沒有人會去理會一條狗究竟在叫些什麼，但這狗不是叫給外面的人聽，而是叫給島內比狗還低一級的綠色生物聽，讓他們聽了高潮，哦耶，不得了！你看！我們台灣國也代表民主世界向國際發聲向獨裁政權嗆聲ㄋㄟ。 <text:line-break/><text:line-break/>我很不想要這麼專業，不過沒辦法，我太了解這個黨。許多時候，當我想到這樣一大群貪婪猥瑣無能敗德的小癟三在掌控整個台灣社會時，我都會有一種我 “是不是在做夢” 的異樣感，很難想像這是真的事實。</text:p>
      <text:p text:style-name="P4"/>
      <text:p text:style-name="P1">李念淨   |  2018.04.01 23:16   |   <text:a xlink:type="simple" xlink:href="http://palinfo.habago.org/Entry?Command=Information_PrintForum&amp;iPage=85#FORUM36620"><text:span text:style-name="T1">#</text:span></text:a></text:p>
      <text:p text:style-name="P3">https://goo.gl/9Uu99M <text:line-break/><text:line-break/>讓人想到伊拉克戰爭的時候，阿扁還是首先譴責伊拉克的元首，真不知道我們跟常常嗆要血洗中國的非洲小國甘比亞有什麼差別呢？ <text:line-break/><text:line-break/>（中央社記者侯姿瑩台北31日電）針對前俄羅斯雙面間諜在英國遭神經毒劑攻擊事件，外交部今天表示，為表達政府嚴正立場，外交部長吳釗燮約見俄羅斯駐台代理代表鐵之榮，譴責毒害行為並關切事件真相。 <text:line-break/><text:line-break/>外交部晚間發布新聞稿表示，英國在台辦事處與美國在台協會日前拜會外交部，說明先前在英國索爾茲伯里（Salisbury）前俄羅斯情報人員斯克里帕爾（Sergei Skripal）和女兒尤莉雅（Yulia Skripal），以及英國警民遭來自俄羅斯的化學毒劑毒害事件相關經過與目前調查情況。 <text:line-break/><text:line-break/>外交部指出，為表達政府嚴正立場，吳釗燮下午召見莫斯科台北經濟文化協調委員會駐台北代表處代理代表鐵之榮（Vladislav Kuznetsov），表示政府譴責化學毒害行為並關切事件真相。 <text:line-break/><text:line-break/>吳釗燮指出，毒害行為已違反國際規範且侵犯英國主權；政府尊重其他國家針對這次事件所採取的相關制裁行動，並呼籲俄方避免採取任何對國際社會造成負面影響的作為。 <text:line-break/><text:line-break/>外交部說，台灣堅決反對不人道化學武器的研發、製造及使用，並願意透過共同遵守聯合國「禁止化學武器公約」等規範，與國際社會合作，防止化學武器擴散。同時，台灣也籲請所有國家持續遵守國際社會的共同責任。 <text:line-break/><text:line-break/>斯克里帕爾與女兒日前在索爾茲伯里遭神經毒劑攻擊，幕後黑手疑為俄國，一些西方國家為了表達對英國的聲援，紛紛跟進英國，驅逐境內的俄國外交官。俄國也採取報復性驅逐行動。</text:p>
      <text:p text:style-name="P1">陳真   |  2018.04.01 20:56   |   <text:a xlink:type="simple" xlink:href="http://palinfo.habago.org/Entry?Command=Information_PrintForum&amp;iPage=85#FORUM36619"><text:span text:style-name="T1">#</text:span></text:a></text:p>
      <text:p text:style-name="P2">天峰，關於你的想法，總結來說 (我若有理解錯誤，請糾正) 其實就是： <text:line-break/><text:line-break/>一，黨說了算，其它議論全屬多餘。 <text:line-break/><text:line-break/>二，相信黨就是了，因為黨是英明的，必然反映人民的意志。 <text:line-break/><text:line-break/>三，黨的作法不但是世界發展的楷模，並且是唯一的方法。 <text:line-break/><text:line-break/>四，全世界都是黨說了算。 <text:line-break/><text:line-break/>我的回應如下： <text:line-break/><text:line-break/>A，取消主義 (eliminativism) <text:line-break/><text:line-break/>依照上述一，所有議論或質疑，不但多餘，而且無用，甚至有害，總之就是均可取消。 <text:line-break/><text:line-break/>這讓我想到曾經遇到的一些狀況，比方說，一些人正在討論善惡與貧窮的關係。有人在一旁聽了，就很不屑地說，"講那麼多廢話幹什麼，讓大家都變得有錢不就好了"，或甚至說："坐而言不如起而行，講那麼多廢話，講什麼善惡的幹什麼，不如掏腰包趕緊去幫助窮人"。 <text:line-break/><text:line-break/>我給這樣一種 "不是議論" 的 "議論" 取個名稱叫取消主義 (eliminativism)。它不是一種觀點，而是斷然宣稱取消所有觀點，也就是大家統統閉嘴少廢話的意思。在智能哲學上 (philosophy of mind) 也有這樣一種 "不是觀點" 的 "觀點"，當大家在討論心靈 (mind) 的本質種種時，他就跳出來說，哪來什麼心靈，太空洞太不現實了，不過就一個大腦 (brain) 唄，講些虛無飄渺的什麼心靈幹啥呢。換句話說，"心靈" 一詞應取消，哪來什麼智能哲學，不過就只是腦神經科學嘛。 <text:line-break/><text:line-break/>當這樣一種觀點一出現，我們將啞口無言，並不是因為各方觀點失效，而是全數取消，因為觀點將是多餘的，無用的，空議論的，相信黨就是了。 <text:line-break/><text:line-break/>可是，一種想法如果打擊了所有想法，那意味著它其實什麼也沒打到；它只是拿出消音器，把麥克風電源拔掉。 <text:line-break/><text:line-break/>當然，一般人拿出消音器沒法真的消音，但若是領導出面，一錘定音，乃至黑牢伺候，大家恐怕就得收聲噤語了。 <text:line-break/><text:line-break/>同理，一個人持有消音器沒關係，但若是一個社會中，大多數人手上都拿著一個消音器，那也許就是個悲劇，因為這意味著我們的大腦與心靈彷彿只是一種多餘的器官，缺乏實質作用；彷彿人們只需在專業技術或實用型知識上精進就行，至於科技或知識的 "方向" 與 "內在操作方式"，黨說了算。 <text:line-break/><text:line-break/>倘若甚至絕大多數人都相信這一套 "黨說了算" 的取消主義，那麼，它很可能就會是個時代或文化悲劇的源頭。 <text:line-break/><text:line-break/>B，集體主義與多數決 <text:line-break/><text:line-break/>依照二，黨是英明的，必然反映人民的意志。可是，"人民" 是一個內在均質 (homogenous) 的東西嗎？你的意志，我的意志，他的意志，會是一樣的嗎？每個人的意志都是利他的嗎？各種意志彼此之間不會有利害衝突嗎？黨究竟是反映了誰的意志呢？也許有人會說，反映了 "大多數人" 的意志。問題是， <text:line-break/><text:line-break/>1，誰知道大多數人的意志究竟是什麼？ <text:line-break/><text:line-break/>2，少數人的意志就不重要嗎？ <text:line-break/><text:line-break/>3，即便是大多數人的意志就不存在絲毫改善的空間嗎？也許會有一種結果是能獲得比大多數人還為數更多的支持不是嗎？ <text:line-break/><text:line-break/>也就是說，再好的作法，都不會是個終點站。習大大不也說了嗎？人權或文明只有更好，沒有最好。也就是說，改善的空間始終存在，也勢必永遠存在，這意味著集體主義也好，或是信奉多數決的西方民主也罷，統統都還是存在著改善與進步的空間，而非文明發展的終點，更不是唯一的道路與終點。 <text:line-break/><text:line-break/>中國的發展模式，或中國共產黨的領導方式，固然可圈可點，但它怎麼會是唯一之路呢？它又怎麼會是其它國家的必然楷模呢？這聽起來豈不是就像西方社會之獨尊所謂民主一樣？不但視之為唯一之善，甚至還整天強迫輸出。中國政府不是每次都會反駁說國情不同，故而不能一體適用嗎？同理，中國模式當然也無法放諸四海皆準，無法一體適用。 <text:line-break/><text:line-break/>價值或有終極，但技術與方法沒有。不同的社會，不同的情境，不同的時空，就理當會有不同的無數方法。 <text:line-break/><text:line-break/>C，獨斷主義 (Dogmatism) <text:line-break/><text:line-break/>你認為，中國的發展模式或黨的領導道路，不但是世界發展的楷模，並且是唯一的方法。 <text:line-break/><text:line-break/>這很難反駁，難的原因並不是因為你提出一個深刻周延的想法，而是因為你沒有提出任何想法，而只是 "斷然宣稱" 某種信仰，簡單說就是偏見，一種unfounded belief。這其實就跟斷然宣稱說我教養我們家阿憨的方式是唯一的養狗之道差不多，旁人聽了也只能呵呵，啞口無言，因為無從反駁，當然也無從贊成，因為它不是思維，而是一種獨斷宣稱。 <text:line-break/><text:line-break/>(未完待續)</text:p>
      <text:p text:style-name="P1">張華   |  2018.04.01 15:13   |   <text:a xlink:type="simple" xlink:href="http://palinfo.habago.org/Entry?Command=Information_PrintForum&amp;iPage=85#FORUM36618"><text:span text:style-name="T1">#</text:span></text:a></text:p>
      <text:p text:style-name="P3">但中國人並不全是善的呀~ <text:line-break/>我個人還是覺得君子之德風小人之德草的. 專政的風險大概就是在碰到敗德的主事者, 又沒個制衡的問題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